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xlink="http://www.w3.org/1999/xlink" xmlns:ooo="http://openoffice.org/2004/office" xmlns:dc="http://purl.org/dc/elements/1.1/" xmlns:meta="urn:oasis:names:tc:opendocument:xmlns:meta:1.0"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w="http://openoffice.org/2004/writer" xmlns:oooc="http://openoffice.org/2004/calc" xmlns:dom="http://www.w3.org/2001/xml-events" office:version="1.1">
  <!-- Generated by Aspose.Words for Java 13.4.0.0 -->
  <office:font-face-decls>
    <style:font-face style:name="Times New Roman" svg:font-family="Times New Roman" style:font-pitch="variable" style:font-family-generic="roman"/>
    <style:font-face style:name="Arial" svg:font-family="Arial" style:font-pitch="variable" style:font-family-generic="swiss"/>
    <style:font-face style:name="Calibri" svg:font-family="Calibri"/>
  </office:font-face-decls>
  <office:automatic-styles>
    <style:style style:name="S1" style:family="section">
      <style:section-properties text:dont-balance-text-columns="false">
        <style:columns fo:column-count="0" fo:column-gap="1.249cm"/>
      </style:section-properties>
    </style:style>
    <style:style style:name="P1" style:family="paragraph" style:parent-style-name="Title" style:master-page-name="Standard">
      <style:paragraph-properties fo:text-align="center" fo:text-indent="0cm" fo:line-height="142%" style:page-number="1"/>
    </style:style>
    <style:style style:name="T1_1" style:family="text">
      <style:text-properties fo:font-style="normal" style:font-style-asian="normal" style:font-name="Calibri" fo:font-size="16pt" style:font-name-asian="Calibri" style:font-size-asian="16pt" style:font-name-complex="Calibri"/>
    </style:style>
    <style:style style:name="P2" style:family="paragraph" style:parent-style-name="Title">
      <style:paragraph-properties fo:text-align="center" fo:text-indent="0cm" fo:line-height="142%" style:page-number="1"/>
    </style:style>
    <style:style style:name="P3" style:family="paragraph" style:parent-style-name="Toc_20_1">
      <style:paragraph-properties>
        <style:tab-stops>
          <style:tab-stop style:type="right" style:leader-style="dotted" style:leader-text="." style:position="15.222cm"/>
        </style:tab-stops>
      </style:paragraph-properties>
    </style:style>
    <style:style style:name="T3_1" style:family="text">
      <style:text-properties style:font-name="Calibri" style:font-name-asian="Calibri" style:font-name-complex="Calibri"/>
    </style:style>
    <style:style style:name="T3_2" style:family="text"/>
    <style:style style:name="P4" style:family="paragraph" style:parent-style-name="Toc_20_1">
      <style:paragraph-properties>
        <style:tab-stops>
          <style:tab-stop style:type="left" style:leader-style="none" style:position="0.776cm"/>
          <style:tab-stop style:type="right" style:leader-style="dotted" style:leader-text="." style:position="15.222cm"/>
        </style:tab-stops>
      </style:paragraph-properties>
    </style:style>
    <style:style style:name="T4_1" style:family="text">
      <style:text-properties style:font-name="Calibri" style:font-name-asian="Calibri" style:font-name-complex="Calibri"/>
    </style:style>
    <style:style style:name="T4_2" style:family="text">
      <style:text-properties style:font-name="Calibri" fo:font-size="11pt" style:font-size-asian="11pt"/>
    </style:style>
    <style:style style:name="T4_3" style:family="text">
      <style:text-properties style:font-name="Calibri" style:font-name-asian="Calibri" style:font-name-complex="Calibri"/>
    </style:style>
    <style:style style:name="T4_4" style:family="text"/>
    <style:style style:name="P5"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5_1" style:family="text">
      <style:text-properties style:font-name="Calibri" style:font-name-asian="Calibri" style:font-name-complex="Calibri"/>
    </style:style>
    <style:style style:name="T5_2" style:family="text">
      <style:text-properties style:font-name="Calibri" fo:font-size="11pt" style:font-size-asian="11pt"/>
    </style:style>
    <style:style style:name="T5_3" style:family="text">
      <style:text-properties style:font-name="Calibri" style:font-name-asian="Calibri" style:font-name-complex="Calibri"/>
    </style:style>
    <style:style style:name="T5_4" style:family="text"/>
    <style:style style:name="P6"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6_1" style:family="text">
      <style:text-properties style:font-name="Calibri" style:font-name-asian="Calibri" style:font-name-complex="Calibri"/>
    </style:style>
    <style:style style:name="T6_2" style:family="text">
      <style:text-properties style:font-name="Calibri" fo:font-size="11pt" style:font-size-asian="11pt"/>
    </style:style>
    <style:style style:name="T6_3" style:family="text">
      <style:text-properties style:font-name="Calibri" style:font-name-asian="Calibri" style:font-name-complex="Calibri"/>
    </style:style>
    <style:style style:name="T6_4" style:family="text"/>
    <style:style style:name="P7"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7_1" style:family="text">
      <style:text-properties style:font-name="Calibri" style:font-name-asian="Calibri" style:font-name-complex="Calibri"/>
    </style:style>
    <style:style style:name="T7_2" style:family="text">
      <style:text-properties style:font-name="Calibri" fo:font-size="11pt" style:font-size-asian="11pt"/>
    </style:style>
    <style:style style:name="T7_3" style:family="text">
      <style:text-properties style:font-name="Calibri" style:font-name-asian="Calibri" style:font-name-complex="Calibri"/>
    </style:style>
    <style:style style:name="T7_4" style:family="text"/>
    <style:style style:name="P8"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8_1" style:family="text">
      <style:text-properties style:font-name="Calibri" style:font-name-asian="Calibri" style:font-name-complex="Calibri"/>
    </style:style>
    <style:style style:name="T8_2" style:family="text">
      <style:text-properties style:font-name="Calibri" fo:font-size="11pt" style:font-size-asian="11pt"/>
    </style:style>
    <style:style style:name="T8_3" style:family="text">
      <style:text-properties style:font-name="Calibri" style:font-name-asian="Calibri" style:font-name-complex="Calibri"/>
    </style:style>
    <style:style style:name="T8_4" style:family="text"/>
    <style:style style:name="P9"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9_1" style:family="text">
      <style:text-properties style:font-name="Calibri" style:font-name-asian="Calibri" style:font-name-complex="Calibri"/>
    </style:style>
    <style:style style:name="T9_2" style:family="text">
      <style:text-properties style:font-name="Calibri" fo:font-size="11pt" style:font-size-asian="11pt"/>
    </style:style>
    <style:style style:name="T9_3" style:family="text">
      <style:text-properties style:font-name="Calibri" style:font-name-asian="Calibri" style:font-name-complex="Calibri"/>
    </style:style>
    <style:style style:name="T9_4" style:family="text"/>
    <style:style style:name="P10"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10_1" style:family="text">
      <style:text-properties style:font-name="Calibri" style:font-name-asian="Calibri" style:font-name-complex="Calibri"/>
    </style:style>
    <style:style style:name="T10_2" style:family="text">
      <style:text-properties style:font-name="Calibri" fo:font-size="11pt" style:font-size-asian="11pt"/>
    </style:style>
    <style:style style:name="T10_3" style:family="text">
      <style:text-properties style:font-name="Calibri" style:font-name-asian="Calibri" style:font-name-complex="Calibri"/>
    </style:style>
    <style:style style:name="T10_4" style:family="text"/>
    <style:style style:name="P11"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11_1" style:family="text">
      <style:text-properties style:font-name="Calibri" style:font-name-asian="Calibri" style:font-name-complex="Calibri"/>
    </style:style>
    <style:style style:name="T11_2" style:family="text">
      <style:text-properties style:font-name="Calibri" fo:font-size="11pt" style:font-size-asian="11pt"/>
    </style:style>
    <style:style style:name="T11_3" style:family="text">
      <style:text-properties style:font-name="Calibri" style:font-name-asian="Calibri" style:font-name-complex="Calibri"/>
    </style:style>
    <style:style style:name="T11_4" style:family="text"/>
    <style:style style:name="P12"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12_1" style:family="text">
      <style:text-properties style:font-name="Calibri" style:font-name-asian="Calibri" style:font-name-complex="Calibri"/>
    </style:style>
    <style:style style:name="T12_2" style:family="text">
      <style:text-properties style:font-name="Calibri" fo:font-size="11pt" style:font-size-asian="11pt"/>
    </style:style>
    <style:style style:name="T12_3" style:family="text">
      <style:text-properties style:font-name="Calibri" style:font-name-asian="Calibri" style:font-name-complex="Calibri"/>
    </style:style>
    <style:style style:name="T12_4" style:family="text"/>
    <style:style style:name="P13"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13_1" style:family="text">
      <style:text-properties style:font-name="Calibri" style:font-name-asian="Calibri" style:font-name-complex="Calibri"/>
    </style:style>
    <style:style style:name="T13_2" style:family="text">
      <style:text-properties style:font-name="Calibri" fo:font-size="11pt" style:font-size-asian="11pt"/>
    </style:style>
    <style:style style:name="T13_3" style:family="text">
      <style:text-properties style:font-name="Calibri" style:font-name-asian="Calibri" style:font-name-complex="Calibri"/>
    </style:style>
    <style:style style:name="T13_4" style:family="text"/>
    <style:style style:name="P14"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14_1" style:family="text">
      <style:text-properties style:font-name="Calibri" style:font-name-asian="Calibri" style:font-name-complex="Calibri"/>
    </style:style>
    <style:style style:name="T14_2" style:family="text">
      <style:text-properties style:font-name="Calibri" fo:font-size="11pt" style:font-size-asian="11pt"/>
    </style:style>
    <style:style style:name="T14_3" style:family="text">
      <style:text-properties style:font-name="Calibri" style:font-name-asian="Calibri" style:font-name-complex="Calibri"/>
    </style:style>
    <style:style style:name="T14_4" style:family="text"/>
    <style:style style:name="P15" style:family="paragraph" style:parent-style-name="Toc_20_3">
      <style:paragraph-properties>
        <style:tab-stops>
          <style:tab-stop style:type="left" style:leader-style="none" style:position="2.716cm"/>
          <style:tab-stop style:type="right" style:leader-style="dotted" style:leader-text="." style:position="15.222cm"/>
        </style:tab-stops>
      </style:paragraph-properties>
    </style:style>
    <style:style style:name="T15_1" style:family="text">
      <style:text-properties style:font-name="Calibri" style:font-name-asian="Calibri" style:font-name-complex="Calibri"/>
    </style:style>
    <style:style style:name="T15_2" style:family="text">
      <style:text-properties style:font-name="Calibri" fo:font-size="11pt" style:font-size-asian="11pt"/>
    </style:style>
    <style:style style:name="T15_3" style:family="text">
      <style:text-properties style:font-name="Calibri" style:font-name-asian="Calibri" style:font-name-complex="Calibri"/>
    </style:style>
    <style:style style:name="T15_4" style:family="text"/>
    <style:style style:name="P16" style:family="paragraph" style:parent-style-name="Toc_20_3">
      <style:paragraph-properties>
        <style:tab-stops>
          <style:tab-stop style:type="left" style:leader-style="none" style:position="2.716cm"/>
          <style:tab-stop style:type="right" style:leader-style="dotted" style:leader-text="." style:position="15.222cm"/>
        </style:tab-stops>
      </style:paragraph-properties>
    </style:style>
    <style:style style:name="T16_1" style:family="text">
      <style:text-properties style:font-name="Calibri" style:font-name-asian="Calibri" style:font-name-complex="Calibri"/>
    </style:style>
    <style:style style:name="T16_2" style:family="text">
      <style:text-properties style:font-name="Calibri" fo:font-size="11pt" style:font-size-asian="11pt"/>
    </style:style>
    <style:style style:name="T16_3" style:family="text">
      <style:text-properties style:font-name="Calibri" style:font-name-asian="Calibri" style:font-name-complex="Calibri"/>
    </style:style>
    <style:style style:name="T16_4" style:family="text"/>
    <style:style style:name="P17" style:family="paragraph" style:parent-style-name="Toc_20_3">
      <style:paragraph-properties>
        <style:tab-stops>
          <style:tab-stop style:type="left" style:leader-style="none" style:position="2.716cm"/>
          <style:tab-stop style:type="right" style:leader-style="dotted" style:leader-text="." style:position="15.222cm"/>
        </style:tab-stops>
      </style:paragraph-properties>
    </style:style>
    <style:style style:name="T17_1" style:family="text">
      <style:text-properties style:font-name="Calibri" style:font-name-asian="Calibri" style:font-name-complex="Calibri"/>
    </style:style>
    <style:style style:name="T17_2" style:family="text">
      <style:text-properties style:font-name="Calibri" fo:font-size="11pt" style:font-size-asian="11pt"/>
    </style:style>
    <style:style style:name="T17_3" style:family="text">
      <style:text-properties style:font-name="Calibri" style:font-name-asian="Calibri" style:font-name-complex="Calibri"/>
    </style:style>
    <style:style style:name="T17_4" style:family="text"/>
    <style:style style:name="P18" style:family="paragraph" style:parent-style-name="Toc_20_3">
      <style:paragraph-properties>
        <style:tab-stops>
          <style:tab-stop style:type="left" style:leader-style="none" style:position="2.716cm"/>
          <style:tab-stop style:type="right" style:leader-style="dotted" style:leader-text="." style:position="15.222cm"/>
        </style:tab-stops>
      </style:paragraph-properties>
    </style:style>
    <style:style style:name="T18_1" style:family="text">
      <style:text-properties style:font-name="Calibri" style:font-name-asian="Calibri" style:font-name-complex="Calibri"/>
    </style:style>
    <style:style style:name="T18_2" style:family="text">
      <style:text-properties style:font-name="Calibri" fo:font-size="11pt" style:font-size-asian="11pt"/>
    </style:style>
    <style:style style:name="T18_3" style:family="text">
      <style:text-properties style:font-name="Calibri" style:font-name-asian="Calibri" style:font-name-complex="Calibri"/>
    </style:style>
    <style:style style:name="T18_4" style:family="text"/>
    <style:style style:name="P19" style:family="paragraph" style:parent-style-name="Toc_20_3">
      <style:paragraph-properties>
        <style:tab-stops>
          <style:tab-stop style:type="left" style:leader-style="none" style:position="2.716cm"/>
          <style:tab-stop style:type="right" style:leader-style="dotted" style:leader-text="." style:position="15.222cm"/>
        </style:tab-stops>
      </style:paragraph-properties>
    </style:style>
    <style:style style:name="T19_1" style:family="text">
      <style:text-properties style:font-name="Calibri" style:font-name-asian="Calibri" style:font-name-complex="Calibri"/>
    </style:style>
    <style:style style:name="T19_2" style:family="text">
      <style:text-properties style:font-name="Calibri" fo:font-size="11pt" style:font-size-asian="11pt"/>
    </style:style>
    <style:style style:name="T19_3" style:family="text">
      <style:text-properties style:font-name="Calibri" style:font-name-asian="Calibri" style:font-name-complex="Calibri"/>
    </style:style>
    <style:style style:name="T19_4" style:family="text"/>
    <style:style style:name="P20"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20_1" style:family="text">
      <style:text-properties style:font-name="Calibri" style:font-name-asian="Calibri" style:font-name-complex="Calibri"/>
    </style:style>
    <style:style style:name="T20_2" style:family="text">
      <style:text-properties style:font-name="Calibri" fo:font-size="11pt" style:font-size-asian="11pt"/>
    </style:style>
    <style:style style:name="T20_3" style:family="text">
      <style:text-properties style:font-name="Calibri" style:font-name-asian="Calibri" style:font-name-complex="Calibri"/>
    </style:style>
    <style:style style:name="T20_4" style:family="text"/>
    <style:style style:name="P21"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21_1" style:family="text">
      <style:text-properties style:font-name="Calibri" style:font-name-asian="Calibri" style:font-name-complex="Calibri"/>
    </style:style>
    <style:style style:name="T21_2" style:family="text">
      <style:text-properties style:font-name="Calibri" fo:font-size="11pt" style:font-size-asian="11pt"/>
    </style:style>
    <style:style style:name="T21_3" style:family="text">
      <style:text-properties style:font-name="Calibri" style:font-name-asian="Calibri" style:font-name-complex="Calibri"/>
    </style:style>
    <style:style style:name="T21_4" style:family="text"/>
    <style:style style:name="P22"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22_1" style:family="text">
      <style:text-properties style:font-name="Calibri" style:font-name-asian="Calibri" style:font-name-complex="Calibri"/>
    </style:style>
    <style:style style:name="T22_2" style:family="text">
      <style:text-properties style:font-name="Calibri" fo:font-size="11pt" style:font-size-asian="11pt"/>
    </style:style>
    <style:style style:name="T22_3" style:family="text">
      <style:text-properties style:font-name="Calibri" style:font-name-asian="Calibri" style:font-name-complex="Calibri"/>
    </style:style>
    <style:style style:name="T22_4" style:family="text"/>
    <style:style style:name="P23"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23_1" style:family="text">
      <style:text-properties style:font-name="Calibri" style:font-name-asian="Calibri" style:font-name-complex="Calibri"/>
    </style:style>
    <style:style style:name="T23_2" style:family="text">
      <style:text-properties style:font-name="Calibri" fo:font-size="11pt" style:font-size-asian="11pt"/>
    </style:style>
    <style:style style:name="T23_3" style:family="text">
      <style:text-properties style:font-name="Calibri" style:font-name-asian="Calibri" style:font-name-complex="Calibri"/>
    </style:style>
    <style:style style:name="T23_4" style:family="text"/>
    <style:style style:name="P24"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24_1" style:family="text">
      <style:text-properties style:font-name="Calibri" style:font-name-asian="Calibri" style:font-name-complex="Calibri"/>
    </style:style>
    <style:style style:name="T24_2" style:family="text">
      <style:text-properties style:font-name="Calibri" fo:font-size="11pt" style:font-size-asian="11pt"/>
    </style:style>
    <style:style style:name="T24_3" style:family="text">
      <style:text-properties style:font-name="Calibri" style:font-name-asian="Calibri" style:font-name-complex="Calibri"/>
    </style:style>
    <style:style style:name="T24_4" style:family="text"/>
    <style:style style:name="P25"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25_1" style:family="text">
      <style:text-properties style:font-name="Calibri" style:font-name-asian="Calibri" style:font-name-complex="Calibri"/>
    </style:style>
    <style:style style:name="T25_2" style:family="text">
      <style:text-properties style:font-name="Calibri" fo:font-size="11pt" style:font-size-asian="11pt"/>
    </style:style>
    <style:style style:name="T25_3" style:family="text">
      <style:text-properties style:font-name="Calibri" style:font-name-asian="Calibri" style:font-name-complex="Calibri"/>
    </style:style>
    <style:style style:name="T25_4" style:family="text"/>
    <style:style style:name="P26" style:family="paragraph" style:parent-style-name="Toc_20_1">
      <style:paragraph-properties>
        <style:tab-stops>
          <style:tab-stop style:type="left" style:leader-style="none" style:position="0.847cm"/>
          <style:tab-stop style:type="right" style:leader-style="dotted" style:leader-text="." style:position="15.222cm"/>
        </style:tab-stops>
      </style:paragraph-properties>
    </style:style>
    <style:style style:name="T26_1" style:family="text">
      <style:text-properties style:font-name="Calibri" style:font-name-asian="Calibri" style:font-name-complex="Calibri"/>
    </style:style>
    <style:style style:name="T26_2" style:family="text">
      <style:text-properties style:font-name="Calibri" fo:font-size="11pt" style:font-size-asian="11pt"/>
    </style:style>
    <style:style style:name="T26_3" style:family="text">
      <style:text-properties style:font-name="Calibri" style:font-name-asian="Calibri" style:font-name-complex="Calibri"/>
    </style:style>
    <style:style style:name="T26_4" style:family="text"/>
    <style:style style:name="P27"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27_1" style:family="text">
      <style:text-properties style:font-name="Calibri" style:font-name-asian="Calibri" style:font-name-complex="Calibri"/>
    </style:style>
    <style:style style:name="T27_2" style:family="text">
      <style:text-properties style:font-name="Calibri" fo:font-size="11pt" style:font-size-asian="11pt"/>
    </style:style>
    <style:style style:name="T27_3" style:family="text">
      <style:text-properties style:font-name="Calibri" style:font-name-asian="Calibri" style:font-name-complex="Calibri"/>
    </style:style>
    <style:style style:name="T27_4" style:family="text"/>
    <style:style style:name="P28"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28_1" style:family="text">
      <style:text-properties style:font-name="Calibri" style:font-name-asian="Calibri" style:font-name-complex="Calibri"/>
    </style:style>
    <style:style style:name="T28_2" style:family="text">
      <style:text-properties style:font-name="Calibri" fo:font-size="11pt" style:font-size-asian="11pt"/>
    </style:style>
    <style:style style:name="T28_3" style:family="text">
      <style:text-properties style:font-name="Calibri" style:font-name-asian="Calibri" style:font-name-complex="Calibri"/>
    </style:style>
    <style:style style:name="T28_4" style:family="text"/>
    <style:style style:name="P29"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29_1" style:family="text">
      <style:text-properties style:font-name="Calibri" style:font-name-asian="Calibri" style:font-name-complex="Calibri"/>
    </style:style>
    <style:style style:name="T29_2" style:family="text">
      <style:text-properties style:font-name="Calibri" fo:font-size="11pt" style:font-size-asian="11pt"/>
    </style:style>
    <style:style style:name="T29_3" style:family="text">
      <style:text-properties style:font-name="Calibri" style:font-name-asian="Calibri" style:font-name-complex="Calibri"/>
    </style:style>
    <style:style style:name="T29_4" style:family="text"/>
    <style:style style:name="P30"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30_1" style:family="text">
      <style:text-properties style:font-name="Calibri" style:font-name-asian="Calibri" style:font-name-complex="Calibri"/>
    </style:style>
    <style:style style:name="T30_2" style:family="text">
      <style:text-properties style:font-name="Calibri" fo:font-size="11pt" style:font-size-asian="11pt"/>
    </style:style>
    <style:style style:name="T30_3" style:family="text">
      <style:text-properties style:font-name="Calibri" style:font-name-asian="Calibri" style:font-name-complex="Calibri"/>
    </style:style>
    <style:style style:name="T30_4" style:family="text"/>
    <style:style style:name="P31"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31_1" style:family="text">
      <style:text-properties style:font-name="Calibri" style:font-name-asian="Calibri" style:font-name-complex="Calibri"/>
    </style:style>
    <style:style style:name="T31_2" style:family="text">
      <style:text-properties style:font-name="Calibri" fo:font-size="11pt" style:font-size-asian="11pt"/>
    </style:style>
    <style:style style:name="T31_3" style:family="text">
      <style:text-properties style:font-name="Calibri" style:font-name-asian="Calibri" style:font-name-complex="Calibri"/>
    </style:style>
    <style:style style:name="T31_4" style:family="text"/>
    <style:style style:name="P32"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32_1" style:family="text">
      <style:text-properties style:font-name="Calibri" style:font-name-asian="Calibri" style:font-name-complex="Calibri"/>
    </style:style>
    <style:style style:name="T32_2" style:family="text">
      <style:text-properties style:font-name="Calibri" fo:font-size="11pt" style:font-size-asian="11pt"/>
    </style:style>
    <style:style style:name="T32_3" style:family="text">
      <style:text-properties style:font-name="Calibri" style:font-name-asian="Calibri" style:font-name-complex="Calibri"/>
    </style:style>
    <style:style style:name="T32_4" style:family="text"/>
    <style:style style:name="P33"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33_1" style:family="text">
      <style:text-properties style:font-name="Calibri" style:font-name-asian="Calibri" style:font-name-complex="Calibri"/>
    </style:style>
    <style:style style:name="T33_2" style:family="text">
      <style:text-properties style:font-name="Calibri" fo:font-size="11pt" style:font-size-asian="11pt"/>
    </style:style>
    <style:style style:name="T33_3" style:family="text">
      <style:text-properties style:font-name="Calibri" style:font-name-asian="Calibri" style:font-name-complex="Calibri"/>
    </style:style>
    <style:style style:name="T33_4" style:family="text"/>
    <style:style style:name="P34"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34_1" style:family="text">
      <style:text-properties style:font-name="Calibri" style:font-name-asian="Calibri" style:font-name-complex="Calibri"/>
    </style:style>
    <style:style style:name="T34_2" style:family="text">
      <style:text-properties style:font-name="Calibri" fo:font-size="11pt" style:font-size-asian="11pt"/>
    </style:style>
    <style:style style:name="T34_3" style:family="text">
      <style:text-properties style:font-name="Calibri" style:font-name-asian="Calibri" style:font-name-complex="Calibri"/>
    </style:style>
    <style:style style:name="T34_4" style:family="text"/>
    <style:style style:name="P35"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35_1" style:family="text">
      <style:text-properties style:font-name="Calibri" style:font-name-asian="Calibri" style:font-name-complex="Calibri"/>
    </style:style>
    <style:style style:name="T35_2" style:family="text">
      <style:text-properties style:font-name="Calibri" fo:font-size="11pt" style:font-size-asian="11pt"/>
    </style:style>
    <style:style style:name="T35_3" style:family="text">
      <style:text-properties style:font-name="Calibri" style:font-name-asian="Calibri" style:font-name-complex="Calibri"/>
    </style:style>
    <style:style style:name="T35_4" style:family="text"/>
    <style:style style:name="P36"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36_1" style:family="text">
      <style:text-properties style:font-name="Calibri" style:font-name-asian="Calibri" style:font-name-complex="Calibri"/>
    </style:style>
    <style:style style:name="T36_2" style:family="text">
      <style:text-properties style:font-name="Calibri" fo:font-size="11pt" style:font-size-asian="11pt"/>
    </style:style>
    <style:style style:name="T36_3" style:family="text">
      <style:text-properties style:font-name="Calibri" style:font-name-asian="Calibri" style:font-name-complex="Calibri"/>
    </style:style>
    <style:style style:name="T36_4" style:family="text"/>
    <style:style style:name="P37"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37_1" style:family="text">
      <style:text-properties style:font-name="Calibri" style:font-name-asian="Calibri" style:font-name-complex="Calibri"/>
    </style:style>
    <style:style style:name="T37_2" style:family="text">
      <style:text-properties style:font-name="Calibri" fo:font-size="11pt" style:font-size-asian="11pt"/>
    </style:style>
    <style:style style:name="T37_3" style:family="text">
      <style:text-properties style:font-name="Calibri" style:font-name-asian="Calibri" style:font-name-complex="Calibri"/>
    </style:style>
    <style:style style:name="T37_4" style:family="text"/>
    <style:style style:name="P38" style:family="paragraph" style:parent-style-name="Toc_20_1">
      <style:paragraph-properties>
        <style:tab-stops>
          <style:tab-stop style:type="left" style:leader-style="none" style:position="0.847cm"/>
          <style:tab-stop style:type="right" style:leader-style="dotted" style:leader-text="." style:position="15.222cm"/>
        </style:tab-stops>
      </style:paragraph-properties>
    </style:style>
    <style:style style:name="T38_1" style:family="text">
      <style:text-properties style:font-name="Calibri" style:font-name-asian="Calibri" style:font-name-complex="Calibri"/>
    </style:style>
    <style:style style:name="T38_2" style:family="text">
      <style:text-properties style:font-name="Calibri" fo:font-size="11pt" style:font-size-asian="11pt"/>
    </style:style>
    <style:style style:name="T38_3" style:family="text">
      <style:text-properties style:font-name="Calibri" style:font-name-asian="Calibri" style:font-name-complex="Calibri"/>
    </style:style>
    <style:style style:name="T38_4" style:family="text"/>
    <style:style style:name="P39"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39_1" style:family="text">
      <style:text-properties style:font-name="Calibri" style:font-name-asian="Calibri" style:font-name-complex="Calibri"/>
    </style:style>
    <style:style style:name="T39_2" style:family="text">
      <style:text-properties style:font-name="Calibri" fo:font-size="11pt" style:font-size-asian="11pt"/>
    </style:style>
    <style:style style:name="T39_3" style:family="text">
      <style:text-properties style:font-name="Calibri" style:font-name-asian="Calibri" style:font-name-complex="Calibri"/>
    </style:style>
    <style:style style:name="T39_4" style:family="text"/>
    <style:style style:name="P40"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40_1" style:family="text">
      <style:text-properties style:font-name="Calibri" style:font-name-asian="Calibri" style:font-name-complex="Calibri"/>
    </style:style>
    <style:style style:name="T40_2" style:family="text">
      <style:text-properties style:font-name="Calibri" fo:font-size="11pt" style:font-size-asian="11pt"/>
    </style:style>
    <style:style style:name="T40_3" style:family="text">
      <style:text-properties style:font-name="Calibri" style:font-name-asian="Calibri" style:font-name-complex="Calibri"/>
    </style:style>
    <style:style style:name="T40_4" style:family="text"/>
    <style:style style:name="P41"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41_1" style:family="text">
      <style:text-properties style:font-name="Calibri" style:font-name-asian="Calibri" style:font-name-complex="Calibri"/>
    </style:style>
    <style:style style:name="T41_2" style:family="text">
      <style:text-properties style:font-name="Calibri" fo:font-size="11pt" style:font-size-asian="11pt"/>
    </style:style>
    <style:style style:name="T41_3" style:family="text">
      <style:text-properties style:font-name="Calibri" style:font-name-asian="Calibri" style:font-name-complex="Calibri"/>
    </style:style>
    <style:style style:name="T41_4" style:family="text"/>
    <style:style style:name="P42" style:family="paragraph" style:parent-style-name="Toc_20_1">
      <style:paragraph-properties>
        <style:tab-stops>
          <style:tab-stop style:type="left" style:leader-style="none" style:position="0.847cm"/>
          <style:tab-stop style:type="right" style:leader-style="dotted" style:leader-text="." style:position="15.222cm"/>
        </style:tab-stops>
      </style:paragraph-properties>
    </style:style>
    <style:style style:name="T42_1" style:family="text">
      <style:text-properties style:font-name="Calibri" style:font-name-asian="Calibri" style:font-name-complex="Calibri"/>
    </style:style>
    <style:style style:name="T42_2" style:family="text">
      <style:text-properties style:font-name="Calibri" fo:font-size="11pt" style:font-size-asian="11pt"/>
    </style:style>
    <style:style style:name="T42_3" style:family="text">
      <style:text-properties style:font-name="Calibri" style:font-name-asian="Calibri" style:font-name-complex="Calibri"/>
    </style:style>
    <style:style style:name="T42_4" style:family="text"/>
    <style:style style:name="P43"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43_1" style:family="text">
      <style:text-properties style:font-name="Calibri" style:font-name-asian="Calibri" style:font-name-complex="Calibri"/>
    </style:style>
    <style:style style:name="T43_2" style:family="text">
      <style:text-properties style:font-name="Calibri" fo:font-size="11pt" style:font-size-asian="11pt"/>
    </style:style>
    <style:style style:name="T43_3" style:family="text">
      <style:text-properties style:font-name="Calibri" style:font-name-asian="Calibri" style:font-name-complex="Calibri"/>
    </style:style>
    <style:style style:name="T43_4" style:family="text"/>
    <style:style style:name="P44"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44_1" style:family="text">
      <style:text-properties style:font-name="Calibri" style:font-name-asian="Calibri" style:font-name-complex="Calibri"/>
    </style:style>
    <style:style style:name="T44_2" style:family="text">
      <style:text-properties style:font-name="Calibri" fo:font-size="11pt" style:font-size-asian="11pt"/>
    </style:style>
    <style:style style:name="T44_3" style:family="text">
      <style:text-properties style:font-name="Calibri" style:font-name-asian="Calibri" style:font-name-complex="Calibri"/>
    </style:style>
    <style:style style:name="T44_4" style:family="text"/>
    <style:style style:name="P45"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45_1" style:family="text">
      <style:text-properties style:font-name="Calibri" style:font-name-asian="Calibri" style:font-name-complex="Calibri"/>
    </style:style>
    <style:style style:name="T45_2" style:family="text">
      <style:text-properties style:font-name="Calibri" fo:font-size="11pt" style:font-size-asian="11pt"/>
    </style:style>
    <style:style style:name="T45_3" style:family="text">
      <style:text-properties style:font-name="Calibri" style:font-name-asian="Calibri" style:font-name-complex="Calibri"/>
    </style:style>
    <style:style style:name="T45_4" style:family="text"/>
    <style:style style:name="P46"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46_1" style:family="text">
      <style:text-properties style:font-name="Calibri" style:font-name-asian="Calibri" style:font-name-complex="Calibri"/>
    </style:style>
    <style:style style:name="T46_2" style:family="text">
      <style:text-properties style:font-name="Calibri" fo:font-size="11pt" style:font-size-asian="11pt"/>
    </style:style>
    <style:style style:name="T46_3" style:family="text">
      <style:text-properties style:font-name="Calibri" style:font-name-asian="Calibri" style:font-name-complex="Calibri"/>
    </style:style>
    <style:style style:name="T46_4" style:family="text"/>
    <style:style style:name="P47"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47_1" style:family="text">
      <style:text-properties style:font-name="Calibri" style:font-name-asian="Calibri" style:font-name-complex="Calibri"/>
    </style:style>
    <style:style style:name="T47_2" style:family="text">
      <style:text-properties style:font-name="Calibri" fo:font-size="11pt" style:font-size-asian="11pt"/>
    </style:style>
    <style:style style:name="T47_3" style:family="text">
      <style:text-properties style:font-name="Calibri" style:font-name-asian="Calibri" style:font-name-complex="Calibri"/>
    </style:style>
    <style:style style:name="T47_4" style:family="text"/>
    <style:style style:name="P48"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48_1" style:family="text">
      <style:text-properties style:font-name="Calibri" style:font-name-asian="Calibri" style:font-name-complex="Calibri"/>
    </style:style>
    <style:style style:name="T48_2" style:family="text">
      <style:text-properties style:font-name="Calibri" fo:font-size="11pt" style:font-size-asian="11pt"/>
    </style:style>
    <style:style style:name="T48_3" style:family="text">
      <style:text-properties style:font-name="Calibri" style:font-name-asian="Calibri" style:font-name-complex="Calibri"/>
    </style:style>
    <style:style style:name="T48_4" style:family="text"/>
    <style:style style:name="P49"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49_1" style:family="text">
      <style:text-properties style:font-name="Calibri" style:font-name-asian="Calibri" style:font-name-complex="Calibri"/>
    </style:style>
    <style:style style:name="T49_2" style:family="text">
      <style:text-properties style:font-name="Calibri" fo:font-size="11pt" style:font-size-asian="11pt"/>
    </style:style>
    <style:style style:name="T49_3" style:family="text">
      <style:text-properties style:font-name="Calibri" style:font-name-asian="Calibri" style:font-name-complex="Calibri"/>
    </style:style>
    <style:style style:name="T49_4" style:family="text"/>
    <style:style style:name="P50"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50_1" style:family="text">
      <style:text-properties style:font-name="Calibri" style:font-name-asian="Calibri" style:font-name-complex="Calibri"/>
    </style:style>
    <style:style style:name="T50_2" style:family="text">
      <style:text-properties style:font-name="Calibri" fo:font-size="11pt" style:font-size-asian="11pt"/>
    </style:style>
    <style:style style:name="T50_3" style:family="text">
      <style:text-properties style:font-name="Calibri" style:font-name-asian="Calibri" style:font-name-complex="Calibri"/>
    </style:style>
    <style:style style:name="T50_4" style:family="text"/>
    <style:style style:name="P51"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51_1" style:family="text">
      <style:text-properties style:font-name="Calibri" style:font-name-asian="Calibri" style:font-name-complex="Calibri"/>
    </style:style>
    <style:style style:name="T51_2" style:family="text">
      <style:text-properties style:font-name="Calibri" fo:font-size="11pt" style:font-size-asian="11pt"/>
    </style:style>
    <style:style style:name="T51_3" style:family="text">
      <style:text-properties style:font-name="Calibri" style:font-name-asian="Calibri" style:font-name-complex="Calibri"/>
    </style:style>
    <style:style style:name="T51_4" style:family="text"/>
    <style:style style:name="P52"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52_1" style:family="text">
      <style:text-properties style:font-name="Calibri" style:font-name-asian="Calibri" style:font-name-complex="Calibri"/>
    </style:style>
    <style:style style:name="T52_2" style:family="text">
      <style:text-properties style:font-name="Calibri" fo:font-size="11pt" style:font-size-asian="11pt"/>
    </style:style>
    <style:style style:name="T52_3" style:family="text">
      <style:text-properties style:font-name="Calibri" style:font-name-asian="Calibri" style:font-name-complex="Calibri"/>
    </style:style>
    <style:style style:name="T52_4" style:family="text"/>
    <style:style style:name="P53"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53_1" style:family="text">
      <style:text-properties style:font-name="Calibri" style:font-name-asian="Calibri" style:font-name-complex="Calibri"/>
    </style:style>
    <style:style style:name="T53_2" style:family="text">
      <style:text-properties style:font-name="Calibri" fo:font-size="11pt" style:font-size-asian="11pt"/>
    </style:style>
    <style:style style:name="T53_3" style:family="text">
      <style:text-properties style:font-name="Calibri" style:font-name-asian="Calibri" style:font-name-complex="Calibri"/>
    </style:style>
    <style:style style:name="T53_4" style:family="text"/>
    <style:style style:name="P54"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54_1" style:family="text">
      <style:text-properties style:font-name="Calibri" style:font-name-asian="Calibri" style:font-name-complex="Calibri"/>
    </style:style>
    <style:style style:name="T54_2" style:family="text">
      <style:text-properties style:font-name="Calibri" fo:font-size="11pt" style:font-size-asian="11pt"/>
    </style:style>
    <style:style style:name="T54_3" style:family="text">
      <style:text-properties style:font-name="Calibri" style:font-name-asian="Calibri" style:font-name-complex="Calibri"/>
    </style:style>
    <style:style style:name="T54_4" style:family="text"/>
    <style:style style:name="P55"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55_1" style:family="text">
      <style:text-properties style:font-name="Calibri" style:font-name-asian="Calibri" style:font-name-complex="Calibri"/>
    </style:style>
    <style:style style:name="T55_2" style:family="text">
      <style:text-properties style:font-name="Calibri" fo:font-size="11pt" style:font-size-asian="11pt"/>
    </style:style>
    <style:style style:name="T55_3" style:family="text">
      <style:text-properties style:font-name="Calibri" style:font-name-asian="Calibri" style:font-name-complex="Calibri"/>
    </style:style>
    <style:style style:name="T55_4" style:family="text"/>
    <style:style style:name="P56"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56_1" style:family="text">
      <style:text-properties style:font-name="Calibri" style:font-name-asian="Calibri" style:font-name-complex="Calibri"/>
    </style:style>
    <style:style style:name="T56_2" style:family="text">
      <style:text-properties style:font-name="Calibri" fo:font-size="11pt" style:font-size-asian="11pt"/>
    </style:style>
    <style:style style:name="T56_3" style:family="text">
      <style:text-properties style:font-name="Calibri" style:font-name-asian="Calibri" style:font-name-complex="Calibri"/>
    </style:style>
    <style:style style:name="T56_4" style:family="text"/>
    <style:style style:name="P57"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57_1" style:family="text">
      <style:text-properties style:font-name="Calibri" style:font-name-asian="Calibri" style:font-name-complex="Calibri"/>
    </style:style>
    <style:style style:name="T57_2" style:family="text">
      <style:text-properties style:font-name="Calibri" fo:font-size="11pt" style:font-size-asian="11pt"/>
    </style:style>
    <style:style style:name="T57_3" style:family="text">
      <style:text-properties style:font-name="Calibri" style:font-name-asian="Calibri" style:font-name-complex="Calibri"/>
    </style:style>
    <style:style style:name="T57_4" style:family="text"/>
    <style:style style:name="P58" style:family="paragraph" style:parent-style-name="Toc_20_3">
      <style:paragraph-properties>
        <style:tab-stops>
          <style:tab-stop style:type="left" style:leader-style="none" style:position="2.328cm"/>
          <style:tab-stop style:type="right" style:leader-style="dotted" style:leader-text="." style:position="15.222cm"/>
        </style:tab-stops>
      </style:paragraph-properties>
    </style:style>
    <style:style style:name="T58_1" style:family="text">
      <style:text-properties style:font-name="Calibri" style:font-name-asian="Calibri" style:font-name-complex="Calibri"/>
    </style:style>
    <style:style style:name="T58_2" style:family="text">
      <style:text-properties style:font-name="Calibri" fo:font-size="11pt" style:font-size-asian="11pt"/>
    </style:style>
    <style:style style:name="T58_3" style:family="text">
      <style:text-properties style:font-name="Calibri" style:font-name-asian="Calibri" style:font-name-complex="Calibri"/>
    </style:style>
    <style:style style:name="T58_4" style:family="text"/>
    <style:style style:name="P59" style:family="paragraph" style:parent-style-name="Toc_20_1">
      <style:paragraph-properties>
        <style:tab-stops>
          <style:tab-stop style:type="left" style:leader-style="none" style:position="0.847cm"/>
          <style:tab-stop style:type="right" style:leader-style="dotted" style:leader-text="." style:position="15.222cm"/>
        </style:tab-stops>
      </style:paragraph-properties>
    </style:style>
    <style:style style:name="T59_1" style:family="text">
      <style:text-properties style:font-name="Calibri" style:font-name-asian="Calibri" style:font-name-complex="Calibri"/>
    </style:style>
    <style:style style:name="T59_2" style:family="text">
      <style:text-properties style:font-name="Calibri" fo:font-size="11pt" style:font-size-asian="11pt"/>
    </style:style>
    <style:style style:name="T59_3" style:family="text">
      <style:text-properties style:font-name="Calibri" style:font-name-asian="Calibri" style:font-name-complex="Calibri"/>
    </style:style>
    <style:style style:name="T59_4" style:family="text"/>
    <style:style style:name="P60" style:family="paragraph" style:parent-style-name="Toc_20_2">
      <style:paragraph-properties>
        <style:tab-stops>
          <style:tab-stop style:type="left" style:leader-style="none" style:position="1.552cm"/>
          <style:tab-stop style:type="right" style:leader-style="dotted" style:leader-text="." style:position="15.222cm"/>
        </style:tab-stops>
      </style:paragraph-properties>
    </style:style>
    <style:style style:name="T60_1" style:family="text">
      <style:text-properties style:font-name="Calibri" style:font-name-asian="Calibri" style:font-name-complex="Calibri"/>
    </style:style>
    <style:style style:name="T60_2" style:family="text">
      <style:text-properties style:font-name="Calibri" fo:font-size="11pt" style:font-size-asian="11pt"/>
    </style:style>
    <style:style style:name="T60_3" style:family="text">
      <style:text-properties style:font-name="Calibri" style:font-name-asian="Calibri" style:font-name-complex="Calibri"/>
    </style:style>
    <style:style style:name="T60_4" style:family="text"/>
    <style:style style:name="P61" style:family="paragraph" style:parent-style-name="Title">
      <style:paragraph-properties fo:text-align="center" fo:text-indent="0cm" fo:line-height="142%"/>
    </style:style>
    <style:style style:name="S2" style:family="section" style:master-page-name="MasterPage1">
      <style:section-properties text:dont-balance-text-columns="false">
        <style:columns fo:column-count="0" fo:column-gap="1.249cm"/>
      </style:section-properties>
    </style:style>
    <style:style style:name="P62" style:family="paragraph" style:parent-style-name="Heading_20_1" style:master-page-name="MasterPage1">
      <style:paragraph-properties fo:text-align="left" fo:text-indent="0cm" fo:line-height="142%"/>
    </style:style>
    <style:style style:name="T62_1" style:family="text">
      <style:text-properties fo:font-style="normal" style:font-style-asian="normal" style:font-name="Calibri" fo:font-size="14pt" style:font-name-asian="Calibri" style:font-size-asian="14pt" style:font-name-complex="Calibri"/>
    </style:style>
    <style:style style:name="P63" style:family="paragraph" style:parent-style-name="Heading_20_2">
      <style:paragraph-properties fo:text-align="left" fo:text-indent="0cm" fo:line-height="142%"/>
    </style:style>
    <style:style style:name="T63_1" style:family="text">
      <style:text-properties fo:font-style="normal" style:font-style-asian="normal" style:font-name="Calibri" fo:font-size="12pt" style:font-name-asian="Calibri" style:font-size-asian="12pt" style:font-name-complex="Calibri"/>
    </style:style>
    <style:style style:name="P64" style:family="paragraph" style:parent-style-name="Heading_20_3">
      <style:paragraph-properties fo:text-align="left" fo:text-indent="0cm" fo:line-height="142%"/>
    </style:style>
    <style:style style:name="T64_1" style:family="text">
      <style:text-properties fo:font-style="normal" style:font-style-asian="normal" style:font-name="Calibri" fo:font-size="12pt" style:font-name-asian="Calibri" style:font-size-asian="12pt" style:font-name-complex="Calibri"/>
    </style:style>
    <style:style style:name="P65" style:family="paragraph" style:parent-style-name="Heading_20_4">
      <style:paragraph-properties fo:text-align="left" fo:text-indent="0cm" fo:line-height="142%" fo:margin-left="1.058cm"/>
    </style:style>
    <style:style style:name="T65_1" style:family="text">
      <style:text-properties fo:font-style="normal" style:font-style-asian="normal" style:font-name="Calibri" fo:font-size="12pt" style:font-name-asian="Calibri" style:font-size-asian="12pt" style:font-name-complex="Calibri"/>
    </style:style>
    <style:style style:name="P66" style:family="paragraph" style:parent-style-name="Heading_20_3">
      <style:paragraph-properties fo:text-align="left" fo:text-indent="0cm" fo:line-height="142%"/>
    </style:style>
    <style:style style:name="T66_1" style:family="text">
      <style:text-properties fo:font-style="normal" style:font-style-asian="normal" style:font-name="Calibri" fo:font-size="12pt" style:font-name-asian="Calibri" style:font-size-asian="12pt" style:font-name-complex="Calibri"/>
    </style:style>
    <style:style style:name="P67" style:family="paragraph" style:parent-style-name="Heading_20_4">
      <style:paragraph-properties fo:text-align="left" fo:text-indent="0cm" fo:line-height="142%" fo:margin-left="1.058cm"/>
    </style:style>
    <style:style style:name="T67_1" style:family="text">
      <style:text-properties fo:font-style="normal" style:font-style-asian="normal" style:font-name="Calibri" fo:font-size="12pt" style:font-name-asian="Calibri" style:font-size-asian="12pt" style:font-name-complex="Calibri"/>
    </style:style>
    <style:style style:name="P68" style:family="paragraph" style:parent-style-name="Heading_20_3">
      <style:paragraph-properties fo:text-align="left" fo:text-indent="0cm" fo:line-height="142%"/>
    </style:style>
    <style:style style:name="T68_1" style:family="text">
      <style:text-properties fo:font-style="normal" style:font-style-asian="normal" style:font-name="Calibri" fo:font-size="12pt" style:font-name-asian="Calibri" style:font-size-asian="12pt" style:font-name-complex="Calibri"/>
    </style:style>
    <style:style style:name="P69" style:family="paragraph" style:parent-style-name="Heading_20_4">
      <style:paragraph-properties fo:text-align="left" fo:text-indent="0cm" fo:line-height="142%" fo:margin-left="1.058cm"/>
    </style:style>
    <style:style style:name="T69_1" style:family="text">
      <style:text-properties fo:font-style="normal" style:font-style-asian="normal" style:font-name="Calibri" fo:font-size="12pt" style:font-name-asian="Calibri" style:font-size-asian="12pt" style:font-name-complex="Calibri"/>
    </style:style>
    <style:style style:name="P70" style:family="paragraph" style:parent-style-name="Heading_20_3">
      <style:paragraph-properties fo:text-align="left" fo:text-indent="0cm" fo:line-height="142%"/>
    </style:style>
    <style:style style:name="T70_1" style:family="text">
      <style:text-properties fo:font-style="normal" style:font-style-asian="normal" style:font-name="Calibri" fo:font-size="12pt" style:font-name-asian="Calibri" style:font-size-asian="12pt" style:font-name-complex="Calibri"/>
    </style:style>
    <style:style style:name="P71" style:family="paragraph" style:parent-style-name="Heading_20_4">
      <style:paragraph-properties fo:text-align="left" fo:text-indent="0cm" fo:line-height="142%" fo:margin-left="1.058cm"/>
    </style:style>
    <style:style style:name="T71_1" style:family="text">
      <style:text-properties fo:font-style="normal" style:font-style-asian="normal" style:font-name="Calibri" fo:font-size="12pt" style:font-name-asian="Calibri" style:font-size-asian="12pt" style:font-name-complex="Calibri"/>
    </style:style>
    <style:style style:name="P72" style:family="paragraph" style:parent-style-name="Heading_20_4">
      <style:paragraph-properties fo:text-align="left" fo:text-indent="0cm" fo:line-height="142%" fo:margin-left="1.058cm"/>
    </style:style>
    <style:style style:name="T72_1" style:family="text">
      <style:text-properties fo:font-style="normal" style:font-style-asian="normal" style:font-name="Calibri" fo:font-size="12pt" style:font-name-asian="Calibri" style:font-size-asian="12pt" style:font-name-complex="Calibri"/>
    </style:style>
    <style:style style:name="P73" style:family="paragraph" style:parent-style-name="Heading_20_5">
      <style:paragraph-properties fo:text-align="left" fo:text-indent="0cm" fo:line-height="142%" fo:margin-left="1.411cm"/>
    </style:style>
    <style:style style:name="T73_1" style:family="text">
      <style:text-properties fo:font-style="normal" style:font-style-asian="normal" style:font-name="Calibri" fo:font-size="12pt" style:font-name-asian="Calibri" style:font-size-asian="12pt" style:font-name-complex="Calibri"/>
    </style:style>
    <style:style style:name="P74" style:family="paragraph" style:parent-style-name="Heading_20_6">
      <style:paragraph-properties fo:text-align="left" fo:text-indent="0cm" fo:line-height="142%" fo:margin-left="1.764cm"/>
    </style:style>
    <style:style style:name="T74_1" style:family="text">
      <style:text-properties fo:font-style="normal" style:font-style-asian="normal" style:font-name="Calibri" fo:font-size="12pt" style:font-name-asian="Calibri" style:font-size-asian="12pt" style:font-name-complex="Calibri"/>
    </style:style>
    <style:style style:name="P75" style:family="paragraph" style:parent-style-name="Heading_20_6">
      <style:paragraph-properties fo:text-align="left" fo:text-indent="0cm" fo:line-height="142%" fo:margin-left="1.764cm"/>
    </style:style>
    <style:style style:name="T75_1" style:family="text">
      <style:text-properties fo:font-style="normal" style:font-style-asian="normal" style:font-name="Calibri" fo:font-size="12pt" style:font-name-asian="Calibri" style:font-size-asian="12pt" style:font-name-complex="Calibri"/>
    </style:style>
    <style:style style:name="P76" style:family="paragraph" style:parent-style-name="Heading_20_4">
      <style:paragraph-properties fo:text-align="left" fo:text-indent="0cm" fo:line-height="142%" fo:margin-left="1.058cm"/>
    </style:style>
    <style:style style:name="T76_1" style:family="text">
      <style:text-properties fo:font-style="normal" style:font-style-asian="normal" style:font-name="Calibri" fo:font-size="12pt" style:font-name-asian="Calibri" style:font-size-asian="12pt" style:font-name-complex="Calibri"/>
    </style:style>
    <style:style style:name="T76_2" style:family="text">
      <style:text-properties fo:font-style="normal" style:font-style-asian="normal" style:font-name="Calibri" fo:font-size="12pt" style:font-name-asian="Calibri" style:font-size-asian="12pt" style:font-name-complex="Calibri"/>
    </style:style>
    <style:style style:name="T76_3" style:family="text">
      <style:text-properties fo:font-style="normal" style:font-style-asian="normal" style:font-name="Calibri" fo:font-size="12pt" style:font-name-asian="Calibri" style:font-size-asian="12pt" style:font-name-complex="Calibri"/>
    </style:style>
    <style:style style:name="P77" style:family="paragraph" style:parent-style-name="Heading_20_3">
      <style:paragraph-properties fo:text-align="left" fo:text-indent="0cm" fo:line-height="142%"/>
    </style:style>
    <style:style style:name="T77_1" style:family="text">
      <style:text-properties fo:font-style="normal" style:font-style-asian="normal" style:font-name="Calibri" fo:font-size="12pt" style:font-name-asian="Calibri" style:font-size-asian="12pt" style:font-name-complex="Calibri"/>
    </style:style>
    <style:style style:name="P78" style:family="paragraph" style:parent-style-name="Heading_20_4">
      <style:paragraph-properties fo:text-align="left" fo:text-indent="0cm" fo:line-height="142%" fo:margin-left="1.058cm"/>
    </style:style>
    <style:style style:name="T78_1" style:family="text">
      <style:text-properties fo:font-style="normal" style:font-style-asian="normal" style:font-name="Calibri" fo:font-size="12pt" style:font-name-asian="Calibri" style:font-size-asian="12pt" style:font-name-complex="Calibri"/>
    </style:style>
    <style:style style:name="P79" style:family="paragraph" style:parent-style-name="Heading_20_3">
      <style:paragraph-properties fo:text-align="left" fo:text-indent="0cm" fo:line-height="142%"/>
    </style:style>
    <style:style style:name="T79_1" style:family="text">
      <style:text-properties fo:font-style="normal" style:font-style-asian="normal" style:font-name="Calibri" fo:font-size="12pt" style:font-name-asian="Calibri" style:font-size-asian="12pt" style:font-name-complex="Calibri"/>
    </style:style>
    <style:style style:name="P80" style:family="paragraph" style:parent-style-name="Heading_20_4">
      <style:paragraph-properties fo:text-align="left" fo:text-indent="0cm" fo:line-height="142%" fo:margin-left="1.058cm"/>
    </style:style>
    <style:style style:name="T80_1" style:family="text">
      <style:text-properties fo:font-style="normal" style:font-style-asian="normal" style:font-name="Calibri" fo:font-size="12pt" style:font-name-asian="Calibri" style:font-size-asian="12pt" style:font-name-complex="Calibri"/>
    </style:style>
    <style:style style:name="P81" style:family="paragraph" style:parent-style-name="Heading_20_3">
      <style:paragraph-properties fo:text-align="left" fo:text-indent="0cm" fo:line-height="142%"/>
    </style:style>
    <style:style style:name="T81_1" style:family="text">
      <style:text-properties fo:font-style="normal" style:font-style-asian="normal" style:font-name="Calibri" fo:font-size="12pt" style:font-name-asian="Calibri" style:font-size-asian="12pt" style:font-name-complex="Calibri"/>
    </style:style>
    <style:style style:name="P82" style:family="paragraph" style:parent-style-name="Heading_20_4">
      <style:paragraph-properties fo:text-align="left" fo:text-indent="0cm" fo:line-height="142%" fo:margin-left="1.058cm"/>
    </style:style>
    <style:style style:name="T82_1" style:family="text">
      <style:text-properties fo:font-style="normal" style:font-style-asian="normal" style:font-name="Calibri" fo:font-size="12pt" style:font-name-asian="Calibri" style:font-size-asian="12pt" style:font-name-complex="Calibri"/>
    </style:style>
    <style:style style:name="P83" style:family="paragraph" style:parent-style-name="Heading_20_3">
      <style:paragraph-properties fo:text-align="left" fo:text-indent="0cm" fo:line-height="142%"/>
    </style:style>
    <style:style style:name="T83_1" style:family="text">
      <style:text-properties fo:font-style="normal" style:font-style-asian="normal" style:font-name="Calibri" fo:font-size="12pt" style:font-name-asian="Calibri" style:font-size-asian="12pt" style:font-name-complex="Calibri"/>
    </style:style>
    <style:style style:name="P84" style:family="paragraph" style:parent-style-name="Heading_20_4">
      <style:paragraph-properties fo:text-align="left" fo:text-indent="0cm" fo:line-height="142%" fo:margin-left="1.058cm"/>
    </style:style>
    <style:style style:name="T84_1" style:family="text">
      <style:text-properties fo:font-style="normal" style:font-style-asian="normal" style:font-name="Calibri" fo:font-size="12pt" style:font-name-asian="Calibri" style:font-size-asian="12pt" style:font-name-complex="Calibri"/>
    </style:style>
    <style:style style:name="P85" style:family="paragraph" style:parent-style-name="Heading_20_3">
      <style:paragraph-properties fo:text-align="left" fo:text-indent="0cm" fo:line-height="142%"/>
    </style:style>
    <style:style style:name="T85_1" style:family="text">
      <style:text-properties fo:font-style="normal" style:font-style-asian="normal" style:font-name="Calibri" fo:font-size="12pt" style:font-name-asian="Calibri" style:font-size-asian="12pt" style:font-name-complex="Calibri"/>
    </style:style>
    <style:style style:name="P86" style:family="paragraph" style:parent-style-name="Heading_20_4">
      <style:paragraph-properties fo:text-align="left" fo:text-indent="0cm" fo:line-height="142%" fo:margin-left="1.058cm"/>
    </style:style>
    <style:style style:name="T86_1" style:family="text">
      <style:text-properties fo:font-style="normal" style:font-style-asian="normal" style:font-name="Calibri" fo:font-size="12pt" style:font-name-asian="Calibri" style:font-size-asian="12pt" style:font-name-complex="Calibri"/>
    </style:style>
    <style:style style:name="P87" style:family="paragraph" style:parent-style-name="Heading_20_4">
      <style:paragraph-properties fo:text-align="left" fo:text-indent="0cm" fo:line-height="142%" fo:margin-left="1.058cm"/>
    </style:style>
    <style:style style:name="T87_1" style:family="text">
      <style:text-properties fo:font-style="normal" style:font-style-asian="normal" style:font-name="Calibri" fo:font-size="12pt" style:font-name-asian="Calibri" style:font-size-asian="12pt" style:font-name-complex="Calibri"/>
    </style:style>
    <style:style style:name="P88" style:family="paragraph" style:parent-style-name="Heading_20_5">
      <style:paragraph-properties fo:text-align="left" fo:text-indent="0cm" fo:line-height="142%" fo:margin-left="1.411cm"/>
    </style:style>
    <style:style style:name="T88_1" style:family="text">
      <style:text-properties fo:font-style="normal" style:font-style-asian="normal" style:font-name="Calibri" fo:font-size="12pt" style:font-name-asian="Calibri" style:font-size-asian="12pt" style:font-name-complex="Calibri"/>
    </style:style>
    <style:style style:name="P89" style:family="paragraph" style:parent-style-name="Heading_20_6">
      <style:paragraph-properties fo:text-align="left" fo:text-indent="0cm" fo:line-height="142%" fo:margin-left="1.764cm"/>
    </style:style>
    <style:style style:name="T89_1" style:family="text">
      <style:text-properties fo:font-style="normal" style:font-style-asian="normal" style:font-name="Calibri" fo:font-size="12pt" style:font-name-asian="Calibri" style:font-size-asian="12pt" style:font-name-complex="Calibri"/>
    </style:style>
    <style:style style:name="P90" style:family="paragraph" style:parent-style-name="Heading_20_5">
      <style:paragraph-properties fo:text-align="left" fo:text-indent="0cm" fo:line-height="142%" fo:margin-left="1.411cm"/>
    </style:style>
    <style:style style:name="T90_1" style:family="text">
      <style:text-properties fo:font-style="normal" style:font-style-asian="normal" style:font-name="Calibri" fo:font-size="12pt" style:font-name-asian="Calibri" style:font-size-asian="12pt" style:font-name-complex="Calibri"/>
    </style:style>
    <style:style style:name="P91" style:family="paragraph" style:parent-style-name="Heading_20_6">
      <style:paragraph-properties fo:text-align="left" fo:text-indent="0cm" fo:line-height="142%" fo:margin-left="1.764cm"/>
    </style:style>
    <style:style style:name="T91_1" style:family="text">
      <style:text-properties fo:font-style="normal" style:font-style-asian="normal" style:font-name="Calibri" fo:font-size="12pt" style:font-name-asian="Calibri" style:font-size-asian="12pt" style:font-name-complex="Calibri"/>
    </style:style>
    <style:style style:name="P92" style:family="paragraph" style:parent-style-name="Heading_20_6">
      <style:paragraph-properties fo:text-align="left" fo:text-indent="0cm" fo:line-height="142%" fo:margin-left="1.764cm"/>
    </style:style>
    <style:style style:name="T92_1" style:family="text">
      <style:text-properties fo:font-style="normal" style:font-style-asian="normal" style:font-name="Calibri" fo:font-size="12pt" style:font-name-asian="Calibri" style:font-size-asian="12pt" style:font-name-complex="Calibri"/>
    </style:style>
    <style:style style:name="P93" style:family="paragraph" style:parent-style-name="Heading_20_3">
      <style:paragraph-properties fo:text-align="left" fo:text-indent="0cm" fo:line-height="142%"/>
    </style:style>
    <style:style style:name="T93_1" style:family="text">
      <style:text-properties fo:font-style="normal" style:font-style-asian="normal" style:font-name="Calibri" fo:font-size="12pt" style:font-name-asian="Calibri" style:font-size-asian="12pt" style:font-name-complex="Calibri"/>
    </style:style>
    <style:style style:name="P94" style:family="paragraph" style:parent-style-name="Heading_20_4">
      <style:paragraph-properties fo:text-align="left" fo:text-indent="0cm" fo:line-height="142%" fo:margin-left="1.058cm"/>
    </style:style>
    <style:style style:name="T94_1" style:family="text">
      <style:text-properties fo:font-style="normal" style:font-style-asian="normal" style:font-name="Calibri" fo:font-size="12pt" style:font-name-asian="Calibri" style:font-size-asian="12pt" style:font-name-complex="Calibri"/>
    </style:style>
    <style:style style:name="P95" style:family="paragraph" style:parent-style-name="Heading_20_3">
      <style:paragraph-properties fo:text-align="left" fo:text-indent="0cm" fo:line-height="142%"/>
    </style:style>
    <style:style style:name="T95_1" style:family="text">
      <style:text-properties fo:font-style="normal" style:font-style-asian="normal" style:font-name="Calibri" fo:font-size="12pt" style:font-name-asian="Calibri" style:font-size-asian="12pt" style:font-name-complex="Calibri"/>
    </style:style>
    <style:style style:name="P96" style:family="paragraph" style:parent-style-name="Heading_20_4">
      <style:paragraph-properties fo:text-align="left" fo:text-indent="0cm" fo:line-height="142%" fo:margin-left="1.058cm"/>
    </style:style>
    <style:style style:name="T96_1" style:family="text">
      <style:text-properties fo:font-style="normal" style:font-style-asian="normal" style:font-name="Calibri" fo:font-size="12pt" style:font-name-asian="Calibri" style:font-size-asian="12pt" style:font-name-complex="Calibri"/>
    </style:style>
    <style:style style:name="P97" style:family="paragraph" style:parent-style-name="Heading_20_3">
      <style:paragraph-properties fo:text-align="left" fo:text-indent="0cm" fo:line-height="142%"/>
    </style:style>
    <style:style style:name="T97_1" style:family="text">
      <style:text-properties fo:font-style="normal" style:font-style-asian="normal" style:font-name="Calibri" fo:font-size="12pt" style:font-name-asian="Calibri" style:font-size-asian="12pt" style:font-name-complex="Calibri"/>
    </style:style>
    <style:style style:name="P98" style:family="paragraph" style:parent-style-name="Heading_20_4">
      <style:paragraph-properties fo:text-align="left" fo:text-indent="0cm" fo:line-height="142%" fo:margin-left="1.058cm"/>
    </style:style>
    <style:style style:name="T98_1" style:family="text">
      <style:text-properties fo:font-style="normal" style:font-style-asian="normal" style:font-name="Calibri" fo:font-size="12pt" style:font-name-asian="Calibri" style:font-size-asian="12pt" style:font-name-complex="Calibri"/>
    </style:style>
    <style:style style:name="P99" style:family="paragraph" style:parent-style-name="Heading_20_4">
      <style:paragraph-properties fo:text-align="left" fo:text-indent="0cm" fo:line-height="142%" fo:margin-left="1.058cm"/>
    </style:style>
    <style:style style:name="T99_1" style:family="text">
      <style:text-properties fo:font-style="normal" style:font-style-asian="normal" style:font-name="Calibri" fo:font-size="12pt" style:font-name-asian="Calibri" style:font-size-asian="12pt" style:font-name-complex="Calibri"/>
    </style:style>
    <style:style style:name="P100" style:family="paragraph" style:parent-style-name="Heading_20_5">
      <style:paragraph-properties fo:text-align="left" fo:text-indent="0cm" fo:line-height="142%" fo:margin-left="1.411cm"/>
    </style:style>
    <style:style style:name="T100_1" style:family="text">
      <style:text-properties fo:font-style="normal" style:font-style-asian="normal" style:font-name="Calibri" fo:font-size="12pt" style:font-name-asian="Calibri" style:font-size-asian="12pt" style:font-name-complex="Calibri"/>
    </style:style>
    <style:style style:name="P101" style:family="paragraph" style:parent-style-name="Heading_20_3">
      <style:paragraph-properties fo:text-align="left" fo:text-indent="0cm" fo:line-height="142%"/>
    </style:style>
    <style:style style:name="T101_1" style:family="text">
      <style:text-properties fo:font-style="normal" style:font-style-asian="normal" style:font-name="Calibri" fo:font-size="12pt" style:font-name-asian="Calibri" style:font-size-asian="12pt" style:font-name-complex="Calibri"/>
    </style:style>
    <style:style style:name="P102" style:family="paragraph" style:parent-style-name="Heading_20_4">
      <style:paragraph-properties fo:text-align="left" fo:text-indent="0cm" fo:line-height="142%" fo:margin-left="1.058cm"/>
    </style:style>
    <style:style style:name="T102_1" style:family="text">
      <style:text-properties fo:font-style="normal" style:font-style-asian="normal" style:font-name="Calibri" fo:font-size="12pt" style:font-name-asian="Calibri" style:font-size-asian="12pt" style:font-name-complex="Calibri"/>
    </style:style>
    <style:style style:name="P103" style:family="paragraph" style:parent-style-name="Heading_20_5">
      <style:paragraph-properties fo:text-align="left" fo:text-indent="0cm" fo:line-height="142%" fo:margin-left="1.411cm"/>
    </style:style>
    <style:style style:name="T103_1" style:family="text">
      <style:text-properties fo:font-style="normal" style:font-style-asian="normal" style:font-name="Calibri" fo:font-size="12pt" style:font-name-asian="Calibri" style:font-size-asian="12pt" style:font-name-complex="Calibri"/>
    </style:style>
    <style:style style:name="P104" style:family="paragraph" style:parent-style-name="Heading_20_4">
      <style:paragraph-properties fo:text-align="left" fo:text-indent="0cm" fo:line-height="142%" fo:margin-left="1.058cm"/>
    </style:style>
    <style:style style:name="T104_1" style:family="text">
      <style:text-properties fo:font-style="normal" style:font-style-asian="normal" style:font-name="Calibri" fo:font-size="12pt" style:font-name-asian="Calibri" style:font-size-asian="12pt" style:font-name-complex="Calibri"/>
    </style:style>
    <style:style style:name="P105" style:family="paragraph" style:parent-style-name="Heading_20_5">
      <style:paragraph-properties fo:text-align="left" fo:text-indent="0cm" fo:line-height="142%" fo:margin-left="1.411cm"/>
    </style:style>
    <style:style style:name="T105_1" style:family="text">
      <style:text-properties fo:font-style="normal" style:font-style-asian="normal" style:font-name="Calibri" fo:font-size="12pt" style:font-name-asian="Calibri" style:font-size-asian="12pt" style:font-name-complex="Calibri"/>
    </style:style>
    <style:style style:name="P106" style:family="paragraph" style:parent-style-name="Heading_20_3">
      <style:paragraph-properties fo:text-align="left" fo:text-indent="0cm" fo:line-height="142%"/>
    </style:style>
    <style:style style:name="T106_1" style:family="text">
      <style:text-properties fo:font-style="normal" style:font-style-asian="normal" style:font-name="Calibri" fo:font-size="12pt" style:font-name-asian="Calibri" style:font-size-asian="12pt" style:font-name-complex="Calibri"/>
    </style:style>
    <style:style style:name="P107" style:family="paragraph" style:parent-style-name="Heading_20_4">
      <style:paragraph-properties fo:text-align="left" fo:text-indent="0cm" fo:line-height="142%" fo:margin-left="1.058cm"/>
    </style:style>
    <style:style style:name="T107_1" style:family="text">
      <style:text-properties fo:font-style="normal" style:font-style-asian="normal" style:font-name="Calibri" fo:font-size="12pt" style:font-name-asian="Calibri" style:font-size-asian="12pt" style:font-name-complex="Calibri"/>
    </style:style>
    <style:style style:name="P108" style:family="paragraph" style:parent-style-name="Heading_20_2">
      <style:paragraph-properties fo:text-align="left" fo:text-indent="0cm" fo:line-height="142%"/>
    </style:style>
    <style:style style:name="T108_1" style:family="text">
      <style:text-properties fo:font-style="normal" style:font-style-asian="normal" style:font-name="Calibri" fo:font-size="12pt" style:font-name-asian="Calibri" style:font-size-asian="12pt" style:font-name-complex="Calibri"/>
    </style:style>
    <style:style style:name="P109" style:family="paragraph" style:parent-style-name="Heading_20_3">
      <style:paragraph-properties fo:text-align="left" fo:text-indent="0cm" fo:line-height="142%"/>
    </style:style>
    <style:style style:name="T109_1" style:family="text">
      <style:text-properties fo:font-style="normal" style:font-style-asian="normal" style:font-name="Calibri" fo:font-size="12pt" style:font-name-asian="Calibri" style:font-size-asian="12pt" style:font-name-complex="Calibri"/>
    </style:style>
    <style:style style:name="P110" style:family="paragraph" style:parent-style-name="Heading_20_3">
      <style:paragraph-properties fo:text-align="left" fo:text-indent="0cm" fo:line-height="142%"/>
    </style:style>
    <style:style style:name="T110_1" style:family="text">
      <style:text-properties fo:font-style="normal" style:font-style-asian="normal" style:font-name="Calibri" fo:font-size="12pt" style:font-name-asian="Calibri" style:font-size-asian="12pt" style:font-name-complex="Calibri"/>
    </style:style>
    <style:style style:name="P111" style:family="paragraph" style:parent-style-name="Heading_20_3">
      <style:paragraph-properties fo:text-align="left" fo:text-indent="0cm" fo:line-height="142%"/>
    </style:style>
    <style:style style:name="T111_1" style:family="text">
      <style:text-properties fo:font-style="normal" style:font-style-asian="normal" style:font-name="Calibri" fo:font-size="12pt" style:font-name-asian="Calibri" style:font-size-asian="12pt" style:font-name-complex="Calibri"/>
    </style:style>
    <style:style style:name="P112" style:family="paragraph" style:parent-style-name="Heading_20_3">
      <style:paragraph-properties fo:text-align="left" fo:text-indent="0cm" fo:line-height="142%"/>
    </style:style>
    <style:style style:name="T112_1" style:family="text">
      <style:text-properties fo:font-style="normal" style:font-style-asian="normal" style:font-name="Calibri" fo:font-size="12pt" style:font-name-asian="Calibri" style:font-size-asian="12pt" style:font-name-complex="Calibri"/>
    </style:style>
    <style:style style:name="P113" style:family="paragraph" style:parent-style-name="Heading_20_3">
      <style:paragraph-properties fo:text-align="left" fo:text-indent="0cm" fo:line-height="142%"/>
    </style:style>
    <style:style style:name="T113_1" style:family="text">
      <style:text-properties fo:font-style="normal" style:font-style-asian="normal" style:font-name="Calibri" fo:font-size="12pt" style:font-name-asian="Calibri" style:font-size-asian="12pt" style:font-name-complex="Calibri"/>
    </style:style>
    <style:style style:name="P114" style:family="paragraph" style:parent-style-name="Heading_20_1">
      <style:paragraph-properties fo:text-align="left" fo:text-indent="0cm" fo:line-height="142%"/>
    </style:style>
    <style:style style:name="T114_1" style:family="text">
      <style:text-properties fo:font-style="normal" style:font-style-asian="normal" style:font-name="Calibri" fo:font-size="14pt" style:font-name-asian="Calibri" style:font-size-asian="14pt" style:font-name-complex="Calibri"/>
    </style:style>
    <style:style style:name="P115" style:family="paragraph" style:parent-style-name="Heading_20_2">
      <style:paragraph-properties fo:text-align="left" fo:text-indent="0cm" fo:line-height="142%"/>
    </style:style>
    <style:style style:name="T115_1" style:family="text">
      <style:text-properties fo:font-style="normal" style:font-style-asian="normal" style:font-name="Calibri" fo:font-size="12pt" style:font-name-asian="Calibri" style:font-size-asian="12pt" style:font-name-complex="Calibri"/>
    </style:style>
    <style:style style:name="P116" style:family="paragraph" style:parent-style-name="Heading_20_3">
      <style:paragraph-properties fo:text-align="left" fo:text-indent="0cm" fo:line-height="142%"/>
    </style:style>
    <style:style style:name="T116_1" style:family="text">
      <style:text-properties fo:font-style="normal" style:font-style-asian="normal" style:font-name="Calibri" fo:font-size="12pt" style:font-name-asian="Calibri" style:font-size-asian="12pt" style:font-name-complex="Calibri"/>
    </style:style>
    <style:style style:name="P117" style:family="paragraph" style:parent-style-name="Heading_20_4">
      <style:paragraph-properties fo:text-align="left" fo:text-indent="0cm" fo:line-height="142%" fo:margin-left="1.058cm"/>
    </style:style>
    <style:style style:name="T117_1" style:family="text">
      <style:text-properties fo:font-style="normal" style:font-style-asian="normal" style:font-name="Calibri" fo:font-size="12pt" style:font-name-asian="Calibri" style:font-size-asian="12pt" style:font-name-complex="Calibri"/>
    </style:style>
    <style:style style:name="P118" style:family="paragraph" style:parent-style-name="Heading_20_4">
      <style:paragraph-properties fo:text-align="left" fo:text-indent="0cm" fo:line-height="142%" fo:margin-left="1.058cm"/>
    </style:style>
    <style:style style:name="T118_1" style:family="text">
      <style:text-properties fo:font-style="normal" style:font-style-asian="normal" style:font-name="Calibri" fo:font-size="12pt" style:font-name-asian="Calibri" style:font-size-asian="12pt" style:font-name-complex="Calibri"/>
    </style:style>
    <style:style style:name="P119" style:family="paragraph" style:parent-style-name="Heading_20_5">
      <style:paragraph-properties fo:text-align="left" fo:text-indent="0cm" fo:line-height="142%" fo:margin-left="1.411cm"/>
    </style:style>
    <style:style style:name="T119_1" style:family="text">
      <style:text-properties fo:font-style="normal" style:font-style-asian="normal" style:font-name="Calibri" fo:font-size="12pt" style:font-name-asian="Calibri" style:font-size-asian="12pt" style:font-name-complex="Calibri"/>
    </style:style>
    <style:style style:name="P120" style:family="paragraph" style:parent-style-name="Heading_20_6">
      <style:paragraph-properties fo:text-align="left" fo:text-indent="0cm" fo:line-height="142%" fo:margin-left="1.764cm"/>
    </style:style>
    <style:style style:name="P121" style:family="paragraph" style:parent-style-name="Heading_20_6">
      <style:paragraph-properties fo:text-align="left" fo:text-indent="0cm" fo:line-height="142%" fo:margin-left="1.764cm"/>
    </style:style>
    <style:style style:name="T121_1" style:family="text">
      <style:text-properties fo:font-style="normal" style:font-style-asian="normal" style:font-name="Calibri" fo:font-size="12pt" style:font-name-asian="Calibri" style:font-size-asian="12pt" style:font-name-complex="Calibri"/>
    </style:style>
    <style:style style:name="T121_2" style:family="text">
      <style:text-properties fo:font-style="normal" style:font-style-asian="normal" style:font-name="Calibri" fo:font-size="12pt" style:font-name-asian="Calibri" style:font-size-asian="12pt" style:font-name-complex="Calibri"/>
    </style:style>
    <style:style style:name="T121_3" style:family="text">
      <style:text-properties fo:font-style="normal" style:font-style-asian="normal" style:font-name="Calibri" fo:font-size="12pt" style:font-name-asian="Calibri" style:font-size-asian="12pt" style:font-name-complex="Calibri"/>
    </style:style>
    <style:style style:name="P122" style:family="paragraph" style:parent-style-name="Heading_20_4">
      <style:paragraph-properties fo:text-align="left" fo:text-indent="0cm" fo:line-height="142%" fo:margin-left="1.058cm"/>
    </style:style>
    <style:style style:name="T122_1" style:family="text">
      <style:text-properties fo:font-style="normal" style:font-style-asian="normal" style:font-name="Calibri" fo:font-size="12pt" style:font-name-asian="Calibri" style:font-size-asian="12pt" style:font-name-complex="Calibri"/>
    </style:style>
    <style:style style:name="P123" style:family="paragraph" style:parent-style-name="Heading_20_5">
      <style:paragraph-properties fo:text-align="left" fo:text-indent="0cm" fo:line-height="142%" fo:margin-left="1.411cm"/>
    </style:style>
    <style:style style:name="T123_1" style:family="text">
      <style:text-properties fo:font-style="normal" style:font-style-asian="normal" style:font-name="Calibri" fo:font-size="12pt" style:font-name-asian="Calibri" style:font-size-asian="12pt" style:font-name-complex="Calibri"/>
    </style:style>
    <style:style style:name="P124" style:family="paragraph" style:parent-style-name="Heading_20_6">
      <style:paragraph-properties fo:text-align="left" fo:text-indent="0cm" fo:line-height="142%" fo:margin-left="1.764cm"/>
    </style:style>
    <style:style style:name="P125" style:family="paragraph" style:parent-style-name="Heading_20_7">
      <style:paragraph-properties fo:text-align="left" fo:text-indent="0cm" fo:line-height="142%" fo:margin-left="2.117cm"/>
    </style:style>
    <style:style style:name="T125_1" style:family="text">
      <style:text-properties fo:font-style="normal" style:font-style-asian="normal" style:font-name="Calibri" fo:font-size="12pt" style:font-name-asian="Calibri" style:font-size-asian="12pt" style:font-name-complex="Calibri"/>
    </style:style>
    <style:style style:name="P126" style:family="paragraph" style:parent-style-name="Heading_20_7">
      <style:paragraph-properties fo:text-align="left" fo:text-indent="0cm" fo:line-height="142%" fo:margin-left="2.117cm"/>
    </style:style>
    <style:style style:name="T126_1" style:family="text">
      <style:text-properties fo:font-style="normal" style:font-style-asian="normal" style:font-name="Calibri" fo:font-size="12pt" style:font-name-asian="Calibri" style:font-size-asian="12pt" style:font-name-complex="Calibri"/>
    </style:style>
    <style:style style:name="P127" style:family="paragraph" style:parent-style-name="Heading_20_7">
      <style:paragraph-properties fo:text-align="left" fo:text-indent="0cm" fo:line-height="142%" fo:margin-left="2.117cm"/>
    </style:style>
    <style:style style:name="T127_1" style:family="text">
      <style:text-properties fo:font-style="normal" style:font-style-asian="normal" style:font-name="Calibri" fo:font-size="12pt" style:font-name-asian="Calibri" style:font-size-asian="12pt" style:font-name-complex="Calibri"/>
    </style:style>
    <style:style style:name="P128" style:family="paragraph" style:parent-style-name="Heading_20_8">
      <style:paragraph-properties fo:text-align="left" fo:text-indent="0cm" fo:line-height="142%" fo:margin-left="2.469cm"/>
    </style:style>
    <style:style style:name="T128_1" style:family="text">
      <style:text-properties fo:font-style="normal" style:font-style-asian="normal" style:font-name="Calibri" fo:font-size="12pt" style:font-name-asian="Calibri" style:font-size-asian="12pt" style:font-name-complex="Calibri"/>
    </style:style>
    <style:style style:name="P129" style:family="paragraph" style:parent-style-name="Heading_20_7">
      <style:paragraph-properties fo:text-align="left" fo:text-indent="0cm" fo:line-height="142%" fo:margin-left="2.117cm"/>
    </style:style>
    <style:style style:name="T129_1" style:family="text">
      <style:text-properties fo:font-style="normal" style:font-style-asian="normal" style:font-name="Calibri" fo:font-size="12pt" style:font-name-asian="Calibri" style:font-size-asian="12pt" style:font-name-complex="Calibri"/>
    </style:style>
    <style:style style:name="P130" style:family="paragraph" style:parent-style-name="Heading_20_8">
      <style:paragraph-properties fo:text-align="left" fo:text-indent="0cm" fo:line-height="142%" fo:margin-left="2.469cm"/>
    </style:style>
    <style:style style:name="T130_1" style:family="text">
      <style:text-properties fo:font-style="normal" style:font-style-asian="normal" style:font-name="Calibri" fo:font-size="12pt" style:font-name-asian="Calibri" style:font-size-asian="12pt" style:font-name-complex="Calibri"/>
    </style:style>
    <style:style style:name="P131" style:family="paragraph" style:parent-style-name="Heading_20_7">
      <style:paragraph-properties fo:text-align="left" fo:text-indent="0cm" fo:line-height="142%" fo:margin-left="2.117cm"/>
    </style:style>
    <style:style style:name="T131_1" style:family="text">
      <style:text-properties fo:font-style="normal" style:font-style-asian="normal" style:font-name="Calibri" fo:font-size="12pt" style:font-name-asian="Calibri" style:font-size-asian="12pt" style:font-name-complex="Calibri"/>
    </style:style>
    <style:style style:name="P132" style:family="paragraph" style:parent-style-name="Heading_20_8">
      <style:paragraph-properties fo:text-align="left" fo:text-indent="0cm" fo:line-height="142%" fo:margin-left="2.469cm"/>
    </style:style>
    <style:style style:name="T132_1" style:family="text">
      <style:text-properties fo:font-style="normal" style:font-style-asian="normal" style:font-name="Calibri" fo:font-size="12pt" style:font-name-asian="Calibri" style:font-size-asian="12pt" style:font-name-complex="Calibri"/>
    </style:style>
    <style:style style:name="T132_2" style:family="text">
      <style:text-properties fo:font-style="normal" style:font-style-asian="normal" style:font-name="Calibri" fo:font-size="12pt" style:font-name-asian="Calibri" style:font-size-asian="12pt" style:font-name-complex="Calibri"/>
    </style:style>
    <style:style style:name="T132_3" style:family="text">
      <style:text-properties fo:font-style="normal" style:font-style-asian="normal" style:font-name="Calibri" fo:font-size="12pt" style:font-name-asian="Calibri" style:font-size-asian="12pt" style:font-name-complex="Calibri"/>
    </style:style>
    <style:style style:name="P133" style:family="paragraph" style:parent-style-name="Heading_20_3">
      <style:paragraph-properties fo:text-align="left" fo:text-indent="0cm" fo:line-height="142%"/>
    </style:style>
    <style:style style:name="T133_1" style:family="text">
      <style:text-properties fo:font-style="normal" style:font-style-asian="normal" style:font-name="Calibri" fo:font-size="12pt" style:font-name-asian="Calibri" style:font-size-asian="12pt" style:font-name-complex="Calibri"/>
    </style:style>
    <style:style style:name="P134" style:family="paragraph" style:parent-style-name="Heading_20_4">
      <style:paragraph-properties fo:text-align="left" fo:text-indent="0cm" fo:line-height="142%" fo:margin-left="1.058cm"/>
    </style:style>
    <style:style style:name="T134_1" style:family="text">
      <style:text-properties fo:font-style="normal" style:font-style-asian="normal" style:font-name="Calibri" fo:font-size="12pt" style:font-name-asian="Calibri" style:font-size-asian="12pt" style:font-name-complex="Calibri"/>
    </style:style>
    <style:style style:name="P135" style:family="paragraph" style:parent-style-name="Heading_20_5">
      <style:paragraph-properties fo:text-align="left" fo:text-indent="0cm" fo:line-height="142%" fo:margin-left="1.411cm"/>
    </style:style>
    <style:style style:name="T135_1" style:family="text">
      <style:text-properties fo:font-style="normal" style:font-style-asian="normal" style:font-name="Calibri" fo:font-size="12pt" style:font-name-asian="Calibri" style:font-size-asian="12pt" style:font-name-complex="Calibri"/>
    </style:style>
    <style:style style:name="P136" style:family="paragraph" style:parent-style-name="Heading_20_6">
      <style:paragraph-properties fo:text-align="left" fo:text-indent="0cm" fo:line-height="142%" fo:margin-left="1.764cm"/>
    </style:style>
    <style:style style:name="T136_1" style:family="text">
      <style:text-properties fo:font-style="normal" style:font-style-asian="normal" style:font-name="Calibri" fo:font-size="12pt" style:font-name-asian="Calibri" style:font-size-asian="12pt" style:font-name-complex="Calibri"/>
    </style:style>
    <style:style style:name="P137" style:family="paragraph" style:parent-style-name="Heading_20_5">
      <style:paragraph-properties fo:text-align="left" fo:text-indent="0cm" fo:line-height="142%" fo:margin-left="1.411cm"/>
    </style:style>
    <style:style style:name="T137_1" style:family="text">
      <style:text-properties fo:font-style="normal" style:font-style-asian="normal" style:font-name="Calibri" fo:font-size="12pt" style:font-name-asian="Calibri" style:font-size-asian="12pt" style:font-name-complex="Calibri"/>
    </style:style>
    <style:style style:name="P138" style:family="paragraph" style:parent-style-name="Heading_20_6">
      <style:paragraph-properties fo:text-align="left" fo:text-indent="0cm" fo:line-height="142%" fo:margin-left="1.764cm"/>
    </style:style>
    <style:style style:name="T138_1" style:family="text">
      <style:text-properties fo:font-style="normal" style:font-style-asian="normal" style:font-name="Calibri" fo:font-size="12pt" style:font-name-asian="Calibri" style:font-size-asian="12pt" style:font-name-complex="Calibri"/>
    </style:style>
    <style:style style:name="P139" style:family="paragraph" style:parent-style-name="Heading_20_5">
      <style:paragraph-properties fo:text-align="left" fo:text-indent="0cm" fo:line-height="142%" fo:margin-left="1.411cm"/>
    </style:style>
    <style:style style:name="T139_1" style:family="text">
      <style:text-properties fo:font-style="normal" style:font-style-asian="normal" style:font-name="Calibri" fo:font-size="12pt" style:font-name-asian="Calibri" style:font-size-asian="12pt" style:font-name-complex="Calibri"/>
    </style:style>
    <style:style style:name="P140" style:family="paragraph" style:parent-style-name="Heading_20_6">
      <style:paragraph-properties fo:text-align="left" fo:text-indent="0cm" fo:line-height="142%" fo:margin-left="1.764cm"/>
    </style:style>
    <style:style style:name="T140_1" style:family="text">
      <style:text-properties fo:font-style="normal" style:font-style-asian="normal" style:font-name="Calibri" fo:font-size="12pt" style:font-name-asian="Calibri" style:font-size-asian="12pt" style:font-name-complex="Calibri"/>
    </style:style>
    <style:style style:name="T140_2" style:family="text">
      <style:text-properties fo:font-style="normal" style:font-style-asian="normal" style:font-name="Calibri" fo:font-size="12pt" style:font-name-asian="Calibri" style:font-size-asian="12pt" style:font-name-complex="Calibri"/>
    </style:style>
    <style:style style:name="T140_3" style:family="text">
      <style:text-properties fo:font-style="normal" style:font-style-asian="normal" style:font-name="Calibri" fo:font-size="12pt" style:font-name-asian="Calibri" style:font-size-asian="12pt" style:font-name-complex="Calibri"/>
    </style:style>
    <style:style style:name="P141" style:family="paragraph" style:parent-style-name="Heading_20_4">
      <style:paragraph-properties fo:text-align="left" fo:text-indent="0cm" fo:line-height="142%" fo:margin-left="1.058cm"/>
    </style:style>
    <style:style style:name="T141_1" style:family="text">
      <style:text-properties fo:font-style="normal" style:font-style-asian="normal" style:font-name="Calibri" fo:font-size="12pt" style:font-name-asian="Calibri" style:font-size-asian="12pt" style:font-name-complex="Calibri"/>
    </style:style>
    <style:style style:name="P142" style:family="paragraph" style:parent-style-name="Heading_20_5">
      <style:paragraph-properties fo:text-align="left" fo:text-indent="0cm" fo:line-height="142%" fo:margin-left="1.411cm"/>
    </style:style>
    <style:style style:name="T142_1" style:family="text">
      <style:text-properties fo:font-style="normal" style:font-style-asian="normal" style:font-name="Calibri" fo:font-size="12pt" style:font-name-asian="Calibri" style:font-size-asian="12pt" style:font-name-complex="Calibri"/>
    </style:style>
    <style:style style:name="P143" style:family="paragraph" style:parent-style-name="Heading_20_6">
      <style:paragraph-properties fo:text-align="left" fo:text-indent="0cm" fo:line-height="142%" fo:margin-left="1.764cm"/>
    </style:style>
    <style:style style:name="T143_1" style:family="text">
      <style:text-properties fo:font-style="normal" style:font-style-asian="normal" style:font-name="Calibri" fo:font-size="12pt" style:font-name-asian="Calibri" style:font-size-asian="12pt" style:font-name-complex="Calibri"/>
    </style:style>
    <style:style style:name="P144" style:family="paragraph" style:parent-style-name="Heading_20_7">
      <style:paragraph-properties fo:text-align="left" fo:text-indent="0cm" fo:line-height="142%" fo:margin-left="2.117cm"/>
    </style:style>
    <style:style style:name="T144_1" style:family="text">
      <style:text-properties fo:font-style="normal" style:font-style-asian="normal" style:font-name="Calibri" fo:font-size="12pt" style:font-name-asian="Calibri" style:font-size-asian="12pt" style:font-name-complex="Calibri"/>
    </style:style>
    <style:style style:name="P145" style:family="paragraph" style:parent-style-name="Heading_20_6">
      <style:paragraph-properties fo:text-align="left" fo:text-indent="0cm" fo:line-height="142%" fo:margin-left="1.764cm"/>
    </style:style>
    <style:style style:name="T145_1" style:family="text">
      <style:text-properties fo:font-style="normal" style:font-style-asian="normal" style:font-name="Calibri" fo:font-size="12pt" style:font-name-asian="Calibri" style:font-size-asian="12pt" style:font-name-complex="Calibri"/>
    </style:style>
    <style:style style:name="P146" style:family="paragraph" style:parent-style-name="Heading_20_7">
      <style:paragraph-properties fo:text-align="left" fo:text-indent="0cm" fo:line-height="142%" fo:margin-left="2.117cm"/>
    </style:style>
    <style:style style:name="T146_1" style:family="text">
      <style:text-properties fo:font-style="normal" style:font-style-asian="normal" style:font-name="Calibri" fo:font-size="12pt" style:font-name-asian="Calibri" style:font-size-asian="12pt" style:font-name-complex="Calibri"/>
    </style:style>
    <style:style style:name="P147" style:family="paragraph" style:parent-style-name="Heading_20_5">
      <style:paragraph-properties fo:text-align="left" fo:text-indent="0cm" fo:line-height="142%" fo:margin-left="1.411cm"/>
    </style:style>
    <style:style style:name="T147_1" style:family="text">
      <style:text-properties fo:font-style="normal" style:font-style-asian="normal" style:font-name="Calibri" fo:font-size="12pt" style:font-name-asian="Calibri" style:font-size-asian="12pt" style:font-name-complex="Calibri"/>
    </style:style>
    <style:style style:name="P148" style:family="paragraph" style:parent-style-name="Heading_20_3">
      <style:paragraph-properties fo:text-align="left" fo:text-indent="0cm" fo:line-height="142%"/>
    </style:style>
    <style:style style:name="T148_1" style:family="text">
      <style:text-properties fo:font-style="normal" style:font-style-asian="normal" style:font-name="Calibri" fo:font-size="12pt" style:font-name-asian="Calibri" style:font-size-asian="12pt" style:font-name-complex="Calibri"/>
    </style:style>
    <style:style style:name="P149" style:family="paragraph" style:parent-style-name="Heading_20_4">
      <style:paragraph-properties fo:text-align="left" fo:text-indent="0cm" fo:line-height="142%" fo:margin-left="1.058cm"/>
    </style:style>
    <style:style style:name="T149_1" style:family="text">
      <style:text-properties fo:font-style="normal" style:font-style-asian="normal" style:font-name="Calibri" fo:font-size="12pt" style:font-name-asian="Calibri" style:font-size-asian="12pt" style:font-name-complex="Calibri"/>
    </style:style>
    <style:style style:name="P150" style:family="paragraph" style:parent-style-name="Heading_20_3">
      <style:paragraph-properties fo:text-align="left" fo:text-indent="0cm" fo:line-height="142%"/>
    </style:style>
    <style:style style:name="T150_1" style:family="text">
      <style:text-properties fo:font-style="normal" style:font-style-asian="normal" style:font-name="Calibri" fo:font-size="12pt" style:font-name-asian="Calibri" style:font-size-asian="12pt" style:font-name-complex="Calibri"/>
    </style:style>
    <style:style style:name="P151" style:family="paragraph" style:parent-style-name="Heading_20_4">
      <style:paragraph-properties fo:text-align="left" fo:text-indent="0cm" fo:line-height="142%" fo:margin-left="1.058cm"/>
    </style:style>
    <style:style style:name="T151_1" style:family="text">
      <style:text-properties fo:font-style="normal" style:font-style-asian="normal" style:font-name="Calibri" fo:font-size="12pt" style:font-name-asian="Calibri" style:font-size-asian="12pt" style:font-name-complex="Calibri"/>
    </style:style>
    <style:style style:name="P152" style:family="paragraph" style:parent-style-name="Heading_20_5">
      <style:paragraph-properties fo:text-align="left" fo:text-indent="0cm" fo:line-height="142%" fo:margin-left="1.411cm"/>
    </style:style>
    <style:style style:name="T152_1" style:family="text">
      <style:text-properties fo:font-style="normal" style:font-style-asian="normal" style:font-name="Calibri" fo:font-size="12pt" style:font-name-asian="Calibri" style:font-size-asian="12pt" style:font-name-complex="Calibri"/>
    </style:style>
    <style:style style:name="P153" style:family="paragraph" style:parent-style-name="Heading_20_5">
      <style:paragraph-properties fo:text-align="left" fo:text-indent="0cm" fo:line-height="142%" fo:margin-left="1.411cm"/>
    </style:style>
    <style:style style:name="T153_1" style:family="text">
      <style:text-properties fo:font-style="normal" style:font-style-asian="normal" style:font-name="Calibri" fo:font-size="12pt" style:font-name-asian="Calibri" style:font-size-asian="12pt" style:font-name-complex="Calibri"/>
    </style:style>
    <style:style style:name="P154" style:family="paragraph" style:parent-style-name="Heading_20_6">
      <style:paragraph-properties fo:text-align="left" fo:text-indent="0cm" fo:line-height="142%" fo:margin-left="1.764cm"/>
    </style:style>
    <style:style style:name="T154_1" style:family="text">
      <style:text-properties fo:font-style="normal" style:font-style-asian="normal" style:font-name="Calibri" fo:font-size="12pt" style:font-name-asian="Calibri" style:font-size-asian="12pt" style:font-name-complex="Calibri"/>
    </style:style>
    <style:style style:name="P155" style:family="paragraph" style:parent-style-name="Heading_20_4">
      <style:paragraph-properties fo:text-align="left" fo:text-indent="0cm" fo:line-height="142%" fo:margin-left="1.058cm"/>
    </style:style>
    <style:style style:name="T155_1" style:family="text">
      <style:text-properties fo:font-style="normal" style:font-style-asian="normal" style:font-name="Calibri" fo:font-size="12pt" style:font-name-asian="Calibri" style:font-size-asian="12pt" style:font-name-complex="Calibri"/>
    </style:style>
    <style:style style:name="P156" style:family="paragraph" style:parent-style-name="Heading_20_5">
      <style:paragraph-properties fo:text-align="left" fo:text-indent="0cm" fo:line-height="142%" fo:margin-left="1.411cm"/>
    </style:style>
    <style:style style:name="T156_1" style:family="text">
      <style:text-properties fo:font-style="normal" style:font-style-asian="normal" style:font-name="Calibri" fo:font-size="12pt" style:font-name-asian="Calibri" style:font-size-asian="12pt" style:font-name-complex="Calibri"/>
    </style:style>
    <style:style style:name="P157" style:family="paragraph" style:parent-style-name="Heading_20_5">
      <style:paragraph-properties fo:text-align="left" fo:text-indent="0cm" fo:line-height="142%" fo:margin-left="1.411cm"/>
    </style:style>
    <style:style style:name="T157_1" style:family="text">
      <style:text-properties fo:font-style="normal" style:font-style-asian="normal" style:font-name="Calibri" fo:font-size="12pt" style:font-name-asian="Calibri" style:font-size-asian="12pt" style:font-name-complex="Calibri"/>
    </style:style>
    <style:style style:name="P158" style:family="paragraph" style:parent-style-name="Heading_20_6">
      <style:paragraph-properties fo:text-align="left" fo:text-indent="0cm" fo:line-height="142%" fo:margin-left="1.764cm"/>
    </style:style>
    <style:style style:name="T158_1" style:family="text">
      <style:text-properties fo:font-style="normal" style:font-style-asian="normal" style:font-name="Calibri" fo:font-size="12pt" style:font-name-asian="Calibri" style:font-size-asian="12pt" style:font-name-complex="Calibri"/>
    </style:style>
    <style:style style:name="P159" style:family="paragraph" style:parent-style-name="Heading_20_4">
      <style:paragraph-properties fo:text-align="left" fo:text-indent="0cm" fo:line-height="142%" fo:margin-left="1.058cm"/>
    </style:style>
    <style:style style:name="T159_1" style:family="text">
      <style:text-properties fo:font-style="normal" style:font-style-asian="normal" style:font-name="Calibri" fo:font-size="12pt" style:font-name-asian="Calibri" style:font-size-asian="12pt" style:font-name-complex="Calibri"/>
    </style:style>
    <style:style style:name="P160" style:family="paragraph" style:parent-style-name="Heading_20_5">
      <style:paragraph-properties fo:text-align="left" fo:text-indent="0cm" fo:line-height="142%" fo:margin-left="1.411cm"/>
    </style:style>
    <style:style style:name="T160_1" style:family="text">
      <style:text-properties fo:font-style="normal" style:font-style-asian="normal" style:font-name="Calibri" fo:font-size="12pt" style:font-name-asian="Calibri" style:font-size-asian="12pt" style:font-name-complex="Calibri"/>
    </style:style>
    <style:style style:name="P161" style:family="paragraph" style:parent-style-name="Heading_20_5">
      <style:paragraph-properties fo:text-align="left" fo:text-indent="0cm" fo:line-height="142%" fo:margin-left="1.411cm"/>
    </style:style>
    <style:style style:name="T161_1" style:family="text">
      <style:text-properties fo:font-style="normal" style:font-style-asian="normal" style:font-name="Calibri" fo:font-size="12pt" style:font-name-asian="Calibri" style:font-size-asian="12pt" style:font-name-complex="Calibri"/>
    </style:style>
    <style:style style:name="P162" style:family="paragraph" style:parent-style-name="Heading_20_6">
      <style:paragraph-properties fo:text-align="left" fo:text-indent="0cm" fo:line-height="142%" fo:margin-left="1.764cm"/>
    </style:style>
    <style:style style:name="T162_1" style:family="text">
      <style:text-properties fo:font-style="normal" style:font-style-asian="normal" style:font-name="Calibri" fo:font-size="12pt" style:font-name-asian="Calibri" style:font-size-asian="12pt" style:font-name-complex="Calibri"/>
    </style:style>
    <style:style style:name="P163" style:family="paragraph" style:parent-style-name="Heading_20_3">
      <style:paragraph-properties fo:text-align="left" fo:text-indent="0cm" fo:line-height="142%"/>
    </style:style>
    <style:style style:name="T163_1" style:family="text">
      <style:text-properties fo:font-style="normal" style:font-style-asian="normal" style:font-name="Calibri" fo:font-size="12pt" style:font-name-asian="Calibri" style:font-size-asian="12pt" style:font-name-complex="Calibri"/>
    </style:style>
    <style:style style:name="P164" style:family="paragraph" style:parent-style-name="Heading_20_4">
      <style:paragraph-properties fo:text-align="left" fo:text-indent="0cm" fo:line-height="142%" fo:margin-left="1.058cm"/>
    </style:style>
    <style:style style:name="T164_1" style:family="text">
      <style:text-properties fo:font-style="normal" style:font-style-asian="normal" style:font-name="Calibri" fo:font-size="12pt" style:font-name-asian="Calibri" style:font-size-asian="12pt" style:font-name-complex="Calibri"/>
    </style:style>
    <style:style style:name="P165" style:family="paragraph" style:parent-style-name="Heading_20_4">
      <style:paragraph-properties fo:text-align="left" fo:text-indent="0cm" fo:line-height="142%" fo:margin-left="1.058cm"/>
    </style:style>
    <style:style style:name="T165_1" style:family="text">
      <style:text-properties fo:font-style="normal" style:font-style-asian="normal" style:font-name="Calibri" fo:font-size="12pt" style:font-name-asian="Calibri" style:font-size-asian="12pt" style:font-name-complex="Calibri"/>
    </style:style>
    <style:style style:name="P166" style:family="paragraph" style:parent-style-name="Heading_20_5">
      <style:paragraph-properties fo:text-align="left" fo:text-indent="0cm" fo:line-height="142%" fo:margin-left="1.411cm"/>
    </style:style>
    <style:style style:name="P167" style:family="paragraph" style:parent-style-name="Heading_20_6">
      <style:paragraph-properties fo:text-align="left" fo:text-indent="0cm" fo:line-height="142%" fo:margin-left="1.764cm"/>
    </style:style>
    <style:style style:name="T167_1" style:family="text">
      <style:text-properties fo:font-style="normal" style:font-style-asian="normal" style:font-name="Calibri" fo:font-size="12pt" style:font-name-asian="Calibri" style:font-size-asian="12pt" style:font-name-complex="Calibri"/>
    </style:style>
    <style:style style:name="P168" style:family="paragraph" style:parent-style-name="Heading_20_7">
      <style:paragraph-properties fo:text-align="left" fo:text-indent="0cm" fo:line-height="142%" fo:margin-left="2.117cm"/>
    </style:style>
    <style:style style:name="T168_1" style:family="text">
      <style:text-properties fo:font-style="normal" style:font-style-asian="normal" style:font-name="Calibri" fo:font-size="12pt" style:font-name-asian="Calibri" style:font-size-asian="12pt" style:font-name-complex="Calibri"/>
    </style:style>
    <style:style style:name="P169" style:family="paragraph" style:parent-style-name="Heading_20_7">
      <style:paragraph-properties fo:text-align="left" fo:text-indent="0cm" fo:line-height="142%" fo:margin-left="2.117cm"/>
    </style:style>
    <style:style style:name="T169_1" style:family="text">
      <style:text-properties fo:font-style="normal" style:font-style-asian="normal" style:font-name="Calibri" fo:font-size="12pt" style:font-name-asian="Calibri" style:font-size-asian="12pt" style:font-name-complex="Calibri"/>
    </style:style>
    <style:style style:name="P170" style:family="paragraph" style:parent-style-name="Heading_20_7">
      <style:paragraph-properties fo:text-align="left" fo:text-indent="0cm" fo:line-height="142%" fo:margin-left="2.117cm"/>
    </style:style>
    <style:style style:name="T170_1" style:family="text">
      <style:text-properties fo:font-style="normal" style:font-style-asian="normal" style:font-name="Calibri" fo:font-size="12pt" style:font-name-asian="Calibri" style:font-size-asian="12pt" style:font-name-complex="Calibri"/>
    </style:style>
    <style:style style:name="P171" style:family="paragraph" style:parent-style-name="Heading_20_4">
      <style:paragraph-properties fo:text-align="left" fo:text-indent="0cm" fo:line-height="142%" fo:margin-left="1.058cm"/>
    </style:style>
    <style:style style:name="T171_1" style:family="text">
      <style:text-properties fo:font-style="normal" style:font-style-asian="normal" style:font-name="Calibri" fo:font-size="12pt" style:font-name-asian="Calibri" style:font-size-asian="12pt" style:font-name-complex="Calibri"/>
    </style:style>
    <style:style style:name="P172" style:family="paragraph" style:parent-style-name="Heading_20_5">
      <style:paragraph-properties fo:text-align="left" fo:text-indent="0cm" fo:line-height="142%" fo:margin-left="1.411cm"/>
    </style:style>
    <style:style style:name="T172_1" style:family="text">
      <style:text-properties fo:font-style="normal" style:font-style-asian="normal" style:font-name="Calibri" fo:font-size="12pt" style:font-name-asian="Calibri" style:font-size-asian="12pt" style:font-name-complex="Calibri"/>
    </style:style>
    <style:style style:name="T172_2" style:family="text">
      <style:text-properties fo:font-style="normal" style:font-style-asian="normal" style:font-name="Calibri" fo:font-size="12pt" style:font-name-asian="Calibri" style:font-size-asian="12pt" style:font-name-complex="Calibri"/>
    </style:style>
    <style:style style:name="T172_3" style:family="text">
      <style:text-properties fo:font-style="normal" style:font-style-asian="normal" style:font-name="Calibri" fo:font-size="12pt" style:font-name-asian="Calibri" style:font-size-asian="12pt" style:font-name-complex="Calibri"/>
    </style:style>
    <style:style style:name="T172_4" style:family="text">
      <style:text-properties fo:font-style="normal" style:font-style-asian="normal" style:font-name="Calibri" fo:font-size="12pt" style:font-name-asian="Calibri" style:font-size-asian="12pt" style:font-name-complex="Calibri"/>
    </style:style>
    <style:style style:name="T172_5" style:family="text">
      <style:text-properties fo:font-style="normal" style:font-style-asian="normal" style:font-name="Calibri" fo:font-size="12pt" style:font-name-asian="Calibri" style:font-size-asian="12pt" style:font-name-complex="Calibri"/>
    </style:style>
    <style:style style:name="T172_6" style:family="text">
      <style:text-properties fo:font-style="normal" style:font-style-asian="normal" style:font-name="Calibri" fo:font-size="12pt" style:font-name-asian="Calibri" style:font-size-asian="12pt" style:font-name-complex="Calibri"/>
    </style:style>
    <style:style style:name="P173" style:family="paragraph" style:parent-style-name="Heading_20_2">
      <style:paragraph-properties fo:text-align="left" fo:text-indent="0cm" fo:line-height="142%"/>
    </style:style>
    <style:style style:name="T173_1" style:family="text">
      <style:text-properties fo:font-style="normal" style:font-style-asian="normal" style:font-name="Calibri" fo:font-size="12pt" style:font-name-asian="Calibri" style:font-size-asian="12pt" style:font-name-complex="Calibri"/>
    </style:style>
    <style:style style:name="P174" style:family="paragraph" style:parent-style-name="Heading_20_3">
      <style:paragraph-properties fo:text-align="left" fo:text-indent="0cm" fo:line-height="142%"/>
    </style:style>
    <style:style style:name="T174_1" style:family="text">
      <style:text-properties fo:font-style="normal" style:font-style-asian="normal" style:font-name="Calibri" fo:font-size="12pt" style:font-name-asian="Calibri" style:font-size-asian="12pt" style:font-name-complex="Calibri"/>
    </style:style>
    <style:style style:name="P175" style:family="paragraph" style:parent-style-name="Heading_20_3">
      <style:paragraph-properties fo:text-align="left" fo:text-indent="0cm" fo:line-height="142%"/>
    </style:style>
    <style:style style:name="T175_1" style:family="text">
      <style:text-properties fo:font-style="normal" style:font-style-asian="normal" style:font-name="Calibri" fo:font-size="12pt" style:font-name-asian="Calibri" style:font-size-asian="12pt" style:font-name-complex="Calibri"/>
    </style:style>
    <style:style style:name="P176" style:family="paragraph" style:parent-style-name="Heading_20_4">
      <style:paragraph-properties fo:text-align="left" fo:text-indent="0cm" fo:line-height="142%" fo:margin-left="1.058cm"/>
    </style:style>
    <style:style style:name="T176_1" style:family="text">
      <style:text-properties fo:font-style="normal" style:font-style-asian="normal" style:font-name="Calibri" fo:font-size="12pt" style:font-name-asian="Calibri" style:font-size-asian="12pt" style:font-name-complex="Calibri"/>
    </style:style>
    <style:style style:name="P177" style:family="paragraph" style:parent-style-name="Heading_20_4">
      <style:paragraph-properties fo:text-align="left" fo:text-indent="0cm" fo:line-height="142%" fo:margin-left="1.058cm"/>
    </style:style>
    <style:style style:name="T177_1" style:family="text">
      <style:text-properties fo:font-style="normal" style:font-style-asian="normal" style:font-name="Calibri" fo:font-size="12pt" style:font-name-asian="Calibri" style:font-size-asian="12pt" style:font-name-complex="Calibri"/>
    </style:style>
    <style:style style:name="P178" style:family="paragraph" style:parent-style-name="Heading_20_5">
      <style:paragraph-properties fo:text-align="left" fo:text-indent="0cm" fo:line-height="142%" fo:margin-left="1.411cm"/>
    </style:style>
    <style:style style:name="P179" style:family="paragraph" style:parent-style-name="Heading_20_5">
      <style:paragraph-properties fo:text-align="left" fo:text-indent="0cm" fo:line-height="142%" fo:margin-left="1.411cm"/>
    </style:style>
    <style:style style:name="T179_1" style:family="text">
      <style:text-properties fo:font-style="normal" style:font-style-asian="normal" style:font-name="Calibri" fo:font-size="12pt" style:font-name-asian="Calibri" style:font-size-asian="12pt" style:font-name-complex="Calibri"/>
    </style:style>
    <style:style style:name="P180" style:family="paragraph" style:parent-style-name="Heading_20_6">
      <style:paragraph-properties fo:text-align="left" fo:text-indent="0cm" fo:line-height="142%" fo:margin-left="1.764cm"/>
    </style:style>
    <style:style style:name="T180_1" style:family="text">
      <style:text-properties fo:font-style="normal" style:font-style-asian="normal" style:font-name="Calibri" fo:font-size="12pt" style:font-name-asian="Calibri" style:font-size-asian="12pt" style:font-name-complex="Calibri"/>
    </style:style>
    <style:style style:name="P181" style:family="paragraph" style:parent-style-name="Heading_20_7">
      <style:paragraph-properties fo:text-align="left" fo:text-indent="0cm" fo:line-height="142%" fo:margin-left="2.117cm"/>
    </style:style>
    <style:style style:name="T181_1" style:family="text">
      <style:text-properties fo:font-style="normal" style:font-style-asian="normal" style:font-name="Calibri" fo:font-size="12pt" style:font-name-asian="Calibri" style:font-size-asian="12pt" style:font-name-complex="Calibri"/>
    </style:style>
    <style:style style:name="P182" style:family="paragraph" style:parent-style-name="Heading_20_6">
      <style:paragraph-properties fo:text-align="left" fo:text-indent="0cm" fo:line-height="142%" fo:margin-left="1.764cm"/>
    </style:style>
    <style:style style:name="T182_1" style:family="text">
      <style:text-properties fo:font-style="normal" style:font-style-asian="normal" style:font-name="Calibri" fo:font-size="12pt" style:font-name-asian="Calibri" style:font-size-asian="12pt" style:font-name-complex="Calibri"/>
    </style:style>
    <style:style style:name="P183" style:family="paragraph" style:parent-style-name="Heading_20_7">
      <style:paragraph-properties fo:text-align="left" fo:text-indent="0cm" fo:line-height="142%" fo:margin-left="2.117cm"/>
    </style:style>
    <style:style style:name="T183_1" style:family="text">
      <style:text-properties fo:font-style="normal" style:font-style-asian="normal" style:font-name="Calibri" fo:font-size="12pt" style:font-name-asian="Calibri" style:font-size-asian="12pt" style:font-name-complex="Calibri"/>
    </style:style>
    <style:style style:name="P184" style:family="paragraph" style:parent-style-name="Heading_20_5">
      <style:paragraph-properties fo:text-align="left" fo:text-indent="0cm" fo:line-height="142%" fo:margin-left="1.411cm"/>
    </style:style>
    <style:style style:name="T184_1" style:family="text">
      <style:text-properties fo:font-style="normal" style:font-style-asian="normal" style:font-name="Calibri" fo:font-size="12pt" style:font-name-asian="Calibri" style:font-size-asian="12pt" style:font-name-complex="Calibri"/>
    </style:style>
    <style:style style:name="P185" style:family="paragraph" style:parent-style-name="Heading_20_6">
      <style:paragraph-properties fo:text-align="left" fo:text-indent="0cm" fo:line-height="142%" fo:margin-left="1.764cm"/>
    </style:style>
    <style:style style:name="T185_1" style:family="text">
      <style:text-properties fo:font-style="normal" style:font-style-asian="normal" style:font-name="Calibri" fo:font-size="12pt" style:font-name-asian="Calibri" style:font-size-asian="12pt" style:font-name-complex="Calibri"/>
    </style:style>
    <style:style style:name="P186" style:family="paragraph" style:parent-style-name="Heading_20_7">
      <style:paragraph-properties fo:text-align="left" fo:text-indent="0cm" fo:line-height="142%" fo:margin-left="2.117cm"/>
    </style:style>
    <style:style style:name="T186_1" style:family="text">
      <style:text-properties fo:font-style="normal" style:font-style-asian="normal" style:font-name="Calibri" fo:font-size="12pt" style:font-name-asian="Calibri" style:font-size-asian="12pt" style:font-name-complex="Calibri"/>
    </style:style>
    <style:style style:name="P187" style:family="paragraph" style:parent-style-name="Heading_20_6">
      <style:paragraph-properties fo:text-align="left" fo:text-indent="0cm" fo:line-height="142%" fo:margin-left="1.764cm"/>
    </style:style>
    <style:style style:name="T187_1" style:family="text">
      <style:text-properties fo:font-style="normal" style:font-style-asian="normal" style:font-name="Calibri" fo:font-size="12pt" style:font-name-asian="Calibri" style:font-size-asian="12pt" style:font-name-complex="Calibri"/>
    </style:style>
    <style:style style:name="P188" style:family="paragraph" style:parent-style-name="Heading_20_7">
      <style:paragraph-properties fo:text-align="left" fo:text-indent="0cm" fo:line-height="142%" fo:margin-left="2.117cm"/>
    </style:style>
    <style:style style:name="T188_1" style:family="text">
      <style:text-properties fo:font-style="normal" style:font-style-asian="normal" style:font-name="Calibri" fo:font-size="12pt" style:font-name-asian="Calibri" style:font-size-asian="12pt" style:font-name-complex="Calibri"/>
    </style:style>
    <style:style style:name="P189" style:family="paragraph" style:parent-style-name="Heading_20_3">
      <style:paragraph-properties fo:text-align="left" fo:text-indent="0cm" fo:line-height="142%"/>
    </style:style>
    <style:style style:name="T189_1" style:family="text">
      <style:text-properties fo:font-style="normal" style:font-style-asian="normal" style:font-name="Calibri" fo:font-size="12pt" style:font-name-asian="Calibri" style:font-size-asian="12pt" style:font-name-complex="Calibri"/>
    </style:style>
    <style:style style:name="P190" style:family="paragraph" style:parent-style-name="Heading_20_4">
      <style:paragraph-properties fo:text-align="left" fo:text-indent="0cm" fo:line-height="142%" fo:margin-left="1.058cm"/>
    </style:style>
    <style:style style:name="T190_1" style:family="text">
      <style:text-properties fo:font-style="normal" style:font-style-asian="normal" style:font-name="Calibri" fo:font-size="12pt" style:font-name-asian="Calibri" style:font-size-asian="12pt" style:font-name-complex="Calibri"/>
    </style:style>
    <style:style style:name="P191" style:family="paragraph" style:parent-style-name="Heading_20_5">
      <style:paragraph-properties fo:text-align="left" fo:text-indent="0cm" fo:line-height="142%" fo:margin-left="1.411cm"/>
    </style:style>
    <style:style style:name="T191_1" style:family="text">
      <style:text-properties fo:font-style="normal" style:font-style-asian="normal" style:font-name="Calibri" fo:font-size="12pt" style:font-name-asian="Calibri" style:font-size-asian="12pt" style:font-name-complex="Calibri"/>
    </style:style>
    <style:style style:name="T191_2" style:family="text">
      <style:text-properties fo:font-style="normal" style:font-style-asian="normal" style:font-name="Calibri" fo:font-size="12pt" style:font-name-asian="Calibri" style:font-size-asian="12pt" style:font-name-complex="Calibri"/>
    </style:style>
    <style:style style:name="T191_3" style:family="text">
      <style:text-properties fo:font-style="normal" style:font-style-asian="normal" style:font-name="Calibri" fo:font-size="12pt" style:font-name-asian="Calibri" style:font-size-asian="12pt" style:font-name-complex="Calibri"/>
    </style:style>
    <style:style style:name="T191_4" style:family="text">
      <style:text-properties fo:font-style="normal" style:font-style-asian="normal" style:font-name="Calibri" fo:font-size="12pt" style:font-name-asian="Calibri" style:font-size-asian="12pt" style:font-name-complex="Calibri"/>
    </style:style>
    <style:style style:name="T191_5" style:family="text">
      <style:text-properties fo:font-style="normal" style:font-style-asian="normal" style:font-name="Calibri" fo:font-size="12pt" style:font-name-asian="Calibri" style:font-size-asian="12pt" style:font-name-complex="Calibri"/>
    </style:style>
    <style:style style:name="P192" style:family="paragraph" style:parent-style-name="Heading_20_5">
      <style:paragraph-properties fo:text-align="left" fo:text-indent="0cm" fo:line-height="142%" fo:margin-left="1.411cm"/>
    </style:style>
    <style:style style:name="T192_1" style:family="text">
      <style:text-properties fo:font-style="normal" style:font-style-asian="normal" style:font-name="Calibri" fo:font-size="12pt" style:font-name-asian="Calibri" style:font-size-asian="12pt" style:font-name-complex="Calibri"/>
    </style:style>
    <style:style style:name="P193" style:family="paragraph" style:parent-style-name="Heading_20_5">
      <style:paragraph-properties fo:text-align="left" fo:text-indent="0cm" fo:line-height="142%" fo:margin-left="1.411cm"/>
    </style:style>
    <style:style style:name="T193_1" style:family="text">
      <style:text-properties fo:font-style="normal" style:font-style-asian="normal" style:font-name="Calibri" fo:font-size="12pt" style:font-name-asian="Calibri" style:font-size-asian="12pt" style:font-name-complex="Calibri"/>
    </style:style>
    <style:style style:name="P194" style:family="paragraph" style:parent-style-name="Heading_20_6">
      <style:paragraph-properties fo:text-align="left" fo:text-indent="0cm" fo:line-height="142%" fo:margin-left="1.764cm"/>
    </style:style>
    <style:style style:name="T194_1" style:family="text">
      <style:text-properties fo:font-style="normal" style:font-style-asian="normal" style:font-name="Calibri" fo:font-size="12pt" style:font-name-asian="Calibri" style:font-size-asian="12pt" style:font-name-complex="Calibri"/>
    </style:style>
    <style:style style:name="P195" style:family="paragraph" style:parent-style-name="Heading_20_6">
      <style:paragraph-properties fo:text-align="left" fo:text-indent="0cm" fo:line-height="142%" fo:margin-left="1.764cm"/>
    </style:style>
    <style:style style:name="T195_1" style:family="text">
      <style:text-properties fo:font-style="normal" style:font-style-asian="normal" style:font-name="Calibri" fo:font-size="12pt" style:font-name-asian="Calibri" style:font-size-asian="12pt" style:font-name-complex="Calibri"/>
    </style:style>
    <style:style style:name="P196" style:family="paragraph" style:parent-style-name="Heading_20_7">
      <style:paragraph-properties fo:text-align="left" fo:text-indent="0cm" fo:line-height="142%" fo:margin-left="2.117cm"/>
    </style:style>
    <style:style style:name="P197" style:family="paragraph" style:parent-style-name="Heading_20_6">
      <style:paragraph-properties fo:text-align="left" fo:text-indent="0cm" fo:line-height="142%" fo:margin-left="1.764cm"/>
    </style:style>
    <style:style style:name="T197_1" style:family="text">
      <style:text-properties fo:font-style="normal" style:font-style-asian="normal" style:font-name="Calibri" fo:font-size="12pt" style:font-name-asian="Calibri" style:font-size-asian="12pt" style:font-name-complex="Calibri"/>
    </style:style>
    <style:style style:name="P198" style:family="paragraph" style:parent-style-name="Heading_20_7">
      <style:paragraph-properties fo:text-align="left" fo:text-indent="0cm" fo:line-height="142%" fo:margin-left="2.117cm"/>
    </style:style>
    <style:style style:name="T198_1" style:family="text">
      <style:text-properties fo:font-style="normal" style:font-style-asian="normal" style:font-name="Calibri" fo:font-size="12pt" style:font-name-asian="Calibri" style:font-size-asian="12pt" style:font-name-complex="Calibri"/>
    </style:style>
    <style:style style:name="P199" style:family="paragraph" style:parent-style-name="Heading_20_8">
      <style:paragraph-properties fo:text-align="left" fo:text-indent="0cm" fo:line-height="142%" fo:margin-left="2.469cm"/>
    </style:style>
    <style:style style:name="T199_1" style:family="text">
      <style:text-properties fo:font-style="normal" style:font-style-asian="normal" style:font-name="Calibri" fo:font-size="12pt" style:font-name-asian="Calibri" style:font-size-asian="12pt" style:font-name-complex="Calibri"/>
    </style:style>
    <style:style style:name="P200" style:family="paragraph" style:parent-style-name="Heading_20_7">
      <style:paragraph-properties fo:text-align="left" fo:text-indent="0cm" fo:line-height="142%" fo:margin-left="2.117cm"/>
    </style:style>
    <style:style style:name="T200_1" style:family="text">
      <style:text-properties fo:font-style="normal" style:font-style-asian="normal" style:font-name="Calibri" fo:font-size="12pt" style:font-name-asian="Calibri" style:font-size-asian="12pt" style:font-name-complex="Calibri"/>
    </style:style>
    <style:style style:name="P201" style:family="paragraph" style:parent-style-name="Heading_20_8">
      <style:paragraph-properties fo:text-align="left" fo:text-indent="0cm" fo:line-height="142%" fo:margin-left="2.469cm"/>
    </style:style>
    <style:style style:name="T201_1" style:family="text">
      <style:text-properties fo:font-style="normal" style:font-style-asian="normal" style:font-name="Calibri" fo:font-size="12pt" style:font-name-asian="Calibri" style:font-size-asian="12pt" style:font-name-complex="Calibri"/>
    </style:style>
    <style:style style:name="P202" style:family="paragraph" style:parent-style-name="Heading_20_8">
      <style:paragraph-properties fo:text-align="left" fo:text-indent="0cm" fo:line-height="142%" fo:margin-left="2.469cm"/>
    </style:style>
    <style:style style:name="T202_1" style:family="text">
      <style:text-properties fo:font-style="normal" style:font-style-asian="normal" style:font-name="Calibri" fo:font-size="12pt" style:font-name-asian="Calibri" style:font-size-asian="12pt" style:font-name-complex="Calibri"/>
    </style:style>
    <style:style style:name="T202_2" style:family="text">
      <style:text-properties fo:font-style="normal" style:font-style-asian="normal" style:font-name="Calibri" fo:font-size="12pt" style:font-name-asian="Calibri" style:font-size-asian="12pt" style:font-name-complex="Calibri"/>
    </style:style>
    <style:style style:name="T202_3" style:family="text">
      <style:text-properties fo:font-style="normal" style:font-style-asian="normal" style:font-name="Calibri" fo:font-size="12pt" style:font-name-asian="Calibri" style:font-size-asian="12pt" style:font-name-complex="Calibri"/>
    </style:style>
    <style:style style:name="T202_4" style:family="text">
      <style:text-properties fo:font-style="normal" style:font-style-asian="normal" style:font-name="Calibri" fo:font-size="12pt" style:font-name-asian="Calibri" style:font-size-asian="12pt" style:font-name-complex="Calibri"/>
    </style:style>
    <style:style style:name="T202_5" style:family="text">
      <style:text-properties fo:font-style="normal" style:font-style-asian="normal" style:font-name="Calibri" fo:font-size="12pt" style:font-name-asian="Calibri" style:font-size-asian="12pt" style:font-name-complex="Calibri"/>
    </style:style>
    <style:style style:name="T202_6" style:family="text">
      <style:text-properties fo:font-style="normal" style:font-style-asian="normal" style:font-name="Calibri" fo:font-size="12pt" style:font-name-asian="Calibri" style:font-size-asian="12pt" style:font-name-complex="Calibri"/>
    </style:style>
    <style:style style:name="T202_7" style:family="text">
      <style:text-properties fo:font-style="normal" style:font-style-asian="normal" style:font-name="Calibri" fo:font-size="12pt" style:font-name-asian="Calibri" style:font-size-asian="12pt" style:font-name-complex="Calibri"/>
    </style:style>
    <style:style style:name="P203" style:family="paragraph" style:parent-style-name="Heading_20_7">
      <style:paragraph-properties fo:text-align="left" fo:text-indent="0cm" fo:line-height="142%" fo:margin-left="2.117cm"/>
    </style:style>
    <style:style style:name="T203_1" style:family="text">
      <style:text-properties fo:font-style="normal" style:font-style-asian="normal" style:font-name="Calibri" fo:font-size="12pt" style:font-name-asian="Calibri" style:font-size-asian="12pt" style:font-name-complex="Calibri"/>
    </style:style>
    <style:style style:name="P204" style:family="paragraph" style:parent-style-name="Heading_20_8">
      <style:paragraph-properties fo:text-align="left" fo:text-indent="0cm" fo:line-height="142%" fo:margin-left="2.469cm"/>
    </style:style>
    <style:style style:name="T204_1" style:family="text">
      <style:text-properties fo:font-style="normal" style:font-style-asian="normal" style:font-name="Calibri" fo:font-size="12pt" style:font-name-asian="Calibri" style:font-size-asian="12pt" style:font-name-complex="Calibri"/>
    </style:style>
    <style:style style:name="P205" style:family="paragraph" style:parent-style-name="Heading_20_8">
      <style:paragraph-properties fo:text-align="left" fo:text-indent="0cm" fo:line-height="142%" fo:margin-left="2.469cm"/>
    </style:style>
    <style:style style:name="T205_1" style:family="text">
      <style:text-properties fo:font-style="normal" style:font-style-asian="normal" style:font-name="Calibri" fo:font-size="12pt" style:font-name-asian="Calibri" style:font-size-asian="12pt" style:font-name-complex="Calibri"/>
    </style:style>
    <style:style style:name="P206" style:family="paragraph" style:parent-style-name="Heading_20_6">
      <style:paragraph-properties fo:text-align="left" fo:text-indent="0cm" fo:line-height="142%" fo:margin-left="1.764cm"/>
    </style:style>
    <style:style style:name="T206_1" style:family="text">
      <style:text-properties fo:font-style="normal" style:font-style-asian="normal" style:font-name="Calibri" fo:font-size="12pt" style:font-name-asian="Calibri" style:font-size-asian="12pt" style:font-name-complex="Calibri"/>
    </style:style>
    <style:style style:name="P207" style:family="paragraph" style:parent-style-name="Heading_20_7">
      <style:paragraph-properties fo:text-align="left" fo:text-indent="0cm" fo:line-height="142%" fo:margin-left="2.117cm"/>
    </style:style>
    <style:style style:name="T207_1" style:family="text">
      <style:text-properties fo:font-style="normal" style:font-style-asian="normal" style:font-name="Calibri" fo:font-size="12pt" style:font-name-asian="Calibri" style:font-size-asian="12pt" style:font-name-complex="Calibri"/>
    </style:style>
    <style:style style:name="P208" style:family="paragraph" style:parent-style-name="Heading_20_7">
      <style:paragraph-properties fo:text-align="left" fo:text-indent="0cm" fo:line-height="142%" fo:margin-left="2.117cm"/>
    </style:style>
    <style:style style:name="T208_1" style:family="text">
      <style:text-properties fo:font-style="normal" style:font-style-asian="normal" style:font-name="Calibri" fo:font-size="12pt" style:font-name-asian="Calibri" style:font-size-asian="12pt" style:font-name-complex="Calibri"/>
    </style:style>
    <style:style style:name="P209" style:family="paragraph" style:parent-style-name="Heading_20_5">
      <style:paragraph-properties fo:text-align="left" fo:text-indent="0cm" fo:line-height="142%" fo:margin-left="1.411cm"/>
    </style:style>
    <style:style style:name="T209_1" style:family="text">
      <style:text-properties fo:font-style="normal" style:font-style-asian="normal" style:font-name="Calibri" fo:font-size="12pt" style:font-name-asian="Calibri" style:font-size-asian="12pt" style:font-name-complex="Calibri"/>
    </style:style>
    <style:style style:name="P210" style:family="paragraph" style:parent-style-name="Heading_20_6">
      <style:paragraph-properties fo:text-align="left" fo:text-indent="0cm" fo:line-height="142%" fo:margin-left="1.764cm"/>
    </style:style>
    <style:style style:name="T210_1" style:family="text">
      <style:text-properties fo:font-style="normal" style:font-style-asian="normal" style:font-name="Calibri" fo:font-size="12pt" style:font-name-asian="Calibri" style:font-size-asian="12pt" style:font-name-complex="Calibri"/>
    </style:style>
    <style:style style:name="P211" style:family="paragraph" style:parent-style-name="Heading_20_7">
      <style:paragraph-properties fo:text-align="left" fo:text-indent="0cm" fo:line-height="142%" fo:margin-left="2.117cm"/>
    </style:style>
    <style:style style:name="T211_1" style:family="text">
      <style:text-properties fo:font-style="normal" style:font-style-asian="normal" style:font-name="Calibri" fo:font-size="12pt" style:font-name-asian="Calibri" style:font-size-asian="12pt" style:font-name-complex="Calibri"/>
    </style:style>
    <style:style style:name="P212" style:family="paragraph" style:parent-style-name="Heading_20_7">
      <style:paragraph-properties fo:text-align="left" fo:text-indent="0cm" fo:line-height="142%" fo:margin-left="2.117cm"/>
    </style:style>
    <style:style style:name="T212_1" style:family="text">
      <style:text-properties fo:font-style="normal" style:font-style-asian="normal" style:font-name="Calibri" fo:font-size="12pt" style:font-name-asian="Calibri" style:font-size-asian="12pt" style:font-name-complex="Calibri"/>
    </style:style>
    <style:style style:name="P213" style:family="paragraph" style:parent-style-name="Heading_20_7">
      <style:paragraph-properties fo:text-align="left" fo:text-indent="0cm" fo:line-height="142%" fo:margin-left="2.117cm"/>
    </style:style>
    <style:style style:name="T213_1" style:family="text">
      <style:text-properties fo:font-style="normal" style:font-style-asian="normal" style:font-name="Calibri" fo:font-size="12pt" style:font-name-asian="Calibri" style:font-size-asian="12pt" style:font-name-complex="Calibri"/>
    </style:style>
    <style:style style:name="P214" style:family="paragraph" style:parent-style-name="Heading_20_7">
      <style:paragraph-properties fo:text-align="left" fo:text-indent="0cm" fo:line-height="142%" fo:margin-left="2.117cm"/>
    </style:style>
    <style:style style:name="T214_1" style:family="text">
      <style:text-properties fo:font-style="normal" style:font-style-asian="normal" style:font-name="Calibri" fo:font-size="12pt" style:font-name-asian="Calibri" style:font-size-asian="12pt" style:font-name-complex="Calibri"/>
    </style:style>
    <style:style style:name="P215" style:family="paragraph" style:parent-style-name="Heading_20_6">
      <style:paragraph-properties fo:text-align="left" fo:text-indent="0cm" fo:line-height="142%" fo:margin-left="1.764cm"/>
    </style:style>
    <style:style style:name="T215_1" style:family="text">
      <style:text-properties fo:font-style="normal" style:font-style-asian="normal" style:font-name="Calibri" fo:font-size="12pt" style:font-name-asian="Calibri" style:font-size-asian="12pt" style:font-name-complex="Calibri"/>
    </style:style>
    <style:style style:name="T215_2" style:family="text">
      <style:text-properties fo:font-style="normal" style:font-style-asian="normal" style:font-name="Calibri" fo:font-size="12pt" style:font-name-asian="Calibri" style:font-size-asian="12pt" style:font-name-complex="Calibri"/>
    </style:style>
    <style:style style:name="T215_3" style:family="text">
      <style:text-properties fo:font-style="normal" style:font-style-asian="normal" style:font-name="Calibri" fo:font-size="12pt" style:font-name-asian="Calibri" style:font-size-asian="12pt" style:font-name-complex="Calibri"/>
    </style:style>
    <style:style style:name="T215_4" style:family="text">
      <style:text-properties fo:font-style="normal" style:font-style-asian="normal" style:font-name="Calibri" fo:font-size="12pt" style:font-name-asian="Calibri" style:font-size-asian="12pt" style:font-name-complex="Calibri"/>
    </style:style>
    <style:style style:name="T215_5" style:family="text">
      <style:text-properties fo:font-style="normal" style:font-style-asian="normal" style:font-name="Calibri" fo:font-size="12pt" style:font-name-asian="Calibri" style:font-size-asian="12pt" style:font-name-complex="Calibri"/>
    </style:style>
    <style:style style:name="T215_6" style:family="text">
      <style:text-properties fo:font-style="normal" style:font-style-asian="normal" style:font-name="Calibri" fo:font-size="12pt" style:font-name-asian="Calibri" style:font-size-asian="12pt" style:font-name-complex="Calibri"/>
    </style:style>
    <style:style style:name="T215_7" style:family="text">
      <style:text-properties fo:font-style="normal" style:font-style-asian="normal" style:font-name="Calibri" fo:font-size="12pt" style:font-name-asian="Calibri" style:font-size-asian="12pt" style:font-name-complex="Calibri"/>
    </style:style>
    <style:style style:name="T215_8" style:family="text">
      <style:text-properties fo:font-style="normal" style:font-style-asian="normal" style:font-name="Calibri" fo:font-size="12pt" style:font-name-asian="Calibri" style:font-size-asian="12pt" style:font-name-complex="Calibri"/>
    </style:style>
    <style:style style:name="P216" style:family="paragraph" style:parent-style-name="Heading_20_6">
      <style:paragraph-properties fo:text-align="left" fo:text-indent="0cm" fo:line-height="142%" fo:margin-left="1.764cm"/>
    </style:style>
    <style:style style:name="T216_1" style:family="text">
      <style:text-properties fo:font-style="normal" style:font-style-asian="normal" style:font-name="Calibri" fo:font-size="12pt" style:font-name-asian="Calibri" style:font-size-asian="12pt" style:font-name-complex="Calibri"/>
    </style:style>
    <style:style style:name="P217" style:family="paragraph" style:parent-style-name="Heading_20_7">
      <style:paragraph-properties fo:text-align="left" fo:text-indent="0cm" fo:line-height="142%" fo:margin-left="2.117cm"/>
    </style:style>
    <style:style style:name="T217_1" style:family="text">
      <style:text-properties fo:font-style="normal" style:font-style-asian="normal" style:font-name="Calibri" fo:font-size="12pt" style:font-name-asian="Calibri" style:font-size-asian="12pt" style:font-name-complex="Calibri"/>
    </style:style>
    <style:style style:name="P218" style:family="paragraph" style:parent-style-name="Heading_20_6">
      <style:paragraph-properties fo:text-align="left" fo:text-indent="0cm" fo:line-height="142%" fo:margin-left="1.764cm"/>
    </style:style>
    <style:style style:name="T218_1" style:family="text">
      <style:text-properties fo:font-style="normal" style:font-style-asian="normal" style:font-name="Calibri" fo:font-size="12pt" style:font-name-asian="Calibri" style:font-size-asian="12pt" style:font-name-complex="Calibri"/>
    </style:style>
    <style:style style:name="P219" style:family="paragraph" style:parent-style-name="Heading_20_7">
      <style:paragraph-properties fo:text-align="left" fo:text-indent="0cm" fo:line-height="142%" fo:margin-left="2.117cm"/>
    </style:style>
    <style:style style:name="T219_1" style:family="text">
      <style:text-properties fo:font-style="normal" style:font-style-asian="normal" style:font-name="Calibri" fo:font-size="12pt" style:font-name-asian="Calibri" style:font-size-asian="12pt" style:font-name-complex="Calibri"/>
    </style:style>
    <style:style style:name="P220" style:family="paragraph" style:parent-style-name="Heading_20_7">
      <style:paragraph-properties fo:text-align="left" fo:text-indent="0cm" fo:line-height="142%" fo:margin-left="2.117cm"/>
    </style:style>
    <style:style style:name="T220_1" style:family="text">
      <style:text-properties fo:font-style="normal" style:font-style-asian="normal" style:font-name="Calibri" fo:font-size="12pt" style:font-name-asian="Calibri" style:font-size-asian="12pt" style:font-name-complex="Calibri"/>
    </style:style>
    <style:style style:name="P221" style:family="paragraph" style:parent-style-name="Heading_20_8">
      <style:paragraph-properties fo:text-align="left" fo:text-indent="0cm" fo:line-height="142%" fo:margin-left="2.469cm"/>
    </style:style>
    <style:style style:name="T221_1" style:family="text">
      <style:text-properties fo:font-style="normal" style:font-style-asian="normal" style:font-name="Calibri" fo:font-size="12pt" style:font-name-asian="Calibri" style:font-size-asian="12pt" style:font-name-complex="Calibri"/>
    </style:style>
    <style:style style:name="P222" style:family="paragraph" style:parent-style-name="Heading_20_9">
      <style:paragraph-properties fo:text-align="left" fo:text-indent="0cm" fo:line-height="142%" fo:margin-left="2.822cm"/>
    </style:style>
    <style:style style:name="T222_1" style:family="text">
      <style:text-properties fo:font-style="normal" style:font-style-asian="normal" style:font-name="Calibri" fo:font-size="12pt" style:font-name-asian="Calibri" style:font-size-asian="12pt" style:font-name-complex="Calibri"/>
    </style:style>
    <style:style style:name="P223" style:family="paragraph" style:parent-style-name="Heading_20_9">
      <style:paragraph-properties fo:text-align="left" fo:text-indent="0cm" fo:line-height="142%" fo:margin-left="2.822cm"/>
    </style:style>
    <style:style style:name="T223_1" style:family="text">
      <style:text-properties fo:font-style="normal" style:font-style-asian="normal" style:font-name="Calibri" fo:font-size="12pt" style:font-name-asian="Calibri" style:font-size-asian="12pt" style:font-name-complex="Calibri"/>
    </style:style>
    <style:style style:name="P224" style:family="paragraph" style:parent-style-name="Heading_20_8">
      <style:paragraph-properties fo:text-align="left" fo:text-indent="0cm" fo:line-height="142%" fo:margin-left="2.469cm"/>
    </style:style>
    <style:style style:name="T224_1" style:family="text">
      <style:text-properties fo:font-style="normal" style:font-style-asian="normal" style:font-name="Calibri" fo:font-size="12pt" style:font-name-asian="Calibri" style:font-size-asian="12pt" style:font-name-complex="Calibri"/>
    </style:style>
    <style:style style:name="P225" style:family="paragraph" style:parent-style-name="Heading_20_9">
      <style:paragraph-properties fo:text-align="left" fo:text-indent="0cm" fo:line-height="142%" fo:margin-left="2.822cm"/>
    </style:style>
    <style:style style:name="T225_1" style:family="text">
      <style:text-properties fo:font-style="normal" style:font-style-asian="normal" style:font-name="Calibri" fo:font-size="12pt" style:font-name-asian="Calibri" style:font-size-asian="12pt" style:font-name-complex="Calibri"/>
    </style:style>
    <style:style style:name="P226" style:family="paragraph" style:parent-style-name="Heading_20_9">
      <style:paragraph-properties fo:text-align="left" fo:text-indent="0cm" fo:line-height="142%" fo:margin-left="2.822cm"/>
    </style:style>
    <style:style style:name="T226_1" style:family="text">
      <style:text-properties fo:font-style="normal" style:font-style-asian="normal" style:font-name="Calibri" fo:font-size="12pt" style:font-name-asian="Calibri" style:font-size-asian="12pt" style:font-name-complex="Calibri"/>
    </style:style>
    <style:style style:name="P227" style:family="paragraph" style:parent-style-name="Heading_20_8">
      <style:paragraph-properties fo:text-align="left" fo:text-indent="0cm" fo:line-height="142%" fo:margin-left="2.469cm"/>
    </style:style>
    <style:style style:name="T227_1" style:family="text">
      <style:text-properties fo:font-style="normal" style:font-style-asian="normal" style:font-name="Calibri" fo:font-size="12pt" style:font-name-asian="Calibri" style:font-size-asian="12pt" style:font-name-complex="Calibri"/>
    </style:style>
    <style:style style:name="P228" style:family="paragraph" style:parent-style-name="Heading_20_9">
      <style:paragraph-properties fo:text-align="left" fo:text-indent="0cm" fo:line-height="142%" fo:margin-left="2.822cm"/>
    </style:style>
    <style:style style:name="T228_1" style:family="text">
      <style:text-properties fo:font-style="normal" style:font-style-asian="normal" style:font-name="Calibri" fo:font-size="12pt" style:font-name-asian="Calibri" style:font-size-asian="12pt" style:font-name-complex="Calibri"/>
    </style:style>
    <style:style style:name="P229" style:family="paragraph" style:parent-style-name="Heading_20_9">
      <style:paragraph-properties fo:text-align="left" fo:text-indent="0cm" fo:line-height="142%" fo:margin-left="2.822cm"/>
    </style:style>
    <style:style style:name="T229_1" style:family="text">
      <style:text-properties fo:font-style="normal" style:font-style-asian="normal" style:font-name="Calibri" fo:font-size="12pt" style:font-name-asian="Calibri" style:font-size-asian="12pt" style:font-name-complex="Calibri"/>
    </style:style>
    <style:style style:name="P230" style:family="paragraph" style:parent-style-name="Heading_20_8">
      <style:paragraph-properties fo:text-align="left" fo:text-indent="0cm" fo:line-height="142%" fo:margin-left="2.469cm"/>
    </style:style>
    <style:style style:name="T230_1" style:family="text">
      <style:text-properties fo:font-style="normal" style:font-style-asian="normal" style:font-name="Calibri" fo:font-size="12pt" style:font-name-asian="Calibri" style:font-size-asian="12pt" style:font-name-complex="Calibri"/>
    </style:style>
    <style:style style:name="P231" style:family="paragraph" style:parent-style-name="Heading_20_9">
      <style:paragraph-properties fo:text-align="left" fo:text-indent="0cm" fo:line-height="142%" fo:margin-left="2.822cm"/>
    </style:style>
    <style:style style:name="T231_1" style:family="text">
      <style:text-properties fo:font-style="normal" style:font-style-asian="normal" style:font-name="Calibri" fo:font-size="12pt" style:font-name-asian="Calibri" style:font-size-asian="12pt" style:font-name-complex="Calibri"/>
    </style:style>
    <style:style style:name="P232" style:family="paragraph" style:parent-style-name="Heading_20_4">
      <style:paragraph-properties fo:text-align="left" fo:text-indent="0cm" fo:line-height="142%" fo:margin-left="1.058cm"/>
    </style:style>
    <style:style style:name="T232_1" style:family="text">
      <style:text-properties fo:font-style="normal" style:font-style-asian="normal" style:font-name="Calibri" fo:font-size="12pt" style:font-name-asian="Calibri" style:font-size-asian="12pt" style:font-name-complex="Calibri"/>
    </style:style>
    <style:style style:name="P233" style:family="paragraph" style:parent-style-name="Heading_20_5">
      <style:paragraph-properties fo:text-align="left" fo:text-indent="0cm" fo:line-height="142%" fo:margin-left="1.411cm"/>
    </style:style>
    <style:style style:name="T233_1" style:family="text">
      <style:text-properties fo:font-style="normal" style:font-style-asian="normal" style:font-name="Calibri" fo:font-size="12pt" style:font-name-asian="Calibri" style:font-size-asian="12pt" style:font-name-complex="Calibri"/>
    </style:style>
    <style:style style:name="P234" style:family="paragraph" style:parent-style-name="Heading_20_5">
      <style:paragraph-properties fo:text-align="left" fo:text-indent="0cm" fo:line-height="142%" fo:margin-left="1.411cm"/>
    </style:style>
    <style:style style:name="T234_1" style:family="text">
      <style:text-properties fo:font-style="normal" style:font-style-asian="normal" style:font-name="Calibri" fo:font-size="12pt" style:font-name-asian="Calibri" style:font-size-asian="12pt" style:font-name-complex="Calibri"/>
    </style:style>
    <style:style style:name="P235" style:family="paragraph" style:parent-style-name="Heading_20_4">
      <style:paragraph-properties fo:text-align="left" fo:text-indent="0cm" fo:line-height="142%" fo:margin-left="1.058cm"/>
    </style:style>
    <style:style style:name="T235_1" style:family="text">
      <style:text-properties fo:font-style="normal" style:font-style-asian="normal" style:font-name="Calibri" fo:font-size="12pt" style:font-name-asian="Calibri" style:font-size-asian="12pt" style:font-name-complex="Calibri"/>
    </style:style>
    <style:style style:name="P236" style:family="paragraph" style:parent-style-name="Heading_20_5">
      <style:paragraph-properties fo:text-align="left" fo:text-indent="0cm" fo:line-height="142%" fo:margin-left="1.411cm"/>
    </style:style>
    <style:style style:name="T236_1" style:family="text">
      <style:text-properties fo:font-style="normal" style:font-style-asian="normal" style:font-name="Calibri" fo:font-size="12pt" style:font-name-asian="Calibri" style:font-size-asian="12pt" style:font-name-complex="Calibri"/>
    </style:style>
    <style:style style:name="P237" style:family="paragraph" style:parent-style-name="Heading_20_6">
      <style:paragraph-properties fo:text-align="left" fo:text-indent="0cm" fo:line-height="142%" fo:margin-left="1.764cm"/>
    </style:style>
    <style:style style:name="P238" style:family="paragraph" style:parent-style-name="Heading_20_5">
      <style:paragraph-properties fo:text-align="left" fo:text-indent="0cm" fo:line-height="142%" fo:margin-left="1.411cm"/>
    </style:style>
    <style:style style:name="T238_1" style:family="text">
      <style:text-properties fo:font-style="normal" style:font-style-asian="normal" style:font-name="Calibri" fo:font-size="12pt" style:font-name-asian="Calibri" style:font-size-asian="12pt" style:font-name-complex="Calibri"/>
    </style:style>
    <style:style style:name="P239" style:family="paragraph" style:parent-style-name="Heading_20_6">
      <style:paragraph-properties fo:text-align="left" fo:text-indent="0cm" fo:line-height="142%" fo:margin-left="1.764cm"/>
    </style:style>
    <style:style style:name="T239_1" style:family="text">
      <style:text-properties fo:font-style="normal" style:font-style-asian="normal" style:font-name="Calibri" fo:font-size="12pt" style:font-name-asian="Calibri" style:font-size-asian="12pt" style:font-name-complex="Calibri"/>
    </style:style>
    <style:style style:name="P240" style:family="paragraph" style:parent-style-name="Heading_20_7">
      <style:paragraph-properties fo:text-align="left" fo:text-indent="0cm" fo:line-height="142%" fo:margin-left="2.117cm"/>
    </style:style>
    <style:style style:name="T240_1" style:family="text">
      <style:text-properties fo:font-style="normal" style:font-style-asian="normal" style:font-name="Calibri" fo:font-size="12pt" style:font-name-asian="Calibri" style:font-size-asian="12pt" style:font-name-complex="Calibri"/>
    </style:style>
    <style:style style:name="P241" style:family="paragraph" style:parent-style-name="Heading_20_8">
      <style:paragraph-properties fo:text-align="left" fo:text-indent="0cm" fo:line-height="142%" fo:margin-left="2.469cm"/>
    </style:style>
    <style:style style:name="T241_1" style:family="text">
      <style:text-properties fo:font-style="normal" style:font-style-asian="normal" style:font-name="Calibri" fo:font-size="12pt" style:font-name-asian="Calibri" style:font-size-asian="12pt" style:font-name-complex="Calibri"/>
    </style:style>
    <style:style style:name="P242" style:family="paragraph" style:parent-style-name="Heading_20_9">
      <style:paragraph-properties fo:text-align="left" fo:text-indent="0cm" fo:line-height="142%" fo:margin-left="2.822cm"/>
    </style:style>
    <style:style style:name="T242_1" style:family="text">
      <style:text-properties fo:font-style="normal" style:font-style-asian="normal" style:font-name="Calibri" fo:font-size="12pt" style:font-name-asian="Calibri" style:font-size-asian="12pt" style:font-name-complex="Calibri"/>
    </style:style>
    <style:style style:name="P243" style:family="paragraph" style:parent-style-name="Heading_20_8">
      <style:paragraph-properties fo:text-align="left" fo:text-indent="0cm" fo:line-height="142%" fo:margin-left="2.469cm"/>
    </style:style>
    <style:style style:name="T243_1" style:family="text">
      <style:text-properties fo:font-style="normal" style:font-style-asian="normal" style:font-name="Calibri" fo:font-size="12pt" style:font-name-asian="Calibri" style:font-size-asian="12pt" style:font-name-complex="Calibri"/>
    </style:style>
    <style:style style:name="P244" style:family="paragraph" style:parent-style-name="Heading_20_9">
      <style:paragraph-properties fo:text-align="left" fo:text-indent="0cm" fo:line-height="142%" fo:margin-left="2.822cm"/>
    </style:style>
    <style:style style:name="T244_1" style:family="text">
      <style:text-properties fo:font-style="normal" style:font-style-asian="normal" style:font-name="Calibri" fo:font-size="12pt" style:font-name-asian="Calibri" style:font-size-asian="12pt" style:font-name-complex="Calibri"/>
    </style:style>
    <style:style style:name="P245" style:family="paragraph" style:parent-style-name="Heading_20_9">
      <style:paragraph-properties fo:text-align="left" fo:text-indent="0cm" fo:line-height="142%" fo:margin-left="2.822cm"/>
    </style:style>
    <style:style style:name="T245_1" style:family="text">
      <style:text-properties fo:font-style="normal" style:font-style-asian="normal" style:font-name="Calibri" fo:font-size="12pt" style:font-name-asian="Calibri" style:font-size-asian="12pt" style:font-name-complex="Calibri"/>
    </style:style>
    <style:style style:name="P246" style:family="paragraph" style:parent-style-name="Heading_20_9">
      <style:paragraph-properties fo:text-align="left" fo:text-indent="0cm" fo:line-height="142%" fo:margin-left="2.822cm"/>
    </style:style>
    <style:style style:name="T246_1" style:family="text">
      <style:text-properties fo:font-style="normal" style:font-style-asian="normal" style:font-name="Calibri" fo:font-size="12pt" style:font-name-asian="Calibri" style:font-size-asian="12pt" style:font-name-complex="Calibri"/>
    </style:style>
    <style:style style:name="P247" style:family="paragraph" style:parent-style-name="Heading_20_9">
      <style:paragraph-properties fo:text-align="left" fo:text-indent="0cm" fo:line-height="142%" fo:margin-left="2.822cm"/>
    </style:style>
    <style:style style:name="T247_1" style:family="text">
      <style:text-properties fo:font-style="normal" style:font-style-asian="normal" style:font-name="Calibri" fo:font-size="12pt" style:font-name-asian="Calibri" style:font-size-asian="12pt" style:font-name-complex="Calibri"/>
    </style:style>
    <style:style style:name="P248" style:family="paragraph" style:parent-style-name="Heading_20_9">
      <style:paragraph-properties fo:text-align="left" fo:text-indent="0cm" fo:line-height="142%" fo:margin-left="2.822cm"/>
    </style:style>
    <style:style style:name="T248_1" style:family="text">
      <style:text-properties fo:font-style="normal" style:font-style-asian="normal" style:font-name="Calibri" fo:font-size="12pt" style:font-name-asian="Calibri" style:font-size-asian="12pt" style:font-name-complex="Calibri"/>
    </style:style>
    <style:style style:name="P249" style:family="paragraph" style:parent-style-name="Heading_20_9">
      <style:paragraph-properties fo:text-align="left" fo:text-indent="0cm" fo:line-height="142%" fo:margin-left="2.822cm"/>
    </style:style>
    <style:style style:name="T249_1" style:family="text">
      <style:text-properties fo:font-style="normal" style:font-style-asian="normal" style:font-name="Calibri" fo:font-size="12pt" style:font-name-asian="Calibri" style:font-size-asian="12pt" style:font-name-complex="Calibri"/>
    </style:style>
    <style:style style:name="P250" style:family="paragraph" style:parent-style-name="Heading_20_9">
      <style:paragraph-properties fo:text-align="left" fo:text-indent="0cm" fo:line-height="142%" fo:margin-left="2.822cm"/>
    </style:style>
    <style:style style:name="T250_1" style:family="text">
      <style:text-properties fo:font-style="normal" style:font-style-asian="normal" style:font-name="Calibri" fo:font-size="12pt" style:font-name-asian="Calibri" style:font-size-asian="12pt" style:font-name-complex="Calibri"/>
    </style:style>
    <style:style style:name="P251" style:family="paragraph" style:parent-style-name="Heading_20_9">
      <style:paragraph-properties fo:text-align="left" fo:text-indent="0cm" fo:line-height="142%" fo:margin-left="2.822cm"/>
    </style:style>
    <style:style style:name="T251_1" style:family="text">
      <style:text-properties fo:font-style="normal" style:font-style-asian="normal" style:font-name="Calibri" fo:font-size="12pt" style:font-name-asian="Calibri" style:font-size-asian="12pt" style:font-name-complex="Calibri"/>
    </style:style>
    <style:style style:name="P252" style:family="paragraph" style:parent-style-name="Heading_20_9">
      <style:paragraph-properties fo:text-align="left" fo:text-indent="0cm" fo:line-height="142%" fo:margin-left="2.822cm"/>
    </style:style>
    <style:style style:name="T252_1" style:family="text">
      <style:text-properties fo:font-style="normal" style:font-style-asian="normal" style:font-name="Calibri" fo:font-size="12pt" style:font-name-asian="Calibri" style:font-size-asian="12pt" style:font-name-complex="Calibri"/>
    </style:style>
    <style:style style:name="P253" style:family="paragraph" style:parent-style-name="Heading_20_9">
      <style:paragraph-properties fo:text-align="left" fo:text-indent="0cm" fo:line-height="142%" fo:margin-left="2.822cm"/>
    </style:style>
    <style:style style:name="T253_1" style:family="text">
      <style:text-properties fo:font-style="normal" style:font-style-asian="normal" style:font-name="Calibri" fo:font-size="12pt" style:font-name-asian="Calibri" style:font-size-asian="12pt" style:font-name-complex="Calibri"/>
    </style:style>
    <style:style style:name="P254" style:family="paragraph" style:parent-style-name="Heading_20_9">
      <style:paragraph-properties fo:text-align="left" fo:text-indent="0cm" fo:line-height="142%" fo:margin-left="2.822cm"/>
    </style:style>
    <style:style style:name="T254_1" style:family="text">
      <style:text-properties fo:font-style="normal" style:font-style-asian="normal" style:font-name="Calibri" fo:font-size="12pt" style:font-name-asian="Calibri" style:font-size-asian="12pt" style:font-name-complex="Calibri"/>
    </style:style>
    <style:style style:name="P255" style:family="paragraph" style:parent-style-name="Heading_20_9">
      <style:paragraph-properties fo:text-align="left" fo:text-indent="0cm" fo:line-height="142%" fo:margin-left="2.822cm"/>
    </style:style>
    <style:style style:name="T255_1" style:family="text">
      <style:text-properties fo:font-style="normal" style:font-style-asian="normal" style:font-name="Calibri" fo:font-size="12pt" style:font-name-asian="Calibri" style:font-size-asian="12pt" style:font-name-complex="Calibri"/>
    </style:style>
    <style:style style:name="P256" style:family="paragraph" style:parent-style-name="Heading_20_9">
      <style:paragraph-properties fo:text-align="left" fo:text-indent="0cm" fo:line-height="142%" fo:margin-left="2.822cm"/>
    </style:style>
    <style:style style:name="T256_1" style:family="text">
      <style:text-properties fo:font-style="normal" style:font-style-asian="normal" style:font-name="Calibri" fo:font-size="12pt" style:font-name-asian="Calibri" style:font-size-asian="12pt" style:font-name-complex="Calibri"/>
    </style:style>
    <style:style style:name="P257" style:family="paragraph" style:parent-style-name="Heading_20_9">
      <style:paragraph-properties fo:text-align="left" fo:text-indent="0cm" fo:line-height="142%" fo:margin-left="2.822cm"/>
    </style:style>
    <style:style style:name="T257_1" style:family="text">
      <style:text-properties fo:font-style="normal" style:font-style-asian="normal" style:font-name="Calibri" fo:font-size="12pt" style:font-name-asian="Calibri" style:font-size-asian="12pt" style:font-name-complex="Calibri"/>
    </style:style>
    <style:style style:name="P258" style:family="paragraph" style:parent-style-name="Heading_20_9">
      <style:paragraph-properties fo:text-align="left" fo:text-indent="0cm" fo:line-height="142%" fo:margin-left="2.822cm"/>
    </style:style>
    <style:style style:name="T258_1" style:family="text">
      <style:text-properties fo:font-style="normal" style:font-style-asian="normal" style:font-name="Calibri" fo:font-size="12pt" style:font-name-asian="Calibri" style:font-size-asian="12pt" style:font-name-complex="Calibri"/>
    </style:style>
    <style:style style:name="P259" style:family="paragraph" style:parent-style-name="Heading_20_8">
      <style:paragraph-properties fo:text-align="left" fo:text-indent="0cm" fo:line-height="142%" fo:margin-left="2.469cm"/>
    </style:style>
    <style:style style:name="P260" style:family="paragraph" style:parent-style-name="Heading_20_6">
      <style:paragraph-properties fo:text-align="left" fo:text-indent="0cm" fo:line-height="142%" fo:margin-left="1.764cm"/>
    </style:style>
    <style:style style:name="T260_1" style:family="text">
      <style:text-properties fo:font-style="normal" style:font-style-asian="normal" style:font-name="Calibri" fo:font-size="12pt" style:font-name-asian="Calibri" style:font-size-asian="12pt" style:font-name-complex="Calibri"/>
    </style:style>
    <style:style style:name="P261" style:family="paragraph" style:parent-style-name="Heading_20_7">
      <style:paragraph-properties fo:text-align="left" fo:text-indent="0cm" fo:line-height="142%" fo:margin-left="2.117cm"/>
    </style:style>
    <style:style style:name="T261_1" style:family="text">
      <style:text-properties fo:font-style="normal" style:font-style-asian="normal" style:font-name="Calibri" fo:font-size="12pt" style:font-name-asian="Calibri" style:font-size-asian="12pt" style:font-name-complex="Calibri"/>
    </style:style>
    <style:style style:name="P262" style:family="paragraph" style:parent-style-name="Heading_20_8">
      <style:paragraph-properties fo:text-align="left" fo:text-indent="0cm" fo:line-height="142%" fo:margin-left="2.469cm"/>
    </style:style>
    <style:style style:name="P263" style:family="paragraph" style:parent-style-name="Heading_20_7">
      <style:paragraph-properties fo:text-align="left" fo:text-indent="0cm" fo:line-height="142%" fo:margin-left="2.117cm"/>
    </style:style>
    <style:style style:name="T263_1" style:family="text">
      <style:text-properties fo:font-style="normal" style:font-style-asian="normal" style:font-name="Calibri" fo:font-size="12pt" style:font-name-asian="Calibri" style:font-size-asian="12pt" style:font-name-complex="Calibri"/>
    </style:style>
    <style:style style:name="P264" style:family="paragraph" style:parent-style-name="Heading_20_8">
      <style:paragraph-properties fo:text-align="left" fo:text-indent="0cm" fo:line-height="142%" fo:margin-left="2.469cm"/>
    </style:style>
    <style:style style:name="T264_1" style:family="text">
      <style:text-properties fo:font-style="normal" style:font-style-asian="normal" style:font-name="Calibri" fo:font-size="12pt" style:font-name-asian="Calibri" style:font-size-asian="12pt" style:font-name-complex="Calibri"/>
    </style:style>
    <style:style style:name="P265" style:family="paragraph" style:parent-style-name="Heading_20_9">
      <style:paragraph-properties fo:text-align="left" fo:text-indent="0cm" fo:line-height="142%" fo:margin-left="2.822cm"/>
    </style:style>
    <style:style style:name="T265_1" style:family="text">
      <style:text-properties fo:font-style="normal" style:font-style-asian="normal" style:font-name="Calibri" fo:font-size="12pt" style:font-name-asian="Calibri" style:font-size-asian="12pt" style:font-name-complex="Calibri"/>
    </style:style>
    <style:style style:name="P266" style:family="paragraph" style:parent-style-name="Heading_20_9">
      <style:paragraph-properties fo:text-align="left" fo:text-indent="0cm" fo:line-height="142%" fo:margin-left="2.822cm"/>
    </style:style>
    <style:style style:name="T266_1" style:family="text">
      <style:text-properties fo:font-style="normal" style:font-style-asian="normal" style:font-name="Calibri" fo:font-size="12pt" style:font-name-asian="Calibri" style:font-size-asian="12pt" style:font-name-complex="Calibri"/>
    </style:style>
    <style:style style:name="P267" style:family="paragraph" style:parent-style-name="Heading_20_8">
      <style:paragraph-properties fo:text-align="left" fo:text-indent="0cm" fo:line-height="142%" fo:margin-left="2.469cm"/>
    </style:style>
    <style:style style:name="T267_1" style:family="text">
      <style:text-properties fo:font-style="normal" style:font-style-asian="normal" style:font-name="Calibri" fo:font-size="12pt" style:font-name-asian="Calibri" style:font-size-asian="12pt" style:font-name-complex="Calibri"/>
    </style:style>
    <style:style style:name="P268" style:family="paragraph" style:parent-style-name="Heading_20_9">
      <style:paragraph-properties fo:text-align="left" fo:text-indent="0cm" fo:line-height="142%" fo:margin-left="2.822cm"/>
    </style:style>
    <style:style style:name="T268_1" style:family="text">
      <style:text-properties fo:font-style="normal" style:font-style-asian="normal" style:font-name="Calibri" fo:font-size="12pt" style:font-name-asian="Calibri" style:font-size-asian="12pt" style:font-name-complex="Calibri"/>
    </style:style>
    <style:style style:name="P269" style:family="paragraph" style:parent-style-name="Heading_20_9">
      <style:paragraph-properties fo:text-align="left" fo:text-indent="0cm" fo:line-height="142%" fo:margin-left="2.822cm"/>
    </style:style>
    <style:style style:name="T269_1" style:family="text">
      <style:text-properties fo:font-style="normal" style:font-style-asian="normal" style:font-name="Calibri" fo:font-size="12pt" style:font-name-asian="Calibri" style:font-size-asian="12pt" style:font-name-complex="Calibri"/>
    </style:style>
    <style:style style:name="P270" style:family="paragraph" style:parent-style-name="Heading_20_9">
      <style:paragraph-properties fo:text-align="left" fo:text-indent="0cm" fo:line-height="142%" fo:margin-left="2.822cm"/>
    </style:style>
    <style:style style:name="T270_1" style:family="text">
      <style:text-properties fo:font-style="normal" style:font-style-asian="normal" style:font-name="Calibri" fo:font-size="12pt" style:font-name-asian="Calibri" style:font-size-asian="12pt" style:font-name-complex="Calibri"/>
    </style:style>
    <style:style style:name="P271" style:family="paragraph" style:parent-style-name="Heading_20_9">
      <style:paragraph-properties fo:text-align="left" fo:text-indent="0cm" fo:line-height="142%" fo:margin-left="2.822cm"/>
    </style:style>
    <style:style style:name="T271_1" style:family="text">
      <style:text-properties fo:font-style="normal" style:font-style-asian="normal" style:font-name="Calibri" fo:font-size="12pt" style:font-name-asian="Calibri" style:font-size-asian="12pt" style:font-name-complex="Calibri"/>
    </style:style>
    <style:style style:name="P272" style:family="paragraph" style:parent-style-name="Heading_20_9">
      <style:paragraph-properties fo:text-align="left" fo:text-indent="0cm" fo:line-height="142%" fo:margin-left="2.822cm"/>
    </style:style>
    <style:style style:name="T272_1" style:family="text">
      <style:text-properties fo:font-style="normal" style:font-style-asian="normal" style:font-name="Calibri" fo:font-size="12pt" style:font-name-asian="Calibri" style:font-size-asian="12pt" style:font-name-complex="Calibri"/>
    </style:style>
    <style:style style:name="P273" style:family="paragraph" style:parent-style-name="Heading_20_9">
      <style:paragraph-properties fo:text-align="left" fo:text-indent="0cm" fo:line-height="142%" fo:margin-left="2.822cm"/>
    </style:style>
    <style:style style:name="T273_1" style:family="text">
      <style:text-properties fo:font-style="normal" style:font-style-asian="normal" style:font-name="Calibri" fo:font-size="12pt" style:font-name-asian="Calibri" style:font-size-asian="12pt" style:font-name-complex="Calibri"/>
    </style:style>
    <style:style style:name="P274" style:family="paragraph" style:parent-style-name="Heading_20_9">
      <style:paragraph-properties fo:text-align="left" fo:text-indent="0cm" fo:line-height="142%" fo:margin-left="2.822cm"/>
    </style:style>
    <style:style style:name="T274_1" style:family="text">
      <style:text-properties fo:font-style="normal" style:font-style-asian="normal" style:font-name="Calibri" fo:font-size="12pt" style:font-name-asian="Calibri" style:font-size-asian="12pt" style:font-name-complex="Calibri"/>
    </style:style>
    <style:style style:name="P275" style:family="paragraph" style:parent-style-name="Heading_20_7">
      <style:paragraph-properties fo:text-align="left" fo:text-indent="0cm" fo:line-height="142%" fo:margin-left="2.117cm"/>
    </style:style>
    <style:style style:name="T275_1" style:family="text">
      <style:text-properties fo:font-style="normal" style:font-style-asian="normal" style:font-name="Calibri" fo:font-size="12pt" style:font-name-asian="Calibri" style:font-size-asian="12pt" style:font-name-complex="Calibri"/>
    </style:style>
    <style:style style:name="P276" style:family="paragraph" style:parent-style-name="Heading_20_8">
      <style:paragraph-properties fo:text-align="left" fo:text-indent="0cm" fo:line-height="142%" fo:margin-left="2.469cm"/>
    </style:style>
    <style:style style:name="P277" style:family="paragraph" style:parent-style-name="Heading_20_7">
      <style:paragraph-properties fo:text-align="left" fo:text-indent="0cm" fo:line-height="142%" fo:margin-left="2.117cm"/>
    </style:style>
    <style:style style:name="P278" style:family="paragraph" style:parent-style-name="Heading_20_4">
      <style:paragraph-properties fo:text-align="left" fo:text-indent="0cm" fo:line-height="142%" fo:margin-left="1.058cm"/>
    </style:style>
    <style:style style:name="T278_1" style:family="text">
      <style:text-properties fo:font-style="normal" style:font-style-asian="normal" style:font-name="Calibri" fo:font-size="12pt" style:font-name-asian="Calibri" style:font-size-asian="12pt" style:font-name-complex="Calibri"/>
    </style:style>
    <style:style style:name="P279" style:family="paragraph" style:parent-style-name="Heading_20_5">
      <style:paragraph-properties fo:text-align="left" fo:text-indent="0cm" fo:line-height="142%" fo:margin-left="1.411cm"/>
    </style:style>
    <style:style style:name="T279_1" style:family="text">
      <style:text-properties fo:font-style="normal" style:font-style-asian="normal" style:font-name="Calibri" fo:font-size="12pt" style:font-name-asian="Calibri" style:font-size-asian="12pt" style:font-name-complex="Calibri"/>
    </style:style>
    <style:style style:name="P280" style:family="paragraph" style:parent-style-name="Heading_20_5">
      <style:paragraph-properties fo:text-align="left" fo:text-indent="0cm" fo:line-height="142%" fo:margin-left="1.411cm"/>
    </style:style>
    <style:style style:name="T280_1" style:family="text">
      <style:text-properties fo:font-style="normal" style:font-style-asian="normal" style:font-name="Calibri" fo:font-size="12pt" style:font-name-asian="Calibri" style:font-size-asian="12pt" style:font-name-complex="Calibri"/>
    </style:style>
    <style:style style:name="P281" style:family="paragraph" style:parent-style-name="Heading_20_3">
      <style:paragraph-properties fo:text-align="left" fo:text-indent="0cm" fo:line-height="142%"/>
    </style:style>
    <style:style style:name="T281_1" style:family="text">
      <style:text-properties fo:font-style="normal" style:font-style-asian="normal" style:font-name="Calibri" fo:font-size="12pt" style:font-name-asian="Calibri" style:font-size-asian="12pt" style:font-name-complex="Calibri"/>
    </style:style>
    <style:style style:name="P282" style:family="paragraph" style:parent-style-name="Heading_20_4">
      <style:paragraph-properties fo:text-align="left" fo:text-indent="0cm" fo:line-height="142%" fo:margin-left="1.058cm"/>
    </style:style>
    <style:style style:name="T282_1" style:family="text">
      <style:text-properties fo:font-style="normal" style:font-style-asian="normal" style:font-name="Calibri" fo:font-size="12pt" style:font-name-asian="Calibri" style:font-size-asian="12pt" style:font-name-complex="Calibri"/>
    </style:style>
    <style:style style:name="P283" style:family="paragraph" style:parent-style-name="Heading_20_5">
      <style:paragraph-properties fo:text-align="left" fo:text-indent="0cm" fo:line-height="142%" fo:margin-left="1.411cm"/>
    </style:style>
    <style:style style:name="T283_1" style:family="text">
      <style:text-properties fo:font-style="normal" style:font-style-asian="normal" style:font-name="Calibri" fo:font-size="12pt" style:font-name-asian="Calibri" style:font-size-asian="12pt" style:font-name-complex="Calibri"/>
    </style:style>
    <style:style style:name="P284" style:family="paragraph" style:parent-style-name="Heading_20_6">
      <style:paragraph-properties fo:text-align="left" fo:text-indent="0cm" fo:line-height="142%" fo:margin-left="1.764cm"/>
    </style:style>
    <style:style style:name="T284_1" style:family="text">
      <style:text-properties fo:font-style="normal" style:font-style-asian="normal" style:font-name="Calibri" fo:font-size="12pt" style:font-name-asian="Calibri" style:font-size-asian="12pt" style:font-name-complex="Calibri"/>
    </style:style>
    <style:style style:name="P285" style:family="paragraph" style:parent-style-name="Heading_20_6">
      <style:paragraph-properties fo:text-align="left" fo:text-indent="0cm" fo:line-height="142%" fo:margin-left="1.764cm"/>
    </style:style>
    <style:style style:name="P286" style:family="paragraph" style:parent-style-name="Heading_20_5">
      <style:paragraph-properties fo:text-align="left" fo:text-indent="0cm" fo:line-height="142%" fo:margin-left="1.411cm"/>
    </style:style>
    <style:style style:name="T286_1" style:family="text">
      <style:text-properties fo:font-style="normal" style:font-style-asian="normal" style:font-name="Calibri" fo:font-size="12pt" style:font-name-asian="Calibri" style:font-size-asian="12pt" style:font-name-complex="Calibri"/>
    </style:style>
    <style:style style:name="P287" style:family="paragraph" style:parent-style-name="Heading_20_6">
      <style:paragraph-properties fo:text-align="left" fo:text-indent="0cm" fo:line-height="142%" fo:margin-left="1.764cm"/>
    </style:style>
    <style:style style:name="T287_1" style:family="text">
      <style:text-properties fo:font-style="normal" style:font-style-asian="normal" style:font-name="Calibri" fo:font-size="12pt" style:font-name-asian="Calibri" style:font-size-asian="12pt" style:font-name-complex="Calibri"/>
    </style:style>
    <style:style style:name="P288" style:family="paragraph" style:parent-style-name="Heading_20_6">
      <style:paragraph-properties fo:text-align="left" fo:text-indent="0cm" fo:line-height="142%" fo:margin-left="1.764cm"/>
    </style:style>
    <style:style style:name="P289" style:family="paragraph" style:parent-style-name="Heading_20_4">
      <style:paragraph-properties fo:text-align="left" fo:text-indent="0cm" fo:line-height="142%" fo:margin-left="1.058cm"/>
    </style:style>
    <style:style style:name="T289_1" style:family="text">
      <style:text-properties fo:font-style="normal" style:font-style-asian="normal" style:font-name="Calibri" fo:font-size="12pt" style:font-name-asian="Calibri" style:font-size-asian="12pt" style:font-name-complex="Calibri"/>
    </style:style>
    <style:style style:name="P290" style:family="paragraph" style:parent-style-name="Heading_20_5">
      <style:paragraph-properties fo:text-align="left" fo:text-indent="0cm" fo:line-height="142%" fo:margin-left="1.411cm"/>
    </style:style>
    <style:style style:name="T290_1" style:family="text">
      <style:text-properties fo:font-style="normal" style:font-style-asian="normal" style:font-name="Calibri" fo:font-size="12pt" style:font-name-asian="Calibri" style:font-size-asian="12pt" style:font-name-complex="Calibri"/>
    </style:style>
    <style:style style:name="P291" style:family="paragraph" style:parent-style-name="Heading_20_6">
      <style:paragraph-properties fo:text-align="left" fo:text-indent="0cm" fo:line-height="142%" fo:margin-left="1.764cm"/>
    </style:style>
    <style:style style:name="T291_1" style:family="text">
      <style:text-properties fo:font-style="normal" style:font-style-asian="normal" style:font-name="Calibri" fo:font-size="12pt" style:font-name-asian="Calibri" style:font-size-asian="12pt" style:font-name-complex="Calibri"/>
    </style:style>
    <style:style style:name="P292" style:family="paragraph" style:parent-style-name="Heading_20_5">
      <style:paragraph-properties fo:text-align="left" fo:text-indent="0cm" fo:line-height="142%" fo:margin-left="1.411cm"/>
    </style:style>
    <style:style style:name="T292_1" style:family="text">
      <style:text-properties fo:font-style="normal" style:font-style-asian="normal" style:font-name="Calibri" fo:font-size="12pt" style:font-name-asian="Calibri" style:font-size-asian="12pt" style:font-name-complex="Calibri"/>
    </style:style>
    <style:style style:name="P293" style:family="paragraph" style:parent-style-name="Heading_20_6">
      <style:paragraph-properties fo:text-align="left" fo:text-indent="0cm" fo:line-height="142%" fo:margin-left="1.764cm"/>
    </style:style>
    <style:style style:name="T293_1" style:family="text">
      <style:text-properties fo:font-style="normal" style:font-style-asian="normal" style:font-name="Calibri" fo:font-size="12pt" style:font-name-asian="Calibri" style:font-size-asian="12pt" style:font-name-complex="Calibri"/>
    </style:style>
    <style:style style:name="P294" style:family="paragraph" style:parent-style-name="Heading_20_7">
      <style:paragraph-properties fo:text-align="left" fo:text-indent="0cm" fo:line-height="142%" fo:margin-left="2.117cm"/>
    </style:style>
    <style:style style:name="T294_1" style:family="text">
      <style:text-properties fo:font-style="normal" style:font-style-asian="normal" style:font-name="Calibri" fo:font-size="12pt" style:font-name-asian="Calibri" style:font-size-asian="12pt" style:font-name-complex="Calibri"/>
    </style:style>
    <style:style style:name="P295" style:family="paragraph" style:parent-style-name="Heading_20_6">
      <style:paragraph-properties fo:text-align="left" fo:text-indent="0cm" fo:line-height="142%" fo:margin-left="1.764cm"/>
    </style:style>
    <style:style style:name="T295_1" style:family="text">
      <style:text-properties fo:font-style="normal" style:font-style-asian="normal" style:font-name="Calibri" fo:font-size="12pt" style:font-name-asian="Calibri" style:font-size-asian="12pt" style:font-name-complex="Calibri"/>
    </style:style>
    <style:style style:name="P296" style:family="paragraph" style:parent-style-name="Heading_20_7">
      <style:paragraph-properties fo:text-align="left" fo:text-indent="0cm" fo:line-height="142%" fo:margin-left="2.117cm"/>
    </style:style>
    <style:style style:name="T296_1" style:family="text">
      <style:text-properties fo:font-style="normal" style:font-style-asian="normal" style:font-name="Calibri" fo:font-size="12pt" style:font-name-asian="Calibri" style:font-size-asian="12pt" style:font-name-complex="Calibri"/>
    </style:style>
    <style:style style:name="P297" style:family="paragraph" style:parent-style-name="Heading_20_6">
      <style:paragraph-properties fo:text-align="left" fo:text-indent="0cm" fo:line-height="142%" fo:margin-left="1.764cm"/>
    </style:style>
    <style:style style:name="T297_1" style:family="text">
      <style:text-properties fo:font-style="normal" style:font-style-asian="normal" style:font-name="Calibri" fo:font-size="12pt" style:font-name-asian="Calibri" style:font-size-asian="12pt" style:font-name-complex="Calibri"/>
    </style:style>
    <style:style style:name="P298" style:family="paragraph" style:parent-style-name="Heading_20_7">
      <style:paragraph-properties fo:text-align="left" fo:text-indent="0cm" fo:line-height="142%" fo:margin-left="2.117cm"/>
    </style:style>
    <style:style style:name="T298_1" style:family="text">
      <style:text-properties fo:font-style="normal" style:font-style-asian="normal" style:font-name="Calibri" fo:font-size="12pt" style:font-name-asian="Calibri" style:font-size-asian="12pt" style:font-name-complex="Calibri"/>
    </style:style>
    <style:style style:name="P299" style:family="paragraph" style:parent-style-name="Heading_20_4">
      <style:paragraph-properties fo:text-align="left" fo:text-indent="0cm" fo:line-height="142%" fo:margin-left="1.058cm"/>
    </style:style>
    <style:style style:name="T299_1" style:family="text">
      <style:text-properties fo:font-style="normal" style:font-style-asian="normal" style:font-name="Calibri" fo:font-size="12pt" style:font-name-asian="Calibri" style:font-size-asian="12pt" style:font-name-complex="Calibri"/>
    </style:style>
    <style:style style:name="P300" style:family="paragraph" style:parent-style-name="Heading_20_5">
      <style:paragraph-properties fo:text-align="left" fo:text-indent="0cm" fo:line-height="142%" fo:margin-left="1.411cm"/>
    </style:style>
    <style:style style:name="T300_1" style:family="text">
      <style:text-properties fo:font-style="normal" style:font-style-asian="normal" style:font-name="Calibri" fo:font-size="12pt" style:font-name-asian="Calibri" style:font-size-asian="12pt" style:font-name-complex="Calibri"/>
    </style:style>
    <style:style style:name="P301" style:family="paragraph" style:parent-style-name="Heading_20_6">
      <style:paragraph-properties fo:text-align="left" fo:text-indent="0cm" fo:line-height="142%" fo:margin-left="1.764cm"/>
    </style:style>
    <style:style style:name="T301_1" style:family="text">
      <style:text-properties fo:font-style="normal" style:font-style-asian="normal" style:font-name="Calibri" fo:font-size="12pt" style:font-name-asian="Calibri" style:font-size-asian="12pt" style:font-name-complex="Calibri"/>
    </style:style>
    <style:style style:name="P302" style:family="paragraph" style:parent-style-name="Heading_20_7">
      <style:paragraph-properties fo:text-align="left" fo:text-indent="0cm" fo:line-height="142%" fo:margin-left="2.117cm"/>
    </style:style>
    <style:style style:name="T302_1" style:family="text">
      <style:text-properties fo:font-style="normal" style:font-style-asian="normal" style:font-name="Calibri" fo:font-size="12pt" style:font-name-asian="Calibri" style:font-size-asian="12pt" style:font-name-complex="Calibri"/>
    </style:style>
    <style:style style:name="T302_2" style:family="text">
      <style:text-properties fo:font-style="normal" style:font-style-asian="normal" style:font-name="Calibri" fo:font-size="12pt" style:font-name-asian="Calibri" style:font-size-asian="12pt" style:font-name-complex="Calibri"/>
    </style:style>
    <style:style style:name="T302_3" style:family="text">
      <style:text-properties fo:font-style="normal" style:font-style-asian="normal" style:font-name="Calibri" fo:font-size="12pt" style:font-name-asian="Calibri" style:font-size-asian="12pt" style:font-name-complex="Calibri"/>
    </style:style>
    <style:style style:name="P303" style:family="paragraph" style:parent-style-name="Heading_20_6">
      <style:paragraph-properties fo:text-align="left" fo:text-indent="0cm" fo:line-height="142%" fo:margin-left="1.764cm"/>
    </style:style>
    <style:style style:name="T303_1" style:family="text">
      <style:text-properties fo:font-style="normal" style:font-style-asian="normal" style:font-name="Calibri" fo:font-size="12pt" style:font-name-asian="Calibri" style:font-size-asian="12pt" style:font-name-complex="Calibri"/>
    </style:style>
    <style:style style:name="P304" style:family="paragraph" style:parent-style-name="Heading_20_7">
      <style:paragraph-properties fo:text-align="left" fo:text-indent="0cm" fo:line-height="142%" fo:margin-left="2.117cm"/>
    </style:style>
    <style:style style:name="T304_1" style:family="text">
      <style:text-properties fo:font-style="normal" style:font-style-asian="normal" style:font-name="Calibri" fo:font-size="12pt" style:font-name-asian="Calibri" style:font-size-asian="12pt" style:font-name-complex="Calibri"/>
    </style:style>
    <style:style style:name="P305" style:family="paragraph" style:parent-style-name="Heading_20_7">
      <style:paragraph-properties fo:text-align="left" fo:text-indent="0cm" fo:line-height="142%" fo:margin-left="2.117cm"/>
    </style:style>
    <style:style style:name="T305_1" style:family="text">
      <style:text-properties fo:font-style="normal" style:font-style-asian="normal" style:font-name="Calibri" fo:font-size="12pt" style:font-name-asian="Calibri" style:font-size-asian="12pt" style:font-name-complex="Calibri"/>
    </style:style>
    <style:style style:name="P306" style:family="paragraph" style:parent-style-name="Heading_20_8">
      <style:paragraph-properties fo:text-align="left" fo:text-indent="0cm" fo:line-height="142%" fo:margin-left="2.469cm"/>
    </style:style>
    <style:style style:name="T306_1" style:family="text">
      <style:text-properties fo:font-style="normal" style:font-style-asian="normal" style:font-name="Calibri" fo:font-size="12pt" style:font-name-asian="Calibri" style:font-size-asian="12pt" style:font-name-complex="Calibri"/>
    </style:style>
    <style:style style:name="P307" style:family="paragraph" style:parent-style-name="Heading_20_8">
      <style:paragraph-properties fo:text-align="left" fo:text-indent="0cm" fo:line-height="142%" fo:margin-left="2.469cm"/>
    </style:style>
    <style:style style:name="T307_1" style:family="text">
      <style:text-properties fo:font-style="normal" style:font-style-asian="normal" style:font-name="Calibri" fo:font-size="12pt" style:font-name-asian="Calibri" style:font-size-asian="12pt" style:font-name-complex="Calibri"/>
    </style:style>
    <style:style style:name="P308" style:family="paragraph" style:parent-style-name="Heading_20_9">
      <style:paragraph-properties fo:text-align="left" fo:text-indent="0cm" fo:line-height="142%" fo:margin-left="2.822cm"/>
    </style:style>
    <style:style style:name="T308_1" style:family="text">
      <style:text-properties fo:font-style="normal" style:font-style-asian="normal" style:font-name="Calibri" fo:font-size="12pt" style:font-name-asian="Calibri" style:font-size-asian="12pt" style:font-name-complex="Calibri"/>
    </style:style>
    <style:style style:name="P309" style:family="paragraph" style:parent-style-name="Heading_20_9">
      <style:paragraph-properties fo:text-align="left" fo:text-indent="0cm" fo:line-height="142%" fo:margin-left="2.822cm"/>
    </style:style>
    <style:style style:name="T309_1" style:family="text">
      <style:text-properties fo:font-style="normal" style:font-style-asian="normal" style:font-name="Calibri" fo:font-size="12pt" style:font-name-asian="Calibri" style:font-size-asian="12pt" style:font-name-complex="Calibri"/>
    </style:style>
    <style:style style:name="P310" style:family="paragraph" style:parent-style-name="Heading_20_9">
      <style:paragraph-properties fo:text-align="left" fo:text-indent="0cm" fo:line-height="142%" fo:margin-left="2.822cm"/>
    </style:style>
    <style:style style:name="T310_1" style:family="text">
      <style:text-properties fo:font-style="normal" style:font-style-asian="normal" style:font-name="Calibri" fo:font-size="12pt" style:font-name-asian="Calibri" style:font-size-asian="12pt" style:font-name-complex="Calibri"/>
    </style:style>
    <style:style style:name="P311" style:family="paragraph" style:parent-style-name="Heading_20_9">
      <style:paragraph-properties fo:text-align="left" fo:text-indent="0cm" fo:line-height="142%" fo:margin-left="2.822cm"/>
    </style:style>
    <style:style style:name="T311_1" style:family="text">
      <style:text-properties fo:font-style="normal" style:font-style-asian="normal" style:font-name="Calibri" fo:font-size="12pt" style:font-name-asian="Calibri" style:font-size-asian="12pt" style:font-name-complex="Calibri"/>
    </style:style>
    <style:style style:name="P312" style:family="paragraph" style:parent-style-name="Heading_20_7">
      <style:paragraph-properties fo:text-align="left" fo:text-indent="0cm" fo:line-height="142%" fo:margin-left="2.117cm"/>
    </style:style>
    <style:style style:name="T312_1" style:family="text">
      <style:text-properties fo:font-style="normal" style:font-style-asian="normal" style:font-name="Calibri" fo:font-size="12pt" style:font-name-asian="Calibri" style:font-size-asian="12pt" style:font-name-complex="Calibri"/>
    </style:style>
    <style:style style:name="P313" style:family="paragraph" style:parent-style-name="Heading_20_8">
      <style:paragraph-properties fo:text-align="left" fo:text-indent="0cm" fo:line-height="142%" fo:margin-left="2.469cm"/>
    </style:style>
    <style:style style:name="T313_1" style:family="text">
      <style:text-properties fo:font-style="normal" style:font-style-asian="normal" style:font-name="Calibri" fo:font-size="12pt" style:font-name-asian="Calibri" style:font-size-asian="12pt" style:font-name-complex="Calibri"/>
    </style:style>
    <style:style style:name="P314" style:family="paragraph" style:parent-style-name="Heading_20_9">
      <style:paragraph-properties fo:text-align="left" fo:text-indent="0cm" fo:line-height="142%" fo:margin-left="2.822cm"/>
    </style:style>
    <style:style style:name="T314_1" style:family="text">
      <style:text-properties fo:font-style="normal" style:font-style-asian="normal" style:font-name="Calibri" fo:font-size="12pt" style:font-name-asian="Calibri" style:font-size-asian="12pt" style:font-name-complex="Calibri"/>
    </style:style>
    <style:style style:name="P315" style:family="paragraph" style:parent-style-name="Heading_20_9">
      <style:paragraph-properties fo:text-align="left" fo:text-indent="0cm" fo:line-height="142%" fo:margin-left="2.822cm"/>
    </style:style>
    <style:style style:name="T315_1" style:family="text">
      <style:text-properties fo:font-style="normal" style:font-style-asian="normal" style:font-name="Calibri" fo:font-size="12pt" style:font-name-asian="Calibri" style:font-size-asian="12pt" style:font-name-complex="Calibri"/>
    </style:style>
    <style:style style:name="P316" style:family="paragraph" style:parent-style-name="Heading_20_9">
      <style:paragraph-properties fo:text-align="left" fo:text-indent="0cm" fo:line-height="142%" fo:margin-left="2.822cm"/>
    </style:style>
    <style:style style:name="T316_1" style:family="text">
      <style:text-properties fo:font-style="normal" style:font-style-asian="normal" style:font-name="Calibri" fo:font-size="12pt" style:font-name-asian="Calibri" style:font-size-asian="12pt" style:font-name-complex="Calibri"/>
    </style:style>
    <style:style style:name="P317" style:family="paragraph" style:parent-style-name="Heading_20_9">
      <style:paragraph-properties fo:text-align="left" fo:text-indent="0cm" fo:line-height="142%" fo:margin-left="2.822cm"/>
    </style:style>
    <style:style style:name="T317_1" style:family="text">
      <style:text-properties fo:font-style="normal" style:font-style-asian="normal" style:font-name="Calibri" fo:font-size="12pt" style:font-name-asian="Calibri" style:font-size-asian="12pt" style:font-name-complex="Calibri"/>
    </style:style>
    <style:style style:name="P318" style:family="paragraph" style:parent-style-name="Heading_20_7">
      <style:paragraph-properties fo:text-align="left" fo:text-indent="0cm" fo:line-height="142%" fo:margin-left="2.117cm"/>
    </style:style>
    <style:style style:name="T318_1" style:family="text">
      <style:text-properties fo:font-style="normal" style:font-style-asian="normal" style:font-name="Calibri" fo:font-size="12pt" style:font-name-asian="Calibri" style:font-size-asian="12pt" style:font-name-complex="Calibri"/>
    </style:style>
    <style:style style:name="P319" style:family="paragraph" style:parent-style-name="Heading_20_8">
      <style:paragraph-properties fo:text-align="left" fo:text-indent="0cm" fo:line-height="142%" fo:margin-left="2.469cm"/>
    </style:style>
    <style:style style:name="T319_1" style:family="text">
      <style:text-properties fo:font-style="normal" style:font-style-asian="normal" style:font-name="Calibri" fo:font-size="12pt" style:font-name-asian="Calibri" style:font-size-asian="12pt" style:font-name-complex="Calibri"/>
    </style:style>
    <style:style style:name="P320" style:family="paragraph" style:parent-style-name="Heading_20_9">
      <style:paragraph-properties fo:text-align="left" fo:text-indent="0cm" fo:line-height="142%" fo:margin-left="2.822cm"/>
    </style:style>
    <style:style style:name="T320_1" style:family="text">
      <style:text-properties fo:font-style="normal" style:font-style-asian="normal" style:font-name="Calibri" fo:font-size="12pt" style:font-name-asian="Calibri" style:font-size-asian="12pt" style:font-name-complex="Calibri"/>
    </style:style>
    <style:style style:name="P321" style:family="paragraph" style:parent-style-name="Heading_20_6">
      <style:paragraph-properties fo:text-align="left" fo:text-indent="0cm" fo:line-height="142%" fo:margin-left="1.764cm"/>
    </style:style>
    <style:style style:name="T321_1" style:family="text">
      <style:text-properties fo:font-style="normal" style:font-style-asian="normal" style:font-name="Calibri" fo:font-size="12pt" style:font-name-asian="Calibri" style:font-size-asian="12pt" style:font-name-complex="Calibri"/>
    </style:style>
    <style:style style:name="P322" style:family="paragraph" style:parent-style-name="Heading_20_7">
      <style:paragraph-properties fo:text-align="left" fo:text-indent="0cm" fo:line-height="142%" fo:margin-left="2.117cm"/>
    </style:style>
    <style:style style:name="T322_1" style:family="text">
      <style:text-properties fo:font-style="normal" style:font-style-asian="normal" style:font-name="Calibri" fo:font-size="12pt" style:font-name-asian="Calibri" style:font-size-asian="12pt" style:font-name-complex="Calibri"/>
    </style:style>
    <style:style style:name="P323" style:family="paragraph" style:parent-style-name="Heading_20_8">
      <style:paragraph-properties fo:text-align="left" fo:text-indent="0cm" fo:line-height="142%" fo:margin-left="2.469cm"/>
    </style:style>
    <style:style style:name="T323_1" style:family="text">
      <style:text-properties fo:font-style="normal" style:font-style-asian="normal" style:font-name="Calibri" fo:font-size="12pt" style:font-name-asian="Calibri" style:font-size-asian="12pt" style:font-name-complex="Calibri"/>
    </style:style>
    <style:style style:name="P324" style:family="paragraph" style:parent-style-name="Heading_20_8">
      <style:paragraph-properties fo:text-align="left" fo:text-indent="0cm" fo:line-height="142%" fo:margin-left="2.469cm"/>
    </style:style>
    <style:style style:name="T324_1" style:family="text">
      <style:text-properties fo:font-style="normal" style:font-style-asian="normal" style:font-name="Calibri" fo:font-size="12pt" style:font-name-asian="Calibri" style:font-size-asian="12pt" style:font-name-complex="Calibri"/>
    </style:style>
    <style:style style:name="P325" style:family="paragraph" style:parent-style-name="Heading_20_7">
      <style:paragraph-properties fo:text-align="left" fo:text-indent="0cm" fo:line-height="142%" fo:margin-left="2.117cm"/>
    </style:style>
    <style:style style:name="T325_1" style:family="text">
      <style:text-properties fo:font-style="normal" style:font-style-asian="normal" style:font-name="Calibri" fo:font-size="12pt" style:font-name-asian="Calibri" style:font-size-asian="12pt" style:font-name-complex="Calibri"/>
    </style:style>
    <style:style style:name="P326" style:family="paragraph" style:parent-style-name="Heading_20_8">
      <style:paragraph-properties fo:text-align="left" fo:text-indent="0cm" fo:line-height="142%" fo:margin-left="2.469cm"/>
    </style:style>
    <style:style style:name="T326_1" style:family="text">
      <style:text-properties fo:font-style="normal" style:font-style-asian="normal" style:font-name="Calibri" fo:font-size="12pt" style:font-name-asian="Calibri" style:font-size-asian="12pt" style:font-name-complex="Calibri"/>
    </style:style>
    <style:style style:name="P327" style:family="paragraph" style:parent-style-name="Heading_20_8">
      <style:paragraph-properties fo:text-align="left" fo:text-indent="0cm" fo:line-height="142%" fo:margin-left="2.469cm"/>
    </style:style>
    <style:style style:name="P328" style:family="paragraph" style:parent-style-name="Heading_20_9">
      <style:paragraph-properties fo:text-align="left" fo:text-indent="0cm" fo:line-height="142%" fo:margin-left="2.822cm"/>
    </style:style>
    <style:style style:name="T328_1" style:family="text">
      <style:text-properties fo:font-style="normal" style:font-style-asian="normal" style:font-name="Calibri" fo:font-size="12pt" style:font-name-asian="Calibri" style:font-size-asian="12pt" style:font-name-complex="Calibri"/>
    </style:style>
    <style:style style:name="P329" style:family="paragraph" style:parent-style-name="Heading_20_9">
      <style:paragraph-properties fo:text-align="left" fo:text-indent="0cm" fo:line-height="142%" fo:margin-left="2.822cm"/>
    </style:style>
    <style:style style:name="T329_1" style:family="text">
      <style:text-properties fo:font-style="normal" style:font-style-asian="normal" style:font-name="Calibri" fo:font-size="12pt" style:font-name-asian="Calibri" style:font-size-asian="12pt" style:font-name-complex="Calibri"/>
    </style:style>
    <style:style style:name="P330" style:family="paragraph" style:parent-style-name="Heading_20_9">
      <style:paragraph-properties fo:text-align="left" fo:text-indent="0cm" fo:line-height="142%" fo:margin-left="2.822cm"/>
    </style:style>
    <style:style style:name="T330_1" style:family="text">
      <style:text-properties fo:font-style="normal" style:font-style-asian="normal" style:font-name="Calibri" fo:font-size="12pt" style:font-name-asian="Calibri" style:font-size-asian="12pt" style:font-name-complex="Calibri"/>
    </style:style>
    <style:style style:name="P331" style:family="paragraph" style:parent-style-name="Heading_20_9">
      <style:paragraph-properties fo:text-align="left" fo:text-indent="0cm" fo:line-height="142%" fo:margin-left="2.822cm"/>
    </style:style>
    <style:style style:name="T331_1" style:family="text">
      <style:text-properties fo:font-style="normal" style:font-style-asian="normal" style:font-name="Calibri" fo:font-size="12pt" style:font-name-asian="Calibri" style:font-size-asian="12pt" style:font-name-complex="Calibri"/>
    </style:style>
    <style:style style:name="P332" style:family="paragraph" style:parent-style-name="Heading_20_9">
      <style:paragraph-properties fo:text-align="left" fo:text-indent="0cm" fo:line-height="142%" fo:margin-left="2.822cm"/>
    </style:style>
    <style:style style:name="T332_1" style:family="text">
      <style:text-properties fo:font-style="normal" style:font-style-asian="normal" style:font-name="Calibri" fo:font-size="12pt" style:font-name-asian="Calibri" style:font-size-asian="12pt" style:font-name-complex="Calibri"/>
    </style:style>
    <style:style style:name="P333" style:family="paragraph" style:parent-style-name="Heading_20_9">
      <style:paragraph-properties fo:text-align="left" fo:text-indent="0cm" fo:line-height="142%" fo:margin-left="2.822cm"/>
    </style:style>
    <style:style style:name="T333_1" style:family="text">
      <style:text-properties fo:font-style="normal" style:font-style-asian="normal" style:font-name="Calibri" fo:font-size="12pt" style:font-name-asian="Calibri" style:font-size-asian="12pt" style:font-name-complex="Calibri"/>
    </style:style>
    <style:style style:name="P334" style:family="paragraph" style:parent-style-name="Heading_20_9">
      <style:paragraph-properties fo:text-align="left" fo:text-indent="0cm" fo:line-height="142%" fo:margin-left="2.822cm"/>
    </style:style>
    <style:style style:name="T334_1" style:family="text">
      <style:text-properties fo:font-style="normal" style:font-style-asian="normal" style:font-name="Calibri" fo:font-size="12pt" style:font-name-asian="Calibri" style:font-size-asian="12pt" style:font-name-complex="Calibri"/>
    </style:style>
    <style:style style:name="P335" style:family="paragraph" style:parent-style-name="Heading_20_9">
      <style:paragraph-properties fo:text-align="left" fo:text-indent="0cm" fo:line-height="142%" fo:margin-left="2.822cm"/>
    </style:style>
    <style:style style:name="T335_1" style:family="text">
      <style:text-properties fo:font-style="normal" style:font-style-asian="normal" style:font-name="Calibri" fo:font-size="12pt" style:font-name-asian="Calibri" style:font-size-asian="12pt" style:font-name-complex="Calibri"/>
    </style:style>
    <style:style style:name="P336" style:family="paragraph" style:parent-style-name="Heading_20_8">
      <style:paragraph-properties fo:text-align="left" fo:text-indent="0cm" fo:line-height="142%" fo:margin-left="2.469cm"/>
    </style:style>
    <style:style style:name="T336_1" style:family="text">
      <style:text-properties fo:font-style="normal" style:font-style-asian="normal" style:font-name="Calibri" fo:font-size="12pt" style:font-name-asian="Calibri" style:font-size-asian="12pt" style:font-name-complex="Calibri"/>
    </style:style>
    <style:style style:name="P337" style:family="paragraph" style:parent-style-name="Heading_20_9">
      <style:paragraph-properties fo:text-align="left" fo:text-indent="0cm" fo:line-height="142%" fo:margin-left="2.822cm"/>
    </style:style>
    <style:style style:name="T337_1" style:family="text">
      <style:text-properties fo:font-style="normal" style:font-style-asian="normal" style:font-name="Calibri" fo:font-size="12pt" style:font-name-asian="Calibri" style:font-size-asian="12pt" style:font-name-complex="Calibri"/>
    </style:style>
    <style:style style:name="P338" style:family="paragraph" style:parent-style-name="Heading_20_9">
      <style:paragraph-properties fo:text-align="left" fo:text-indent="0cm" fo:line-height="142%" fo:margin-left="2.822cm"/>
    </style:style>
    <style:style style:name="T338_1" style:family="text">
      <style:text-properties fo:font-style="normal" style:font-style-asian="normal" style:font-name="Calibri" fo:font-size="12pt" style:font-name-asian="Calibri" style:font-size-asian="12pt" style:font-name-complex="Calibri"/>
    </style:style>
    <style:style style:name="P339" style:family="paragraph" style:parent-style-name="Heading_20_9">
      <style:paragraph-properties fo:text-align="left" fo:text-indent="0cm" fo:line-height="142%" fo:margin-left="2.822cm"/>
    </style:style>
    <style:style style:name="T339_1" style:family="text">
      <style:text-properties fo:font-style="normal" style:font-style-asian="normal" style:font-name="Calibri" fo:font-size="12pt" style:font-name-asian="Calibri" style:font-size-asian="12pt" style:font-name-complex="Calibri"/>
    </style:style>
    <style:style style:name="P340" style:family="paragraph" style:parent-style-name="Heading_20_9">
      <style:paragraph-properties fo:text-align="left" fo:text-indent="0cm" fo:line-height="142%" fo:margin-left="2.822cm"/>
    </style:style>
    <style:style style:name="T340_1" style:family="text">
      <style:text-properties fo:font-style="normal" style:font-style-asian="normal" style:font-name="Calibri" fo:font-size="12pt" style:font-name-asian="Calibri" style:font-size-asian="12pt" style:font-name-complex="Calibri"/>
    </style:style>
    <style:style style:name="P341" style:family="paragraph" style:parent-style-name="Heading_20_9">
      <style:paragraph-properties fo:text-align="left" fo:text-indent="0cm" fo:line-height="142%" fo:margin-left="2.822cm"/>
    </style:style>
    <style:style style:name="T341_1" style:family="text">
      <style:text-properties fo:font-style="normal" style:font-style-asian="normal" style:font-name="Calibri" fo:font-size="12pt" style:font-name-asian="Calibri" style:font-size-asian="12pt" style:font-name-complex="Calibri"/>
    </style:style>
    <style:style style:name="P342" style:family="paragraph" style:parent-style-name="Heading_20_7">
      <style:paragraph-properties fo:text-align="left" fo:text-indent="0cm" fo:line-height="142%" fo:margin-left="2.117cm"/>
    </style:style>
    <style:style style:name="T342_1" style:family="text">
      <style:text-properties fo:font-style="normal" style:font-style-asian="normal" style:font-name="Calibri" fo:font-size="12pt" style:font-name-asian="Calibri" style:font-size-asian="12pt" style:font-name-complex="Calibri"/>
    </style:style>
    <style:style style:name="P343" style:family="paragraph" style:parent-style-name="Heading_20_8">
      <style:paragraph-properties fo:text-align="left" fo:text-indent="0cm" fo:line-height="142%" fo:margin-left="2.469cm"/>
    </style:style>
    <style:style style:name="T343_1" style:family="text">
      <style:text-properties fo:font-style="normal" style:font-style-asian="normal" style:font-name="Calibri" fo:font-size="12pt" style:font-name-asian="Calibri" style:font-size-asian="12pt" style:font-name-complex="Calibri"/>
    </style:style>
    <style:style style:name="P344" style:family="paragraph" style:parent-style-name="Heading_20_8">
      <style:paragraph-properties fo:text-align="left" fo:text-indent="0cm" fo:line-height="142%" fo:margin-left="2.469cm"/>
    </style:style>
    <style:style style:name="T344_1" style:family="text">
      <style:text-properties fo:font-style="normal" style:font-style-asian="normal" style:font-name="Calibri" fo:font-size="12pt" style:font-name-asian="Calibri" style:font-size-asian="12pt" style:font-name-complex="Calibri"/>
    </style:style>
    <style:style style:name="P345" style:family="paragraph" style:parent-style-name="Heading_20_5">
      <style:paragraph-properties fo:text-align="left" fo:text-indent="0cm" fo:line-height="142%" fo:margin-left="1.411cm"/>
    </style:style>
    <style:style style:name="T345_1" style:family="text">
      <style:text-properties fo:font-style="normal" style:font-style-asian="normal" style:font-name="Calibri" fo:font-size="12pt" style:font-name-asian="Calibri" style:font-size-asian="12pt" style:font-name-complex="Calibri"/>
    </style:style>
    <style:style style:name="P346" style:family="paragraph" style:parent-style-name="Heading_20_6">
      <style:paragraph-properties fo:text-align="left" fo:text-indent="0cm" fo:line-height="142%" fo:margin-left="1.764cm"/>
    </style:style>
    <style:style style:name="T346_1" style:family="text">
      <style:text-properties fo:font-style="normal" style:font-style-asian="normal" style:font-name="Calibri" fo:font-size="12pt" style:font-name-asian="Calibri" style:font-size-asian="12pt" style:font-name-complex="Calibri"/>
    </style:style>
    <style:style style:name="P347" style:family="paragraph" style:parent-style-name="Heading_20_6">
      <style:paragraph-properties fo:text-align="left" fo:text-indent="0cm" fo:line-height="142%" fo:margin-left="1.764cm"/>
    </style:style>
    <style:style style:name="T347_1" style:family="text">
      <style:text-properties fo:font-style="normal" style:font-style-asian="normal" style:font-name="Calibri" fo:font-size="12pt" style:font-name-asian="Calibri" style:font-size-asian="12pt" style:font-name-complex="Calibri"/>
    </style:style>
    <style:style style:name="P348" style:family="paragraph" style:parent-style-name="Heading_20_7">
      <style:paragraph-properties fo:text-align="left" fo:text-indent="0cm" fo:line-height="142%" fo:margin-left="2.117cm"/>
    </style:style>
    <style:style style:name="P349" style:family="paragraph" style:parent-style-name="Heading_20_7">
      <style:paragraph-properties fo:text-align="left" fo:text-indent="0cm" fo:line-height="142%" fo:margin-left="2.117cm"/>
    </style:style>
    <style:style style:name="T349_1" style:family="text">
      <style:text-properties fo:font-style="normal" style:font-style-asian="normal" style:font-name="Calibri" fo:font-size="12pt" style:font-name-asian="Calibri" style:font-size-asian="12pt" style:font-name-complex="Calibri"/>
    </style:style>
    <style:style style:name="P350" style:family="paragraph" style:parent-style-name="Heading_20_8">
      <style:paragraph-properties fo:text-align="left" fo:text-indent="0cm" fo:line-height="142%" fo:margin-left="2.469cm"/>
    </style:style>
    <style:style style:name="T350_1" style:family="text">
      <style:text-properties fo:font-style="normal" style:font-style-asian="normal" style:font-name="Calibri" fo:font-size="12pt" style:font-name-asian="Calibri" style:font-size-asian="12pt" style:font-name-complex="Calibri"/>
    </style:style>
    <style:style style:name="P351" style:family="paragraph" style:parent-style-name="Heading_20_9">
      <style:paragraph-properties fo:text-align="left" fo:text-indent="0cm" fo:line-height="142%" fo:margin-left="2.822cm"/>
    </style:style>
    <style:style style:name="T351_1" style:family="text">
      <style:text-properties fo:font-style="normal" style:font-style-asian="normal" style:font-name="Calibri" fo:font-size="12pt" style:font-name-asian="Calibri" style:font-size-asian="12pt" style:font-name-complex="Calibri"/>
    </style:style>
    <style:style style:name="P352" style:family="paragraph" style:parent-style-name="Heading_20_9">
      <style:paragraph-properties fo:text-align="left" fo:text-indent="0cm" fo:line-height="142%" fo:margin-left="2.822cm"/>
    </style:style>
    <style:style style:name="T352_1" style:family="text">
      <style:text-properties fo:font-style="normal" style:font-style-asian="normal" style:font-name="Calibri" fo:font-size="12pt" style:font-name-asian="Calibri" style:font-size-asian="12pt" style:font-name-complex="Calibri"/>
    </style:style>
    <style:style style:name="P353" style:family="paragraph" style:parent-style-name="Heading_20_9">
      <style:paragraph-properties fo:text-align="left" fo:text-indent="0cm" fo:line-height="142%" fo:margin-left="2.822cm"/>
    </style:style>
    <style:style style:name="T353_1" style:family="text">
      <style:text-properties fo:font-style="normal" style:font-style-asian="normal" style:font-name="Calibri" fo:font-size="12pt" style:font-name-asian="Calibri" style:font-size-asian="12pt" style:font-name-complex="Calibri"/>
    </style:style>
    <style:style style:name="P354" style:family="paragraph" style:parent-style-name="Heading_20_9">
      <style:paragraph-properties fo:text-align="left" fo:text-indent="0cm" fo:line-height="142%" fo:margin-left="2.822cm"/>
    </style:style>
    <style:style style:name="T354_1" style:family="text">
      <style:text-properties fo:font-style="normal" style:font-style-asian="normal" style:font-name="Calibri" fo:font-size="12pt" style:font-name-asian="Calibri" style:font-size-asian="12pt" style:font-name-complex="Calibri"/>
    </style:style>
    <style:style style:name="P355" style:family="paragraph" style:parent-style-name="Heading_20_8">
      <style:paragraph-properties fo:text-align="left" fo:text-indent="0cm" fo:line-height="142%" fo:margin-left="2.469cm"/>
    </style:style>
    <style:style style:name="T355_1" style:family="text">
      <style:text-properties fo:font-style="normal" style:font-style-asian="normal" style:font-name="Calibri" fo:font-size="12pt" style:font-name-asian="Calibri" style:font-size-asian="12pt" style:font-name-complex="Calibri"/>
    </style:style>
    <style:style style:name="P356" style:family="paragraph" style:parent-style-name="Heading_20_9">
      <style:paragraph-properties fo:text-align="left" fo:text-indent="0cm" fo:line-height="142%" fo:margin-left="2.822cm"/>
    </style:style>
    <style:style style:name="T356_1" style:family="text">
      <style:text-properties fo:font-style="normal" style:font-style-asian="normal" style:font-name="Calibri" fo:font-size="12pt" style:font-name-asian="Calibri" style:font-size-asian="12pt" style:font-name-complex="Calibri"/>
    </style:style>
    <style:style style:name="P357" style:family="paragraph" style:parent-style-name="Heading_20_9">
      <style:paragraph-properties fo:text-align="left" fo:text-indent="0cm" fo:line-height="142%" fo:margin-left="2.822cm"/>
    </style:style>
    <style:style style:name="T357_1" style:family="text">
      <style:text-properties fo:font-style="normal" style:font-style-asian="normal" style:font-name="Calibri" fo:font-size="12pt" style:font-name-asian="Calibri" style:font-size-asian="12pt" style:font-name-complex="Calibri"/>
    </style:style>
    <style:style style:name="P358" style:family="paragraph" style:parent-style-name="Heading_20_9">
      <style:paragraph-properties fo:text-align="left" fo:text-indent="0cm" fo:line-height="142%" fo:margin-left="2.822cm"/>
    </style:style>
    <style:style style:name="T358_1" style:family="text">
      <style:text-properties fo:font-style="normal" style:font-style-asian="normal" style:font-name="Calibri" fo:font-size="12pt" style:font-name-asian="Calibri" style:font-size-asian="12pt" style:font-name-complex="Calibri"/>
    </style:style>
    <style:style style:name="T358_2" style:family="text">
      <style:text-properties fo:font-style="normal" style:font-style-asian="normal" style:font-name="Calibri" fo:font-size="12pt" style:font-name-asian="Calibri" style:font-size-asian="12pt" style:font-name-complex="Calibri"/>
    </style:style>
    <style:style style:name="T358_3" style:family="text">
      <style:text-properties fo:font-style="normal" style:font-style-asian="normal" style:font-name="Calibri" fo:font-size="12pt" style:font-name-asian="Calibri" style:font-size-asian="12pt" style:font-name-complex="Calibri"/>
    </style:style>
    <style:style style:name="P359" style:family="paragraph" style:parent-style-name="Heading_20_9">
      <style:paragraph-properties fo:text-align="left" fo:text-indent="0cm" fo:line-height="142%" fo:margin-left="2.822cm"/>
    </style:style>
    <style:style style:name="T359_1" style:family="text">
      <style:text-properties fo:font-style="normal" style:font-style-asian="normal" style:font-name="Calibri" fo:font-size="12pt" style:font-name-asian="Calibri" style:font-size-asian="12pt" style:font-name-complex="Calibri"/>
    </style:style>
    <style:style style:name="P360" style:family="paragraph" style:parent-style-name="Heading_20_9">
      <style:paragraph-properties fo:text-align="left" fo:text-indent="0cm" fo:line-height="142%" fo:margin-left="2.822cm"/>
    </style:style>
    <style:style style:name="T360_1" style:family="text">
      <style:text-properties fo:font-style="normal" style:font-style-asian="normal" style:font-name="Calibri" fo:font-size="12pt" style:font-name-asian="Calibri" style:font-size-asian="12pt" style:font-name-complex="Calibri"/>
    </style:style>
    <style:style style:name="P361" style:family="paragraph" style:parent-style-name="Heading_20_9">
      <style:paragraph-properties fo:text-align="left" fo:text-indent="0cm" fo:line-height="142%" fo:margin-left="2.822cm"/>
    </style:style>
    <style:style style:name="P362" style:family="paragraph" style:parent-style-name="Heading_20_9">
      <style:paragraph-properties fo:text-align="left" fo:text-indent="0cm" fo:line-height="142%" fo:margin-left="2.822cm"/>
    </style:style>
    <style:style style:name="T362_1" style:family="text">
      <style:text-properties fo:font-style="normal" style:font-style-asian="normal" style:font-name="Calibri" fo:font-size="12pt" style:font-name-asian="Calibri" style:font-size-asian="12pt" style:font-name-complex="Calibri"/>
    </style:style>
    <style:style style:name="P363" style:family="paragraph" style:parent-style-name="Heading_20_9">
      <style:paragraph-properties fo:text-align="left" fo:text-indent="0cm" fo:line-height="142%" fo:margin-left="2.822cm"/>
    </style:style>
    <style:style style:name="T363_1" style:family="text">
      <style:text-properties fo:font-style="normal" style:font-style-asian="normal" style:font-name="Calibri" fo:font-size="12pt" style:font-name-asian="Calibri" style:font-size-asian="12pt" style:font-name-complex="Calibri"/>
    </style:style>
    <style:style style:name="T363_2" style:family="text">
      <style:text-properties fo:font-style="normal" style:font-style-asian="normal" style:font-name="Calibri" fo:font-size="12pt" style:font-name-asian="Calibri" style:font-size-asian="12pt" style:font-name-complex="Calibri"/>
    </style:style>
    <style:style style:name="T363_3" style:family="text">
      <style:text-properties fo:font-style="normal" style:font-style-asian="normal" style:font-name="Calibri" fo:font-size="12pt" style:font-name-asian="Calibri" style:font-size-asian="12pt" style:font-name-complex="Calibri"/>
    </style:style>
    <style:style style:name="P364" style:family="paragraph" style:parent-style-name="Heading_20_9">
      <style:paragraph-properties fo:text-align="left" fo:text-indent="0cm" fo:line-height="142%" fo:margin-left="2.822cm"/>
    </style:style>
    <style:style style:name="T364_1" style:family="text">
      <style:text-properties fo:font-style="normal" style:font-style-asian="normal" style:font-name="Calibri" fo:font-size="12pt" style:font-name-asian="Calibri" style:font-size-asian="12pt" style:font-name-complex="Calibri"/>
    </style:style>
    <style:style style:name="P365" style:family="paragraph" style:parent-style-name="Heading_20_9">
      <style:paragraph-properties fo:text-align="left" fo:text-indent="0cm" fo:line-height="142%" fo:margin-left="2.822cm"/>
    </style:style>
    <style:style style:name="T365_1" style:family="text">
      <style:text-properties fo:font-style="normal" style:font-style-asian="normal" style:font-name="Calibri" fo:font-size="12pt" style:font-name-asian="Calibri" style:font-size-asian="12pt" style:font-name-complex="Calibri"/>
    </style:style>
    <style:style style:name="P366" style:family="paragraph" style:parent-style-name="Heading_20_8">
      <style:paragraph-properties fo:text-align="left" fo:text-indent="0cm" fo:line-height="142%" fo:margin-left="2.469cm"/>
    </style:style>
    <style:style style:name="T366_1" style:family="text">
      <style:text-properties fo:font-style="normal" style:font-style-asian="normal" style:font-name="Calibri" fo:font-size="12pt" style:font-name-asian="Calibri" style:font-size-asian="12pt" style:font-name-complex="Calibri"/>
    </style:style>
    <style:style style:name="P367" style:family="paragraph" style:parent-style-name="Heading_20_9">
      <style:paragraph-properties fo:text-align="left" fo:text-indent="0cm" fo:line-height="142%" fo:margin-left="2.822cm"/>
    </style:style>
    <style:style style:name="T367_1" style:family="text">
      <style:text-properties fo:font-style="normal" style:font-style-asian="normal" style:font-name="Calibri" fo:font-size="12pt" style:font-name-asian="Calibri" style:font-size-asian="12pt" style:font-name-complex="Calibri"/>
    </style:style>
    <style:style style:name="T367_2" style:family="text">
      <style:text-properties fo:font-style="normal" style:font-style-asian="normal" style:font-name="Calibri" fo:font-size="12pt" style:font-name-asian="Calibri" style:font-size-asian="12pt" style:font-name-complex="Calibri"/>
    </style:style>
    <style:style style:name="T367_3" style:family="text">
      <style:text-properties fo:font-style="normal" style:font-style-asian="normal" style:font-name="Calibri" fo:font-size="12pt" style:font-name-asian="Calibri" style:font-size-asian="12pt" style:font-name-complex="Calibri"/>
    </style:style>
    <style:style style:name="T367_4" style:family="text">
      <style:text-properties fo:font-style="normal" style:font-style-asian="normal" style:font-name="Calibri" fo:font-size="12pt" style:font-name-asian="Calibri" style:font-size-asian="12pt" style:font-name-complex="Calibri"/>
    </style:style>
    <style:style style:name="P368" style:family="paragraph" style:parent-style-name="Heading_20_8">
      <style:paragraph-properties fo:text-align="left" fo:text-indent="0cm" fo:line-height="142%" fo:margin-left="2.469cm"/>
    </style:style>
    <style:style style:name="T368_1" style:family="text">
      <style:text-properties fo:font-style="normal" style:font-style-asian="normal" style:font-name="Calibri" fo:font-size="12pt" style:font-name-asian="Calibri" style:font-size-asian="12pt" style:font-name-complex="Calibri"/>
    </style:style>
    <style:style style:name="P369" style:family="paragraph" style:parent-style-name="Heading_20_9">
      <style:paragraph-properties fo:text-align="left" fo:text-indent="0cm" fo:line-height="142%" fo:margin-left="2.822cm"/>
    </style:style>
    <style:style style:name="T369_1" style:family="text">
      <style:text-properties fo:font-style="normal" style:font-style-asian="normal" style:font-name="Calibri" fo:font-size="12pt" style:font-name-asian="Calibri" style:font-size-asian="12pt" style:font-name-complex="Calibri"/>
    </style:style>
    <style:style style:name="P370" style:family="paragraph" style:parent-style-name="Heading_20_1">
      <style:paragraph-properties fo:text-align="left" fo:text-indent="0cm" fo:line-height="142%"/>
    </style:style>
    <style:style style:name="T370_1" style:family="text">
      <style:text-properties fo:font-style="normal" style:font-style-asian="normal" style:font-name="Calibri" fo:font-size="14pt" style:font-name-asian="Calibri" style:font-size-asian="14pt" style:font-name-complex="Calibri"/>
    </style:style>
    <style:style style:name="P371" style:family="paragraph" style:parent-style-name="Heading_20_2">
      <style:paragraph-properties fo:text-align="left" fo:text-indent="0cm" fo:line-height="142%"/>
    </style:style>
    <style:style style:name="T371_1" style:family="text">
      <style:text-properties fo:font-style="normal" style:font-style-asian="normal" style:font-name="Calibri" fo:font-size="12pt" style:font-name-asian="Calibri" style:font-size-asian="12pt" style:font-name-complex="Calibri"/>
    </style:style>
    <style:style style:name="P372" style:family="paragraph" style:parent-style-name="Heading_20_2">
      <style:paragraph-properties fo:text-align="left" fo:text-indent="0cm" fo:line-height="142%"/>
    </style:style>
    <style:style style:name="T372_1" style:family="text">
      <style:text-properties fo:font-style="normal" style:font-style-asian="normal" style:font-name="Calibri" fo:font-size="12pt" style:font-name-asian="Calibri" style:font-size-asian="12pt" style:font-name-complex="Calibri"/>
    </style:style>
    <style:style style:name="P373" style:family="paragraph" style:parent-style-name="Heading_20_2">
      <style:paragraph-properties fo:text-align="left" fo:text-indent="0cm" fo:line-height="142%"/>
    </style:style>
    <style:style style:name="T373_1" style:family="text">
      <style:text-properties fo:font-style="normal" style:font-style-asian="normal" style:font-name="Calibri" fo:font-size="12pt" style:font-name-asian="Calibri" style:font-size-asian="12pt" style:font-name-complex="Calibri"/>
    </style:style>
    <style:style style:name="P374" style:family="paragraph" style:parent-style-name="Heading_20_1">
      <style:paragraph-properties fo:text-align="left" fo:text-indent="0cm" fo:line-height="142%"/>
    </style:style>
    <style:style style:name="T374_1" style:family="text">
      <style:text-properties fo:font-style="normal" style:font-style-asian="normal" style:font-name="Calibri" fo:font-size="14pt" style:font-name-asian="Calibri" style:font-size-asian="14pt" style:font-name-complex="Calibri"/>
    </style:style>
    <style:style style:name="P375" style:family="paragraph" style:parent-style-name="Heading_20_2">
      <style:paragraph-properties fo:text-align="left" fo:text-indent="0cm" fo:line-height="142%"/>
    </style:style>
    <style:style style:name="T375_1" style:family="text">
      <style:text-properties fo:font-style="normal" style:font-style-asian="normal" style:font-name="Calibri" fo:font-size="12pt" style:font-name-asian="Calibri" style:font-size-asian="12pt" style:font-name-complex="Calibri"/>
    </style:style>
    <style:style style:name="P376" style:family="paragraph" style:parent-style-name="Heading_20_3">
      <style:paragraph-properties fo:text-align="left" fo:text-indent="0cm" fo:line-height="142%"/>
    </style:style>
    <style:style style:name="T376_1" style:family="text">
      <style:text-properties fo:font-style="normal" style:font-style-asian="normal" style:font-name="Calibri" fo:font-size="12pt" style:font-name-asian="Calibri" style:font-size-asian="12pt" style:font-name-complex="Calibri"/>
    </style:style>
    <style:style style:name="P377" style:family="paragraph" style:parent-style-name="Heading_20_3">
      <style:paragraph-properties fo:text-align="left" fo:text-indent="0cm" fo:line-height="142%"/>
    </style:style>
    <style:style style:name="T377_1" style:family="text">
      <style:text-properties fo:font-style="normal" style:font-style-asian="normal" style:font-name="Calibri" fo:font-size="12pt" style:font-name-asian="Calibri" style:font-size-asian="12pt" style:font-name-complex="Calibri"/>
    </style:style>
    <style:style style:name="P378" style:family="paragraph" style:parent-style-name="Heading_20_4">
      <style:paragraph-properties fo:text-align="left" fo:text-indent="0cm" fo:line-height="142%" fo:margin-left="1.058cm"/>
    </style:style>
    <style:style style:name="T378_1" style:family="text">
      <style:text-properties fo:font-style="normal" style:font-style-asian="normal" style:font-name="Calibri" fo:font-size="12pt" style:font-name-asian="Calibri" style:font-size-asian="12pt" style:font-name-complex="Calibri"/>
    </style:style>
    <style:style style:name="P379" style:family="paragraph" style:parent-style-name="Heading_20_2">
      <style:paragraph-properties fo:text-align="left" fo:text-indent="0cm" fo:line-height="142%"/>
    </style:style>
    <style:style style:name="T379_1" style:family="text">
      <style:text-properties fo:font-style="normal" style:font-style-asian="normal" style:font-name="Calibri" fo:font-size="12pt" style:font-name-asian="Calibri" style:font-size-asian="12pt" style:font-name-complex="Calibri"/>
    </style:style>
    <style:style style:name="P380" style:family="paragraph" style:parent-style-name="Heading_20_3">
      <style:paragraph-properties fo:text-align="left" fo:text-indent="0cm" fo:line-height="142%"/>
    </style:style>
    <style:style style:name="T380_1" style:family="text">
      <style:text-properties fo:font-style="normal" style:font-style-asian="normal" style:font-name="Calibri" fo:font-size="12pt" style:font-name-asian="Calibri" style:font-size-asian="12pt" style:font-name-complex="Calibri"/>
    </style:style>
    <style:style style:name="P381" style:family="paragraph" style:parent-style-name="Heading_20_3">
      <style:paragraph-properties fo:text-align="left" fo:text-indent="0cm" fo:line-height="142%"/>
    </style:style>
    <style:style style:name="T381_1" style:family="text">
      <style:text-properties fo:font-style="normal" style:font-style-asian="normal" style:font-name="Calibri" fo:font-size="12pt" style:font-name-asian="Calibri" style:font-size-asian="12pt" style:font-name-complex="Calibri"/>
    </style:style>
    <style:style style:name="P382" style:family="paragraph" style:parent-style-name="Heading_20_4">
      <style:paragraph-properties fo:text-align="left" fo:text-indent="0cm" fo:line-height="142%" fo:margin-left="1.058cm"/>
    </style:style>
    <style:style style:name="T382_1" style:family="text">
      <style:text-properties fo:font-style="normal" style:font-style-asian="normal" style:font-name="Calibri" fo:font-size="12pt" style:font-name-asian="Calibri" style:font-size-asian="12pt" style:font-name-complex="Calibri"/>
    </style:style>
    <style:style style:name="P383" style:family="paragraph" style:parent-style-name="Heading_20_2">
      <style:paragraph-properties fo:text-align="left" fo:text-indent="0cm" fo:line-height="142%"/>
    </style:style>
    <style:style style:name="T383_1" style:family="text">
      <style:text-properties fo:font-style="normal" style:font-style-asian="normal" style:font-name="Calibri" fo:font-size="12pt" style:font-name-asian="Calibri" style:font-size-asian="12pt" style:font-name-complex="Calibri"/>
    </style:style>
    <style:style style:name="P384" style:family="paragraph" style:parent-style-name="Heading_20_3">
      <style:paragraph-properties fo:text-align="left" fo:text-indent="0cm" fo:line-height="142%"/>
    </style:style>
    <style:style style:name="T384_1" style:family="text">
      <style:text-properties fo:font-style="normal" style:font-style-asian="normal" style:font-name="Calibri" fo:font-size="12pt" style:font-name-asian="Calibri" style:font-size-asian="12pt" style:font-name-complex="Calibri"/>
    </style:style>
    <style:style style:name="P385" style:family="paragraph" style:parent-style-name="Heading_20_4">
      <style:paragraph-properties fo:text-align="left" fo:text-indent="0cm" fo:line-height="142%" fo:margin-left="1.058cm"/>
    </style:style>
    <style:style style:name="T385_1" style:family="text">
      <style:text-properties fo:font-style="normal" style:font-style-asian="normal" style:font-name="Calibri" fo:font-size="12pt" style:font-name-asian="Calibri" style:font-size-asian="12pt" style:font-name-complex="Calibri"/>
    </style:style>
    <style:style style:name="P386" style:family="paragraph" style:parent-style-name="Heading_20_2">
      <style:paragraph-properties fo:text-align="left" fo:text-indent="0cm" fo:line-height="142%"/>
    </style:style>
    <style:style style:name="T386_1" style:family="text">
      <style:text-properties fo:font-style="normal" style:font-style-asian="normal" style:font-name="Calibri" fo:font-size="12pt" style:font-name-asian="Calibri" style:font-size-asian="12pt" style:font-name-complex="Calibri"/>
    </style:style>
    <style:style style:name="P387" style:family="paragraph" style:parent-style-name="Heading_20_3">
      <style:paragraph-properties fo:text-align="left" fo:text-indent="0cm" fo:line-height="142%"/>
    </style:style>
    <style:style style:name="T387_1" style:family="text">
      <style:text-properties fo:font-style="normal" style:font-style-asian="normal" style:font-name="Calibri" fo:font-size="12pt" style:font-name-asian="Calibri" style:font-size-asian="12pt" style:font-name-complex="Calibri"/>
    </style:style>
    <style:style style:name="P388" style:family="paragraph" style:parent-style-name="Heading_20_4">
      <style:paragraph-properties fo:text-align="left" fo:text-indent="0cm" fo:line-height="142%" fo:margin-left="1.058cm"/>
    </style:style>
    <style:style style:name="T388_1" style:family="text">
      <style:text-properties fo:font-style="normal" style:font-style-asian="normal" style:font-name="Calibri" fo:font-size="12pt" style:font-name-asian="Calibri" style:font-size-asian="12pt" style:font-name-complex="Calibri"/>
    </style:style>
    <style:style style:name="P389" style:family="paragraph" style:parent-style-name="Heading_20_2">
      <style:paragraph-properties fo:text-align="left" fo:text-indent="0cm" fo:line-height="142%"/>
    </style:style>
    <style:style style:name="T389_1" style:family="text">
      <style:text-properties fo:font-style="normal" style:font-style-asian="normal" style:font-name="Calibri" fo:font-size="12pt" style:font-name-asian="Calibri" style:font-size-asian="12pt" style:font-name-complex="Calibri"/>
    </style:style>
    <style:style style:name="P390" style:family="paragraph" style:parent-style-name="Heading_20_3">
      <style:paragraph-properties fo:text-align="left" fo:text-indent="0cm" fo:line-height="142%"/>
    </style:style>
    <style:style style:name="T390_1" style:family="text">
      <style:text-properties fo:font-style="normal" style:font-style-asian="normal" style:font-name="Calibri" fo:font-size="12pt" style:font-name-asian="Calibri" style:font-size-asian="12pt" style:font-name-complex="Calibri"/>
    </style:style>
    <style:style style:name="P391" style:family="paragraph" style:parent-style-name="Heading_20_3">
      <style:paragraph-properties fo:text-align="left" fo:text-indent="0cm" fo:line-height="142%"/>
    </style:style>
    <style:style style:name="T391_1" style:family="text">
      <style:text-properties fo:font-style="normal" style:font-style-asian="normal" style:font-name="Calibri" fo:font-size="12pt" style:font-name-asian="Calibri" style:font-size-asian="12pt" style:font-name-complex="Calibri"/>
    </style:style>
    <style:style style:name="P392" style:family="paragraph" style:parent-style-name="Heading_20_4">
      <style:paragraph-properties fo:text-align="left" fo:text-indent="0cm" fo:line-height="142%" fo:margin-left="1.058cm"/>
    </style:style>
    <style:style style:name="T392_1" style:family="text">
      <style:text-properties fo:font-style="normal" style:font-style-asian="normal" style:font-name="Calibri" fo:font-size="12pt" style:font-name-asian="Calibri" style:font-size-asian="12pt" style:font-name-complex="Calibri"/>
    </style:style>
    <style:style style:name="P393" style:family="paragraph" style:parent-style-name="Heading_20_2">
      <style:paragraph-properties fo:text-align="left" fo:text-indent="0cm" fo:line-height="142%"/>
    </style:style>
    <style:style style:name="T393_1" style:family="text">
      <style:text-properties fo:font-style="normal" style:font-style-asian="normal" style:font-name="Calibri" fo:font-size="12pt" style:font-name-asian="Calibri" style:font-size-asian="12pt" style:font-name-complex="Calibri"/>
    </style:style>
    <style:style style:name="P394" style:family="paragraph" style:parent-style-name="Heading_20_3">
      <style:paragraph-properties fo:text-align="left" fo:text-indent="0cm" fo:line-height="142%"/>
    </style:style>
    <style:style style:name="T394_1" style:family="text">
      <style:text-properties fo:font-style="normal" style:font-style-asian="normal" style:font-name="Calibri" fo:font-size="12pt" style:font-name-asian="Calibri" style:font-size-asian="12pt" style:font-name-complex="Calibri"/>
    </style:style>
    <style:style style:name="P395" style:family="paragraph" style:parent-style-name="Heading_20_3">
      <style:paragraph-properties fo:text-align="left" fo:text-indent="0cm" fo:line-height="142%"/>
    </style:style>
    <style:style style:name="T395_1" style:family="text">
      <style:text-properties fo:font-style="normal" style:font-style-asian="normal" style:font-name="Calibri" fo:font-size="12pt" style:font-name-asian="Calibri" style:font-size-asian="12pt" style:font-name-complex="Calibri"/>
    </style:style>
    <style:style style:name="P396" style:family="paragraph" style:parent-style-name="Heading_20_1">
      <style:paragraph-properties fo:text-align="left" fo:text-indent="0cm" fo:line-height="142%"/>
    </style:style>
    <style:style style:name="T396_1" style:family="text">
      <style:text-properties fo:font-style="normal" style:font-style-asian="normal" style:font-name="Calibri" fo:font-size="14pt" style:font-name-asian="Calibri" style:font-size-asian="14pt" style:font-name-complex="Calibri"/>
    </style:style>
    <style:style style:name="P397" style:family="paragraph" style:parent-style-name="Heading_20_2">
      <style:paragraph-properties fo:text-align="left" fo:text-indent="0cm" fo:line-height="142%"/>
    </style:style>
    <style:style style:name="T397_1" style:family="text">
      <style:text-properties fo:font-style="normal" style:font-style-asian="normal" style:font-name="Calibri" fo:font-size="12pt" style:font-name-asian="Calibri" style:font-size-asian="12pt" style:font-name-complex="Calibri"/>
    </style:style>
  </office:automatic-styles>
  <office:body>
    <office:text>
      <text:section text:style-name="S1" text:name="S1">
        <text:p text:style-name="P1"><text:bookmark-start text:name="___"/><text:bookmark-end text:name="___"/><text:bookmark-start text:name="_Toc256000000"/><text:span text:style-name="T1_1">内存</text:span><text:bookmark-end text:name="_Toc256000000"/></text:p>
        <text:table-of-content>
          <text:table-of-content-source text:outline-level="3">
            <text:index-title-template/>
            <text:table-of-content-entry-template text:outline-level="1" text:style-name="Toc_20_1">
              <text:index-entry-chapter/>
              <text:index-entry-text/>
              <text:index-entry-tab-stop style:type="right" style:leader-char="."/>
              <text:index-entry-page-number/>
            </text:table-of-content-entry-template>
            <text:table-of-content-entry-template text:outline-level="2" text:style-name="Toc_20_2">
              <text:index-entry-chapter/>
              <text:index-entry-text/>
              <text:index-entry-tab-stop style:type="right" style:leader-char="."/>
              <text:index-entry-page-number/>
            </text:table-of-content-entry-template>
            <text:table-of-content-entry-template text:outline-level="3" text:style-name="Toc_20_3">
              <text:index-entry-chapter/>
              <text:index-entry-text/>
              <text:index-entry-tab-stop style:type="right" style:leader-char="."/>
              <text:index-entry-page-number/>
            </text:table-of-content-entry-template>
          </text:table-of-content-source>
          <text:index-body>
            <text:p text:style-name="P2"/>
            <text:p text:style-name="P3"><text:a xlink:type="simple" xlink:href="#_Toc256000000"><text:span text:style-name="T3_1">内存</text:span><text:span text:style-name="T3_2"><text:tab/></text:span><text:bookmark-ref text:reference-format="page" text:ref-name="_Toc256000000">1</text:bookmark-ref></text:a></text:p>
            <text:p text:style-name="P4"><text:a xlink:type="simple" xlink:href="#_Toc256000002"><text:span text:style-name="T4_1">1.</text:span><text:span text:style-name="T4_2"><text:tab/></text:span><text:span text:style-name="T4_3">背景</text:span><text:span text:style-name="T4_4"><text:tab/></text:span><text:bookmark-ref text:reference-format="page" text:ref-name="_Toc256000002">4</text:bookmark-ref></text:a></text:p>
            <text:p text:style-name="P5"><text:a xlink:type="simple" xlink:href="#_Toc256000003"><text:span text:style-name="T5_1">1.1.</text:span><text:span text:style-name="T5_2"><text:tab/></text:span><text:span text:style-name="T5_3">名词解释</text:span><text:span text:style-name="T5_4"><text:tab/></text:span><text:bookmark-ref text:reference-format="page" text:ref-name="_Toc256000003">4</text:bookmark-ref></text:a></text:p>
            <text:p text:style-name="P6"><text:a xlink:type="simple" xlink:href="#_Toc256000004"><text:span text:style-name="T6_1">1.1.1.</text:span><text:span text:style-name="T6_2"><text:tab/></text:span><text:span text:style-name="T6_3">主存</text:span><text:span text:style-name="T6_4"><text:tab/></text:span><text:bookmark-ref text:reference-format="page" text:ref-name="_Toc256000004">4</text:bookmark-ref></text:a></text:p>
            <text:p text:style-name="P7"><text:a xlink:type="simple" xlink:href="#_Toc256000005"><text:span text:style-name="T7_1">1.1.2.</text:span><text:span text:style-name="T7_2"><text:tab/></text:span><text:span text:style-name="T7_3">常驻内存</text:span><text:span text:style-name="T7_4"><text:tab/></text:span><text:bookmark-ref text:reference-format="page" text:ref-name="_Toc256000005">4</text:bookmark-ref></text:a></text:p>
            <text:p text:style-name="P8"><text:a xlink:type="simple" xlink:href="#_Toc256000006"><text:span text:style-name="T8_1">1.1.3.</text:span><text:span text:style-name="T8_2"><text:tab/></text:span><text:span text:style-name="T8_3">匿名内存</text:span><text:span text:style-name="T8_4"><text:tab/></text:span><text:bookmark-ref text:reference-format="page" text:ref-name="_Toc256000006">4</text:bookmark-ref></text:a></text:p>
            <text:p text:style-name="P9"><text:a xlink:type="simple" xlink:href="#_Toc256000007"><text:span text:style-name="T9_1">1.1.4.</text:span><text:span text:style-name="T9_2"><text:tab/></text:span><text:span text:style-name="T9_3">虚拟内存</text:span><text:span text:style-name="T9_4"><text:tab/></text:span><text:bookmark-ref text:reference-format="page" text:ref-name="_Toc256000007">4</text:bookmark-ref></text:a></text:p>
            <text:p text:style-name="P10"><text:a xlink:type="simple" xlink:href="#_Toc256000008"><text:span text:style-name="T10_1">1.1.5.</text:span><text:span text:style-name="T10_2"><text:tab/></text:span><text:span text:style-name="T10_3">地址空间</text:span><text:span text:style-name="T10_4"><text:tab/></text:span><text:bookmark-ref text:reference-format="page" text:ref-name="_Toc256000008">5</text:bookmark-ref></text:a></text:p>
            <text:p text:style-name="P11"><text:a xlink:type="simple" xlink:href="#_Toc256000009"><text:span text:style-name="T11_1">1.1.6.</text:span><text:span text:style-name="T11_2"><text:tab/></text:span><text:span text:style-name="T11_3">段</text:span><text:span text:style-name="T11_4"><text:tab/></text:span><text:bookmark-ref text:reference-format="page" text:ref-name="_Toc256000009">5</text:bookmark-ref></text:a></text:p>
            <text:p text:style-name="P12"><text:a xlink:type="simple" xlink:href="#_Toc256000010"><text:span text:style-name="T12_1">1.1.7.</text:span><text:span text:style-name="T12_2"><text:tab/></text:span><text:span text:style-name="T12_3">页</text:span><text:span text:style-name="T12_4"><text:tab/></text:span><text:bookmark-ref text:reference-format="page" text:ref-name="_Toc256000010">5</text:bookmark-ref></text:a></text:p>
            <text:p text:style-name="P13"><text:a xlink:type="simple" xlink:href="#_Toc256000011"><text:span text:style-name="T13_1">1.1.8.</text:span><text:span text:style-name="T13_2"><text:tab/></text:span><text:span text:style-name="T13_3">缺页</text:span><text:span text:style-name="T13_4"><text:tab/></text:span><text:bookmark-ref text:reference-format="page" text:ref-name="_Toc256000011">5</text:bookmark-ref></text:a></text:p>
            <text:p text:style-name="P14"><text:a xlink:type="simple" xlink:href="#_Toc256000012"><text:span text:style-name="T14_1">1.1.9.</text:span><text:span text:style-name="T14_2"><text:tab/></text:span><text:span text:style-name="T14_3">换页</text:span><text:span text:style-name="T14_4"><text:tab/></text:span><text:bookmark-ref text:reference-format="page" text:ref-name="_Toc256000012">6</text:bookmark-ref></text:a></text:p>
            <text:p text:style-name="P15"><text:a xlink:type="simple" xlink:href="#_Toc256000013"><text:span text:style-name="T15_1">1.1.10.</text:span><text:span text:style-name="T15_2"><text:tab/></text:span><text:span text:style-name="T15_3">文件系统缓存占用</text:span><text:span text:style-name="T15_4"><text:tab/></text:span><text:bookmark-ref text:reference-format="page" text:ref-name="_Toc256000013">6</text:bookmark-ref></text:a></text:p>
            <text:p text:style-name="P16"><text:a xlink:type="simple" xlink:href="#_Toc256000014"><text:span text:style-name="T16_1">1.1.11.</text:span><text:span text:style-name="T16_2"><text:tab/></text:span><text:span text:style-name="T16_3">主存使用率</text:span><text:span text:style-name="T16_4"><text:tab/></text:span><text:bookmark-ref text:reference-format="page" text:ref-name="_Toc256000014">7</text:bookmark-ref></text:a></text:p>
            <text:p text:style-name="P17"><text:a xlink:type="simple" xlink:href="#_Toc256000015"><text:span text:style-name="T17_1">1.1.12.</text:span><text:span text:style-name="T17_2"><text:tab/></text:span><text:span text:style-name="T17_3">主存饱和</text:span><text:span text:style-name="T17_4"><text:tab/></text:span><text:bookmark-ref text:reference-format="page" text:ref-name="_Toc256000015">7</text:bookmark-ref></text:a></text:p>
            <text:p text:style-name="P18"><text:a xlink:type="simple" xlink:href="#_Toc256000016"><text:span text:style-name="T18_1">1.1.13.</text:span><text:span text:style-name="T18_2"><text:tab/></text:span><text:span text:style-name="T18_3">交换</text:span><text:span text:style-name="T18_4"><text:tab/></text:span><text:bookmark-ref text:reference-format="page" text:ref-name="_Toc256000016">7</text:bookmark-ref></text:a></text:p>
            <text:p text:style-name="P19"><text:a xlink:type="simple" xlink:href="#_Toc256000017"><text:span text:style-name="T19_1">1.1.14.</text:span><text:span text:style-name="T19_2"><text:tab/></text:span><text:span text:style-name="T19_3">交换空间</text:span><text:span text:style-name="T19_4"><text:tab/></text:span><text:bookmark-ref text:reference-format="page" text:ref-name="_Toc256000017">8</text:bookmark-ref></text:a></text:p>
            <text:p text:style-name="P20"><text:a xlink:type="simple" xlink:href="#_Toc256000018"><text:span text:style-name="T20_1">1.2.</text:span><text:span text:style-name="T20_2"><text:tab/></text:span><text:span text:style-name="T20_3">内存相关的影响系统性能的因素</text:span><text:span text:style-name="T20_4"><text:tab/></text:span><text:bookmark-ref text:reference-format="page" text:ref-name="_Toc256000018">8</text:bookmark-ref></text:a></text:p>
            <text:p text:style-name="P21"><text:a xlink:type="simple" xlink:href="#_Toc256000019"><text:span text:style-name="T21_1">1.2.1.</text:span><text:span text:style-name="T21_2"><text:tab/></text:span><text:span text:style-name="T21_3">换页</text:span><text:span text:style-name="T21_4"><text:tab/></text:span><text:bookmark-ref text:reference-format="page" text:ref-name="_Toc256000019">8</text:bookmark-ref></text:a></text:p>
            <text:p text:style-name="P22"><text:a xlink:type="simple" xlink:href="#_Toc256000020"><text:span text:style-name="T22_1">1.2.2.</text:span><text:span text:style-name="T22_2"><text:tab/></text:span><text:span text:style-name="T22_3">分配和释放内存</text:span><text:span text:style-name="T22_4"><text:tab/></text:span><text:bookmark-ref text:reference-format="page" text:ref-name="_Toc256000020">8</text:bookmark-ref></text:a></text:p>
            <text:p text:style-name="P23"><text:a xlink:type="simple" xlink:href="#_Toc256000021"><text:span text:style-name="T23_1">1.2.3.</text:span><text:span text:style-name="T23_2"><text:tab/></text:span><text:span text:style-name="T23_3">复制内存</text:span><text:span text:style-name="T23_4"><text:tab/></text:span><text:bookmark-ref text:reference-format="page" text:ref-name="_Toc256000021">8</text:bookmark-ref></text:a></text:p>
            <text:p text:style-name="P24"><text:a xlink:type="simple" xlink:href="#_Toc256000022"><text:span text:style-name="T24_1">1.2.4.</text:span><text:span text:style-name="T24_2"><text:tab/></text:span><text:span text:style-name="T24_3">管理内存地址空间映射的CPU开销</text:span><text:span text:style-name="T24_4"><text:tab/></text:span><text:bookmark-ref text:reference-format="page" text:ref-name="_Toc256000022">8</text:bookmark-ref></text:a></text:p>
            <text:p text:style-name="P25"><text:a xlink:type="simple" xlink:href="#_Toc256000023"><text:span text:style-name="T25_1">1.2.5.</text:span><text:span text:style-name="T25_2"><text:tab/></text:span><text:span text:style-name="T25_3">内存本地性（对多处理器架构的系统）</text:span><text:span text:style-name="T25_4"><text:tab/></text:span><text:bookmark-ref text:reference-format="page" text:ref-name="_Toc256000023">8</text:bookmark-ref></text:a></text:p>
            <text:p text:style-name="P26"><text:a xlink:type="simple" xlink:href="#_Toc256000024"><text:span text:style-name="T26_1">2.</text:span><text:span text:style-name="T26_2"><text:tab/></text:span><text:span text:style-name="T26_3">架构</text:span><text:span text:style-name="T26_4"><text:tab/></text:span><text:bookmark-ref text:reference-format="page" text:ref-name="_Toc256000024">8</text:bookmark-ref></text:a></text:p>
            <text:p text:style-name="P27"><text:a xlink:type="simple" xlink:href="#_Toc256000025"><text:span text:style-name="T27_1">2.1.</text:span><text:span text:style-name="T27_2"><text:tab/></text:span><text:span text:style-name="T27_3">硬件</text:span><text:span text:style-name="T27_4"><text:tab/></text:span><text:bookmark-ref text:reference-format="page" text:ref-name="_Toc256000025">8</text:bookmark-ref></text:a></text:p>
            <text:p text:style-name="P28"><text:a xlink:type="simple" xlink:href="#_Toc256000026"><text:span text:style-name="T28_1">2.1.1.</text:span><text:span text:style-name="T28_2"><text:tab/></text:span><text:span text:style-name="T28_3">主存</text:span><text:span text:style-name="T28_4"><text:tab/></text:span><text:bookmark-ref text:reference-format="page" text:ref-name="_Toc256000026">8</text:bookmark-ref></text:a></text:p>
            <text:p text:style-name="P29"><text:a xlink:type="simple" xlink:href="#_Toc256000027"><text:span text:style-name="T29_1">2.1.2.</text:span><text:span text:style-name="T29_2"><text:tab/></text:span><text:span text:style-name="T29_3">总线</text:span><text:span text:style-name="T29_4"><text:tab/></text:span><text:bookmark-ref text:reference-format="page" text:ref-name="_Toc256000027">9</text:bookmark-ref></text:a></text:p>
            <text:p text:style-name="P30"><text:a xlink:type="simple" xlink:href="#_Toc256000028"><text:span text:style-name="T30_1">2.1.3.</text:span><text:span text:style-name="T30_2"><text:tab/></text:span><text:span text:style-name="T30_3">多通道（实际是多内存总线）</text:span><text:span text:style-name="T30_4"><text:tab/></text:span><text:bookmark-ref text:reference-format="page" text:ref-name="_Toc256000028">11</text:bookmark-ref></text:a></text:p>
            <text:p text:style-name="P31"><text:a xlink:type="simple" xlink:href="#_Toc256000029"><text:span text:style-name="T31_1">2.1.4.</text:span><text:span text:style-name="T31_2"><text:tab/></text:span><text:span text:style-name="T31_3">CPU缓存</text:span><text:span text:style-name="T31_4"><text:tab/></text:span><text:bookmark-ref text:reference-format="page" text:ref-name="_Toc256000029">11</text:bookmark-ref></text:a></text:p>
            <text:p text:style-name="P32"><text:a xlink:type="simple" xlink:href="#_Toc256000030"><text:span text:style-name="T32_1">2.1.5.</text:span><text:span text:style-name="T32_2"><text:tab/></text:span><text:span text:style-name="T32_3">MMU（内存管理单元）</text:span><text:span text:style-name="T32_4"><text:tab/></text:span><text:bookmark-ref text:reference-format="page" text:ref-name="_Toc256000030">12</text:bookmark-ref></text:a></text:p>
            <text:p text:style-name="P33"><text:a xlink:type="simple" xlink:href="#_Toc256000031"><text:span text:style-name="T33_1">2.2.</text:span><text:span text:style-name="T33_2"><text:tab/></text:span><text:span text:style-name="T33_3">软件</text:span><text:span text:style-name="T33_4"><text:tab/></text:span><text:bookmark-ref text:reference-format="page" text:ref-name="_Toc256000031">13</text:bookmark-ref></text:a></text:p>
            <text:p text:style-name="P34"><text:a xlink:type="simple" xlink:href="#_Toc256000032"><text:span text:style-name="T34_1">2.2.1.</text:span><text:span text:style-name="T34_2"><text:tab/></text:span><text:span text:style-name="T34_3">内存管理软件包括<text:s/>虚拟内存系统、地址转换、交换、换页和分配。与性能密切相关的内容有这些：内存释放、空闲链表、页扫描、交换、进程地址空间和内存分配器；</text:span><text:span text:style-name="T34_4"><text:tab/></text:span><text:bookmark-ref text:reference-format="page" text:ref-name="_Toc256000032">13</text:bookmark-ref></text:a></text:p>
            <text:p text:style-name="P35"><text:a xlink:type="simple" xlink:href="#_Toc256000033"><text:span text:style-name="T35_1">2.2.2.</text:span><text:span text:style-name="T35_2"><text:tab/></text:span><text:span text:style-name="T35_3">空闲链表</text:span><text:span text:style-name="T35_4"><text:tab/></text:span><text:bookmark-ref text:reference-format="page" text:ref-name="_Toc256000033">13</text:bookmark-ref></text:a></text:p>
            <text:p text:style-name="P36"><text:a xlink:type="simple" xlink:href="#_Toc256000034"><text:span text:style-name="T36_1">2.2.3.</text:span><text:span text:style-name="T36_2"><text:tab/></text:span><text:span text:style-name="T36_3">虚拟内存（虚拟地址）</text:span><text:span text:style-name="T36_4"><text:tab/></text:span><text:bookmark-ref text:reference-format="page" text:ref-name="_Toc256000034">14</text:bookmark-ref></text:a></text:p>
            <text:p text:style-name="P37"><text:a xlink:type="simple" xlink:href="#_Toc256000035"><text:span text:style-name="T37_1">2.2.4.</text:span><text:span text:style-name="T37_2"><text:tab/></text:span><text:span text:style-name="T37_3">物理内存（物理地址）</text:span><text:span text:style-name="T37_4"><text:tab/></text:span><text:bookmark-ref text:reference-format="page" text:ref-name="_Toc256000035">23</text:bookmark-ref></text:a></text:p>
            <text:p text:style-name="P38"><text:a xlink:type="simple" xlink:href="#_Toc256000036"><text:span text:style-name="T38_1">3.</text:span><text:span text:style-name="T38_2"><text:tab/></text:span><text:span text:style-name="T38_3">方法</text:span><text:span text:style-name="T38_4"><text:tab/></text:span><text:bookmark-ref text:reference-format="page" text:ref-name="_Toc256000036">32</text:bookmark-ref></text:a></text:p>
            <text:p text:style-name="P39"><text:a xlink:type="simple" xlink:href="#_Toc256000037"><text:span text:style-name="T39_1">3.1.</text:span><text:span text:style-name="T39_2"><text:tab/></text:span><text:span text:style-name="T39_3">性能监测</text:span><text:span text:style-name="T39_4"><text:tab/></text:span><text:bookmark-ref text:reference-format="page" text:ref-name="_Toc256000037">32</text:bookmark-ref></text:a></text:p>
            <text:p text:style-name="P40"><text:a xlink:type="simple" xlink:href="#_Toc256000038"><text:span text:style-name="T40_1">3.2.</text:span><text:span text:style-name="T40_2"><text:tab/></text:span><text:span text:style-name="T40_3">USE方法</text:span><text:span text:style-name="T40_4"><text:tab/></text:span><text:bookmark-ref text:reference-format="page" text:ref-name="_Toc256000038">32</text:bookmark-ref></text:a></text:p>
            <text:p text:style-name="P41"><text:a xlink:type="simple" xlink:href="#_Toc256000039"><text:span text:style-name="T41_1">3.3.</text:span><text:span text:style-name="T41_2"><text:tab/></text:span><text:span text:style-name="T41_3">工作负载特征归纳法</text:span><text:span text:style-name="T41_4"><text:tab/></text:span><text:bookmark-ref text:reference-format="page" text:ref-name="_Toc256000039">32</text:bookmark-ref></text:a></text:p>
            <text:p text:style-name="P42"><text:a xlink:type="simple" xlink:href="#_Toc256000040"><text:span text:style-name="T42_1">4.</text:span><text:span text:style-name="T42_2"><text:tab/></text:span><text:span text:style-name="T42_3">工具</text:span><text:span text:style-name="T42_4"><text:tab/></text:span><text:bookmark-ref text:reference-format="page" text:ref-name="_Toc256000040">32</text:bookmark-ref></text:a></text:p>
            <text:p text:style-name="P43"><text:a xlink:type="simple" xlink:href="#_Toc256000041"><text:span text:style-name="T43_1">4.1.</text:span><text:span text:style-name="T43_2"><text:tab/></text:span><text:span text:style-name="T43_3">查看页扫描</text:span><text:span text:style-name="T43_4"><text:tab/></text:span><text:bookmark-ref text:reference-format="page" text:ref-name="_Toc256000041">32</text:bookmark-ref></text:a></text:p>
            <text:p text:style-name="P44"><text:a xlink:type="simple" xlink:href="#_Toc256000042"><text:span text:style-name="T44_1">4.1.1.</text:span><text:span text:style-name="T44_2"><text:tab/></text:span><text:span text:style-name="T44_3">寻找连续的页扫描（超过10秒），它是内存压力的征兆；</text:span><text:span text:style-name="T44_4"><text:tab/></text:span><text:bookmark-ref text:reference-format="page" text:ref-name="_Toc256000042">32</text:bookmark-ref></text:a></text:p>
            <text:p text:style-name="P45"><text:a xlink:type="simple" xlink:href="#_Toc256000043"><text:span text:style-name="T45_1">4.1.2.</text:span><text:span text:style-name="T45_2"><text:tab/></text:span><text:span text:style-name="T45_3">方法</text:span><text:span text:style-name="T45_4"><text:tab/></text:span><text:bookmark-ref text:reference-format="page" text:ref-name="_Toc256000043">32</text:bookmark-ref></text:a></text:p>
            <text:p text:style-name="P46"><text:a xlink:type="simple" xlink:href="#_Toc256000044"><text:span text:style-name="T46_1">4.2.</text:span><text:span text:style-name="T46_2"><text:tab/></text:span><text:span text:style-name="T46_3">换页</text:span><text:span text:style-name="T46_4"><text:tab/></text:span><text:bookmark-ref text:reference-format="page" text:ref-name="_Toc256000044">32</text:bookmark-ref></text:a></text:p>
            <text:p text:style-name="P47"><text:a xlink:type="simple" xlink:href="#_Toc256000045"><text:span text:style-name="T47_1">4.2.1.</text:span><text:span text:style-name="T47_2"><text:tab/></text:span><text:span text:style-name="T47_3">换页是系统内存低的进一步征兆。</text:span><text:span text:style-name="T47_4"><text:tab/></text:span><text:bookmark-ref text:reference-format="page" text:ref-name="_Toc256000045">32</text:bookmark-ref></text:a></text:p>
            <text:p text:style-name="P48"><text:a xlink:type="simple" xlink:href="#_Toc256000046"><text:span text:style-name="T48_1">4.2.2.</text:span><text:span text:style-name="T48_2"><text:tab/></text:span><text:span text:style-name="T48_3">方法</text:span><text:span text:style-name="T48_4"><text:tab/></text:span><text:bookmark-ref text:reference-format="page" text:ref-name="_Toc256000046">32</text:bookmark-ref></text:a></text:p>
            <text:p text:style-name="P49"><text:a xlink:type="simple" xlink:href="#_Toc256000047"><text:span text:style-name="T49_1">4.3.</text:span><text:span text:style-name="T49_2"><text:tab/></text:span><text:span text:style-name="T49_3">查看可用内存的变化</text:span><text:span text:style-name="T49_4"><text:tab/></text:span><text:bookmark-ref text:reference-format="page" text:ref-name="_Toc256000047">33</text:bookmark-ref></text:a></text:p>
            <text:p text:style-name="P50"><text:a xlink:type="simple" xlink:href="#_Toc256000048"><text:span text:style-name="T50_1">4.3.1.</text:span><text:span text:style-name="T50_2"><text:tab/></text:span><text:span text:style-name="T50_3">方法</text:span><text:span text:style-name="T50_4"><text:tab/></text:span><text:bookmark-ref text:reference-format="page" text:ref-name="_Toc256000048">33</text:bookmark-ref></text:a></text:p>
            <text:p text:style-name="P51"><text:a xlink:type="simple" xlink:href="#_Toc256000049"><text:span text:style-name="T51_1">4.4.</text:span><text:span text:style-name="T51_2"><text:tab/></text:span><text:span text:style-name="T51_3">OOM终结者杀进程</text:span><text:span text:style-name="T51_4"><text:tab/></text:span><text:bookmark-ref text:reference-format="page" text:ref-name="_Toc256000049">33</text:bookmark-ref></text:a></text:p>
            <text:p text:style-name="P52"><text:a xlink:type="simple" xlink:href="#_Toc256000050"><text:span text:style-name="T52_1">4.4.1.</text:span><text:span text:style-name="T52_2"><text:tab/></text:span><text:span text:style-name="T52_3">方法</text:span><text:span text:style-name="T52_4"><text:tab/></text:span><text:bookmark-ref text:reference-format="page" text:ref-name="_Toc256000050">33</text:bookmark-ref></text:a></text:p>
            <text:p text:style-name="P53"><text:a xlink:type="simple" xlink:href="#_Toc256000051"><text:span text:style-name="T53_1">4.5.</text:span><text:span text:style-name="T53_2"><text:tab/></text:span><text:span text:style-name="T53_3">top</text:span><text:span text:style-name="T53_4"><text:tab/></text:span><text:bookmark-ref text:reference-format="page" text:ref-name="_Toc256000051">33</text:bookmark-ref></text:a></text:p>
            <text:p text:style-name="P54"><text:a xlink:type="simple" xlink:href="#_Toc256000052"><text:span text:style-name="T54_1">4.5.1.</text:span><text:span text:style-name="T54_2"><text:tab/></text:span><text:span text:style-name="T54_3">查看哪些进程和用户是常驻物理内存和虚拟内存的最大使用者；</text:span><text:span text:style-name="T54_4"><text:tab/></text:span><text:bookmark-ref text:reference-format="page" text:ref-name="_Toc256000052">33</text:bookmark-ref></text:a></text:p>
            <text:p text:style-name="P55"><text:a xlink:type="simple" xlink:href="#_Toc256000053"><text:span text:style-name="T55_1">4.5.2.</text:span><text:span text:style-name="T55_2"><text:tab/></text:span><text:span text:style-name="T55_3">方法</text:span><text:span text:style-name="T55_4"><text:tab/></text:span><text:bookmark-ref text:reference-format="page" text:ref-name="_Toc256000053">33</text:bookmark-ref></text:a></text:p>
            <text:p text:style-name="P56"><text:a xlink:type="simple" xlink:href="#_Toc256000054"><text:span text:style-name="T56_1">4.6.</text:span><text:span text:style-name="T56_2"><text:tab/></text:span><text:span text:style-name="T56_3">内存分配栈跟踪</text:span><text:span text:style-name="T56_4"><text:tab/></text:span><text:bookmark-ref text:reference-format="page" text:ref-name="_Toc256000054">33</text:bookmark-ref></text:a></text:p>
            <text:p text:style-name="P57"><text:a xlink:type="simple" xlink:href="#_Toc256000055"><text:span text:style-name="T57_1">4.6.1.</text:span><text:span text:style-name="T57_2"><text:tab/></text:span><text:span text:style-name="T57_3">确认内存使用的原因；</text:span><text:span text:style-name="T57_4"><text:tab/></text:span><text:bookmark-ref text:reference-format="page" text:ref-name="_Toc256000055">33</text:bookmark-ref></text:a></text:p>
            <text:p text:style-name="P58"><text:a xlink:type="simple" xlink:href="#_Toc256000056"><text:span text:style-name="T58_1">4.6.2.</text:span><text:span text:style-name="T58_2"><text:tab/></text:span><text:span text:style-name="T58_3">dtrace/stap/perf</text:span><text:span text:style-name="T58_4"><text:tab/></text:span><text:bookmark-ref text:reference-format="page" text:ref-name="_Toc256000056">33</text:bookmark-ref></text:a></text:p>
            <text:p text:style-name="P59"><text:a xlink:type="simple" xlink:href="#_Toc256000057"><text:span text:style-name="T59_1">5.</text:span><text:span text:style-name="T59_2"><text:tab/></text:span><text:span text:style-name="T59_3">调优</text:span><text:span text:style-name="T59_4"><text:tab/></text:span><text:bookmark-ref text:reference-format="page" text:ref-name="_Toc256000057">33</text:bookmark-ref></text:a></text:p>
            <text:p text:style-name="P60"><text:a xlink:type="simple" xlink:href="#_Toc256000058"><text:span text:style-name="T60_1">5.1.</text:span><text:span text:style-name="T60_2"><text:tab/></text:span><text:span text:style-name="T60_3">最重要的内存调优是保证应用程序保留在主存中，并且避免换页经常发生；</text:span><text:span text:style-name="T60_4"><text:tab/></text:span><text:bookmark-ref text:reference-format="page" text:ref-name="_Toc256000058">34</text:bookmark-ref></text:a></text:p>
          </text:index-body>
        </text:table-of-content>
        <text:p text:style-name="P61"/>
      </text:section>
      <text:section text:style-name="S2" text:name="S2">
        <text:list text:style-name="LS1" xml:id="list0">
          <text:list-item>
            <text:h text:style-name="P62" text:outline-level="1"><text:bookmark-start text:name="____2"/><text:bookmark-end text:name="____2"/><text:bookmark-start text:name="_Toc256000002"/><text:span text:style-name="T62_1">背景</text:span><text:bookmark-end text:name="_Toc256000002"/></text:h>
            <text:list>
              <text:list-item>
                <text:h text:style-name="P63" text:outline-level="2"><text:bookmark-start text:name="_____"/><text:bookmark-end text:name="_____"/><text:bookmark-start text:name="_Toc256000003"/><text:span text:style-name="T63_1">名词解释</text:span><text:bookmark-end text:name="_Toc256000003"/></text:h>
                <text:list>
                  <text:list-item>
                    <text:h text:style-name="P64" text:outline-level="3"><text:bookmark-start text:name="____3"/><text:bookmark-end text:name="____3"/><text:bookmark-start text:name="_Toc256000004"/><text:span text:style-name="T64_1">主存</text:span><text:bookmark-end text:name="_Toc256000004"/></text:h>
                  </text:list-item>
                </text:list>
              </text:list-item>
            </text:list>
          </text:list-item>
        </text:list>
        <text:h text:style-name="P65" text:outline-level="4"><text:bookmark-start text:name="______________________________________DR"/><text:bookmark-end text:name="______________________________________DR"/><text:span text:style-name="T65_1">也称为物理内存，描述了计算机的高速数据存储区域，通常是<text:s/>动态随机访问内存（DRAM）；</text:span></text:h>
        <text:list text:style-name="LS1" xml:id="list3" text:continue-list="list0">
          <text:list-item>
            <text:list>
              <text:list-item>
                <text:list>
                  <text:list-item>
                    <text:h text:style-name="P66" text:outline-level="3"><text:bookmark-start text:name="______2"/><text:bookmark-end text:name="______2"/><text:bookmark-start text:name="_Toc256000005"/><text:span text:style-name="T66_1">常驻内存</text:span><text:bookmark-end text:name="_Toc256000005"/></text:h>
                  </text:list-item>
                </text:list>
              </text:list-item>
            </text:list>
          </text:list-item>
        </text:list>
        <text:h text:style-name="P67" text:outline-level="4"><text:bookmark-start text:name="____________"/><text:bookmark-end text:name="____________"/><text:span text:style-name="T67_1">当前处于主存中的内存；</text:span></text:h>
        <text:list text:style-name="LS1" xml:id="list4" text:continue-list="list0">
          <text:list-item>
            <text:list>
              <text:list-item>
                <text:list>
                  <text:list-item>
                    <text:h text:style-name="P68" text:outline-level="3"><text:bookmark-start text:name="______3"/><text:bookmark-end text:name="______3"/><text:bookmark-start text:name="_Toc256000006"/><text:span text:style-name="T68_1">匿名内存</text:span><text:bookmark-end text:name="_Toc256000006"/></text:h>
                  </text:list-item>
                </text:list>
              </text:list-item>
            </text:list>
          </text:list-item>
        </text:list>
        <text:h text:style-name="P69" text:outline-level="4"><text:bookmark-start text:name="________________________________________"/><text:bookmark-end text:name="________________________________________"/><text:span text:style-name="T69_1">无文件系统位置或者文件名的内存，也就是没有和文件系统的文件有映射关系的内存；它包括进程地址空间的工作数据（堆）；</text:span></text:h>
        <text:list text:style-name="LS1" xml:id="list5" text:continue-list="list0">
          <text:list-item>
            <text:list>
              <text:list-item>
                <text:list>
                  <text:list-item>
                    <text:h text:style-name="P70" text:outline-level="3"><text:bookmark-start text:name="______4"/><text:bookmark-end text:name="______4"/><text:bookmark-start text:name="_Toc256000007"/><text:span text:style-name="T70_1">虚拟内存</text:span><text:bookmark-end text:name="_Toc256000007"/></text:h>
                  </text:list-item>
                </text:list>
              </text:list-item>
            </text:list>
          </text:list-item>
        </text:list>
        <text:h text:style-name="P71" text:outline-level="4"><text:bookmark-start text:name="_____________________________________"/><text:bookmark-end text:name="_____________________________________"/><text:span text:style-name="T71_1">一个抽象的主存概念，它几乎是无限的和非竞争性的。虚拟内存不是真实的内存；</text:span></text:h>
        <text:h text:style-name="P72" text:outline-level="4"><text:span text:style-name="T72_1">虚拟内存向每个进程<text:s/>和<text:s/>内核<text:s/>提供了巨大的、线性的，并且私有的地址空间，简化了软件开发，把物理内存的分配交给了操作系统管理；虚拟内存可以超额“订购”，即，使用中的内存可以超出主内存的容量；</text:span></text:h>
        <text:h text:style-name="P73" text:outline-level="5"><text:bookmark-start text:name="______5"/><text:bookmark-end text:name="______5"/><text:span text:style-name="T73_1">过度提交</text:span></text:h>
        <text:h text:style-name="P74" text:outline-level="6"><text:bookmark-start text:name="_Linux__________________________________"/><text:bookmark-end text:name="_Linux__________________________________"/><text:span text:style-name="T74_1">Linux支持过度提交，允许分配超过系统物理内存<text:s/>和交换设备总和的内存；<text:s/>这依赖于按需页分配<text:s/>以及<text:s/>应用程序通常不会使用分配给他们的大部分内存；</text:span></text:h>
        <text:h text:style-name="P75" text:outline-level="6"><text:span text:style-name="T75_1">Linux中可用<text:s/>可调参数配置过度提交；过度提交的后果如何，取决于<text:s/>内核如何管理内存压力；</text:span></text:h>
        <text:h text:style-name="P76" text:outline-level="4"><text:span text:style-name="T76_1">进程的地址空间，由虚拟内存子系统映射到主内存和物理交换设备；内核会按需在它们之间移动内存页(交换)，允许内核超额订购主内存；</text:span><text:span text:style-name="T76_2"><text:line-break/></text:span><text:span text:style-name="T76_3">Linux中，可以配置内核对超额订购的行为模式，例如，不对内存分配做限制；例如，内存分配不能超过主存+物理交换设备的大小之和；</text:span></text:h>
        <text:list text:style-name="LS1" xml:id="list6" text:continue-list="list0">
          <text:list-item>
            <text:list>
              <text:list-item>
                <text:list>
                  <text:list-item>
                    <text:h text:style-name="P77" text:outline-level="3"><text:bookmark-start text:name="______6"/><text:bookmark-end text:name="______6"/><text:bookmark-start text:name="_Toc256000008"/><text:span text:style-name="T77_1">地址空间</text:span><text:bookmark-end text:name="_Toc256000008"/></text:h>
                  </text:list-item>
                </text:list>
              </text:list-item>
            </text:list>
          </text:list-item>
        </text:list>
        <text:h text:style-name="P78" text:outline-level="4"><text:bookmark-start text:name="__________________________"/><text:bookmark-end text:name="__________________________"/><text:span text:style-name="T78_1">内存上下文；每个进程和内核都有对应的虚拟地址空间；</text:span></text:h>
        <text:list text:style-name="LS1" xml:id="list7" text:continue-list="list0">
          <text:list-item>
            <text:list>
              <text:list-item>
                <text:list>
                  <text:list-item>
                    <text:h text:style-name="P79" text:outline-level="3"><text:bookmark-start text:name="__"/><text:bookmark-end text:name="__"/><text:bookmark-start text:name="_Toc256000009"/><text:span text:style-name="T79_1">段</text:span><text:bookmark-end text:name="_Toc256000009"/></text:h>
                  </text:list-item>
                </text:list>
              </text:list-item>
            </text:list>
          </text:list-item>
        </text:list>
        <text:h text:style-name="P80" text:outline-level="4"><text:bookmark-start text:name="________________________________"/><text:bookmark-end text:name="________________________________"/><text:span text:style-name="T80_1">标记为特殊用途的一块内存区域，例如用来存储可执行或者可写的页；</text:span></text:h>
        <text:list text:style-name="LS1" xml:id="list8" text:continue-list="list0">
          <text:list-item>
            <text:list>
              <text:list-item>
                <text:list>
                  <text:list-item>
                    <text:h text:style-name="P81" text:outline-level="3"><text:bookmark-start text:name="___2"/><text:bookmark-end text:name="___2"/><text:bookmark-start text:name="_Toc256000010"/><text:span text:style-name="T81_1">页</text:span><text:bookmark-end text:name="_Toc256000010"/></text:h>
                  </text:list-item>
                </text:list>
              </text:list-item>
            </text:list>
          </text:list-item>
        </text:list>
        <text:h text:style-name="P82" text:outline-level="4"><text:bookmark-start text:name="______CPU______________4KB__8KB_________"/><text:bookmark-end text:name="______CPU______________4KB__8KB_________"/><text:span text:style-name="T82_1">操作系统和CPU使用内存的单位，它一直以来是4KB或者8KB，现代的处理器允许多种页大小以支持更大的页面尺寸；</text:span></text:h>
        <text:list text:style-name="LS1" xml:id="list9" text:continue-list="list0">
          <text:list-item>
            <text:list>
              <text:list-item>
                <text:list>
                  <text:list-item>
                    <text:h text:style-name="P83" text:outline-level="3"><text:bookmark-start text:name="____4"/><text:bookmark-end text:name="____4"/><text:bookmark-start text:name="_Toc256000011"/><text:span text:style-name="T83_1">缺页</text:span><text:bookmark-end text:name="_Toc256000011"/></text:h>
                  </text:list-item>
                </text:list>
              </text:list-item>
            </text:list>
          </text:list-item>
        </text:list>
        <text:h text:style-name="P84" text:outline-level="4"><text:bookmark-start text:name="___________________________2"/><text:bookmark-end text:name="___________________________2"/><text:span text:style-name="T84_1">无效的内存访问；使用按需虚拟内存时，这是正常事件；</text:span></text:h>
        <text:list text:style-name="LS1" xml:id="list10" text:continue-list="list0">
          <text:list-item>
            <text:list>
              <text:list-item>
                <text:list>
                  <text:list-item>
                    <text:h text:style-name="P85" text:outline-level="3"><text:bookmark-start text:name="____5"/><text:bookmark-end text:name="____5"/><text:bookmark-start text:name="_Toc256000012"/><text:span text:style-name="T85_1">换页</text:span><text:bookmark-end text:name="_Toc256000012"/></text:h>
                  </text:list-item>
                </text:list>
              </text:list-item>
            </text:list>
          </text:list-item>
        </text:list>
        <text:h text:style-name="P86" text:outline-level="4"><text:bookmark-start text:name="___________________"/><text:bookmark-end text:name="___________________"/><text:span text:style-name="T86_1">换页<text:s/>就是在主存与存储设备间交换页；</text:span></text:h>
        <text:h text:style-name="P87" text:outline-level="4"><text:bookmark-start text:name="____6"/><text:bookmark-end text:name="____6"/><text:span text:style-name="T87_1">分类</text:span></text:h>
        <text:h text:style-name="P88" text:outline-level="5"><text:bookmark-start text:name="_______"/><text:bookmark-end text:name="_______"/><text:span text:style-name="T88_1">文件系统换页</text:span></text:h>
        <text:h text:style-name="P89" text:outline-level="6"><text:bookmark-start text:name="______________________________mmap______"/><text:bookmark-end text:name="______________________________mmap______"/><text:span text:style-name="T89_1">文件系统换页<text:s/>由读写位于内存中的映射文件页引发；对于使用了mmap()[文件内存映射]的应用程序和<text:s/>使用了页缓存的文件系统（必须使用），这是正常的行为，也被称为“好的”换页；</text:span></text:h>
        <text:h text:style-name="P90" text:outline-level="5"><text:bookmark-start text:name="______7"/><text:bookmark-end text:name="______7"/><text:span text:style-name="T90_1">匿名换页</text:span></text:h>
        <text:h text:style-name="P91" text:outline-level="6"><text:bookmark-start text:name="________________________"/><text:bookmark-end text:name="________________________"/><text:span text:style-name="T91_1">匿名换页换的是<text:s/>进程的私有数据，进程的堆和栈；</text:span></text:h>
        <text:h text:style-name="P92" text:outline-level="6"><text:bookmark-start text:name="_______________________________I_O______"/><text:bookmark-end text:name="_______________________________I_O______"/><text:span text:style-name="T92_1">匿名换页拖累性能：当应用程序访问被调出的页时，会被读页的磁盘I/O阻塞，这个时候就会发生匿名页面换入，会给应用程序带来同步延时；所以，匿名换页被称为“坏的”换页；<text:s text:c="3"/>当然了，匿名页面换出可能不会直接影响应用程序性能，因为是内核异步执行的；</text:span></text:h>
        <text:list text:style-name="LS1" xml:id="list11" text:continue-list="list0">
          <text:list-item>
            <text:list>
              <text:list-item>
                <text:list>
                  <text:list-item>
                    <text:h text:style-name="P93" text:outline-level="3"><text:bookmark-start text:name="_________"/><text:bookmark-end text:name="_________"/><text:bookmark-start text:name="_Toc256000013"/><text:span text:style-name="T93_1">文件系统缓存占用</text:span><text:bookmark-end text:name="_Toc256000013"/></text:h>
                  </text:list-item>
                </text:list>
              </text:list-item>
            </text:list>
          </text:list-item>
        </text:list>
        <text:h text:style-name="P94" text:outline-level="4"><text:span text:style-name="T94_1">系统启动之后，可用内存越来越少（内存占用持续增加），这是正常的。因为操作系统会将可用内存用于文件系统缓存以提高性能；遵循的原则是：1.<text:s/>如果有可用的内存，就有效的使用它。2.<text:s/>在应用程序需要的时候，内核能够很快从文件系统缓存中释放内存；</text:span></text:h>
        <text:list text:style-name="LS1" xml:id="list12" text:continue-list="list0">
          <text:list-item>
            <text:list>
              <text:list-item>
                <text:list>
                  <text:list-item>
                    <text:h text:style-name="P95" text:outline-level="3"><text:bookmark-start text:name="______"/><text:bookmark-end text:name="______"/><text:bookmark-start text:name="_Toc256000014"/><text:span text:style-name="T95_1">主存使用率</text:span><text:bookmark-end text:name="_Toc256000014"/></text:h>
                  </text:list-item>
                </text:list>
              </text:list-item>
            </text:list>
          </text:list-item>
        </text:list>
        <text:h text:style-name="P96" text:outline-level="4"><text:span text:style-name="T96_1">主内存的使用率可由已占用的内存除以总内存得出。（文件系统缓存占用的内存可以当做未使用看待；）</text:span></text:h>
        <text:list text:style-name="LS1" xml:id="list13" text:continue-list="list0">
          <text:list-item>
            <text:list>
              <text:list-item>
                <text:list>
                  <text:list-item>
                    <text:h text:style-name="P97" text:outline-level="3"><text:bookmark-start text:name="______8"/><text:bookmark-end text:name="______8"/><text:bookmark-start text:name="_Toc256000015"/><text:span text:style-name="T97_1">主存饱和</text:span><text:bookmark-end text:name="_Toc256000015"/></text:h>
                  </text:list-item>
                </text:list>
              </text:list-item>
            </text:list>
          </text:list-item>
        </text:list>
        <text:h text:style-name="P98" text:outline-level="4"><text:bookmark-start text:name="_______________________"/><text:bookmark-end text:name="_______________________"/><text:span text:style-name="T98_1">对内存的需求超过了主存的情况被称作主存饱和。</text:span></text:h>
        <text:h text:style-name="P99" text:outline-level="4"><text:bookmark-start text:name="________"/><text:bookmark-end text:name="________"/><text:span text:style-name="T99_1">主存饱和的标志</text:span></text:h>
        <text:h text:style-name="P100" text:outline-level="5"><text:bookmark-start text:name="_______________________OOM______________"/><text:bookmark-end text:name="_______________________OOM______________"/><text:span text:style-name="T100_1">主存饱和后，操作系统会使用换页、交换或者使用OOM终结者<text:s/>来释放内存；所以，这些都可以作为主存饱和的标志。</text:span></text:h>
        <text:list text:style-name="LS1" xml:id="list14" text:continue-list="list0">
          <text:list-item>
            <text:list>
              <text:list-item>
                <text:list>
                  <text:list-item>
                    <text:h text:style-name="P101" text:outline-level="3"><text:bookmark-start text:name="____7"/><text:bookmark-end text:name="____7"/><text:bookmark-start text:name="_Toc256000016"/><text:span text:style-name="T101_1">交换</text:span><text:bookmark-end text:name="_Toc256000016"/></text:h>
                  </text:list-item>
                </text:list>
              </text:list-item>
            </text:list>
          </text:list-item>
        </text:list>
        <text:h text:style-name="P102" text:outline-level="4"><text:bookmark-start text:name="_Unix_"/><text:bookmark-end text:name="_Unix_"/><text:span text:style-name="T102_1">Unix中</text:span></text:h>
        <text:h text:style-name="P103" text:outline-level="5"><text:bookmark-start text:name="_________________"/><text:bookmark-end text:name="_________________"/><text:span text:style-name="T103_1">将整个进程从主存转移到交换设备；</text:span></text:h>
        <text:h text:style-name="P104" text:outline-level="4"><text:bookmark-start text:name="_Linux_"/><text:bookmark-end text:name="_Linux_"/><text:span text:style-name="T104_1">Linux中</text:span></text:h>
        <text:h text:style-name="P105" text:outline-level="5"><text:bookmark-start text:name="_____________"/><text:bookmark-end text:name="_____________"/><text:span text:style-name="T105_1">内存页面转移到交换设备；</text:span></text:h>
        <text:list text:style-name="LS1" xml:id="list15" text:continue-list="list0">
          <text:list-item>
            <text:list>
              <text:list-item>
                <text:list>
                  <text:list-item>
                    <text:h text:style-name="P106" text:outline-level="3"><text:bookmark-start text:name="______9"/><text:bookmark-end text:name="______9"/><text:bookmark-start text:name="_Toc256000017"/><text:span text:style-name="T106_1">交换空间</text:span><text:bookmark-end text:name="_Toc256000017"/></text:h>
                  </text:list-item>
                </text:list>
              </text:list-item>
            </text:list>
          </text:list-item>
        </text:list>
        <text:h text:style-name="P107" text:outline-level="4"><text:span text:style-name="T107_1">存放换页的匿名数据和交换进程的磁盘空间。可能是存储设备的一块空间（物理交换设备），或者是文件系统文件，称作交换文件；</text:span></text:h>
        <text:list text:style-name="LS1" xml:id="list16" text:continue-list="list0">
          <text:list-item>
            <text:list>
              <text:list-item>
                <text:h text:style-name="P108" text:outline-level="2"><text:bookmark-start text:name="_______________"/><text:bookmark-end text:name="_______________"/><text:bookmark-start text:name="_Toc256000018"/><text:span text:style-name="T108_1">内存相关的影响系统性能的因素</text:span><text:bookmark-end text:name="_Toc256000018"/></text:h>
                <text:list>
                  <text:list-item>
                    <text:h text:style-name="P109" text:outline-level="3"><text:bookmark-start text:name="____8"/><text:bookmark-end text:name="____8"/><text:bookmark-start text:name="_Toc256000019"/><text:span text:style-name="T109_1">换页</text:span><text:bookmark-end text:name="_Toc256000019"/></text:h>
                  </text:list-item>
                  <text:list-item>
                    <text:h text:style-name="P110" text:outline-level="3"><text:bookmark-start text:name="_________2"/><text:bookmark-end text:name="_________2"/><text:bookmark-start text:name="_Toc256000020"/><text:span text:style-name="T110_1">分配和释放内存</text:span><text:bookmark-end text:name="_Toc256000020"/></text:h>
                  </text:list-item>
                  <text:list-item>
                    <text:h text:style-name="P111" text:outline-level="3"><text:bookmark-start text:name="______10"/><text:bookmark-end text:name="______10"/><text:bookmark-start text:name="_Toc256000021"/><text:span text:style-name="T111_1">复制内存</text:span><text:bookmark-end text:name="_Toc256000021"/></text:h>
                  </text:list-item>
                  <text:list-item>
                    <text:h text:style-name="P112" text:outline-level="3"><text:bookmark-start text:name="____________CPU__"/><text:bookmark-end text:name="____________CPU__"/><text:bookmark-start text:name="_Toc256000022"/><text:span text:style-name="T112_1">管理内存地址空间映射的CPU开销</text:span><text:bookmark-end text:name="_Toc256000022"/></text:h>
                  </text:list-item>
                  <text:list-item>
                    <text:h text:style-name="P113" text:outline-level="3"><text:bookmark-start text:name="__________________"/><text:bookmark-end text:name="__________________"/><text:bookmark-start text:name="_Toc256000023"/><text:span text:style-name="T113_1">内存本地性（对多处理器架构的系统）</text:span><text:bookmark-end text:name="_Toc256000023"/></text:h>
                  </text:list-item>
                </text:list>
              </text:list-item>
            </text:list>
          </text:list-item>
          <text:list-item>
            <text:h text:style-name="P114" text:outline-level="1"><text:bookmark-start text:name="____9"/><text:bookmark-end text:name="____9"/><text:bookmark-start text:name="_Toc256000024"/><text:span text:style-name="T114_1">架构</text:span><text:bookmark-end text:name="_Toc256000024"/></text:h>
            <text:list>
              <text:list-item>
                <text:h text:style-name="P115" text:outline-level="2"><text:bookmark-start text:name="____10"/><text:bookmark-end text:name="____10"/><text:bookmark-start text:name="_Toc256000025"/><text:span text:style-name="T115_1">硬件</text:span><text:bookmark-end text:name="_Toc256000025"/></text:h>
                <text:list>
                  <text:list-item>
                    <text:h text:style-name="P116" text:outline-level="3"><text:bookmark-start text:name="____11"/><text:bookmark-end text:name="____11"/><text:bookmark-start text:name="_Toc256000026"/><text:span text:style-name="T116_1">主存</text:span><text:bookmark-end text:name="_Toc256000026"/></text:h>
                  </text:list-item>
                </text:list>
              </text:list-item>
            </text:list>
          </text:list-item>
        </text:list>
        <text:h text:style-name="P117" text:outline-level="4"><text:bookmark-start text:name="__________DRAM_"/><text:bookmark-end text:name="__________DRAM_"/><text:span text:style-name="T117_1">动态随机存取内存（DRAM）</text:span></text:h>
        <text:h text:style-name="P118" text:outline-level="4"><text:bookmark-start text:name="______________UMA________"/><text:bookmark-end text:name="______________UMA________"/><text:span text:style-name="T118_1">普通双处理器均匀访存模型（UMA）系统的主存架构</text:span></text:h>
        <text:h text:style-name="P119" text:outline-level="5"><text:bookmark-start text:name="______11"/><text:bookmark-end text:name="______11"/><text:span text:style-name="T119_1">主存架构</text:span></text:h>
        <text:h text:style-name="P120" text:outline-level="6"><text:bookmark-start text:name="_"/><text:bookmark-end text:name="_"/></text:h>
        <text:h text:style-name="P121" text:outline-level="6"><text:bookmark-start text:name="_____________CPU________________________"/><text:bookmark-end text:name="_____________CPU________________________"/><text:span text:style-name="T121_1">共享系统总线，所以，每个CPU访问所有内存的延时都是均匀的；</text:span><text:span text:style-name="T121_2"><text:line-break/></text:span><text:span text:style-name="T121_3">如果运行的是单个OS并且可以在所有处理器上统一运行时，那么，这种又被称为<text:s/>对称多处理器架构（SMP）</text:span></text:h>
        <text:h text:style-name="P122" text:outline-level="4"><text:bookmark-start text:name="_______________NUMA_"/><text:bookmark-end text:name="_______________NUMA_"/><text:span text:style-name="T122_1">双处理器非均匀访存模型系统（NUMA）</text:span></text:h>
        <text:h text:style-name="P123" text:outline-level="5"><text:bookmark-start text:name="_NUMA"/><text:bookmark-end text:name="_NUMA"/><text:span text:style-name="T123_1">NUMA</text:span></text:h>
        <text:h text:style-name="P124" text:outline-level="6"><text:bookmark-start text:name="__2"/><text:bookmark-end text:name="__2"/></text:h>
        <text:h text:style-name="P125" text:outline-level="7"><text:bookmark-start text:name="_______CPU_____________"/><text:bookmark-end text:name="_______CPU_____________"/><text:span text:style-name="T125_1">中央处理器（CPU）互联是内存架构的一部分；</text:span></text:h>
        <text:h text:style-name="P126" text:outline-level="7"><text:bookmark-start text:name="______________CPU__________"/><text:bookmark-end text:name="______________CPU__________"/><text:span text:style-name="T126_1">对主存的访问时间，随着相对CPU<text:tab/>的位置不同而变化；</text:span></text:h>
        <text:h text:style-name="P127" text:outline-level="7"><text:bookmark-start text:name="______12"/><text:bookmark-end text:name="______12"/><text:span text:style-name="T127_1">本地内存</text:span></text:h>
        <text:h text:style-name="P128" text:outline-level="8"><text:bookmark-start text:name="_DRAM_A___CPU1______DRAM_B__CPU2______"/><text:bookmark-end text:name="_DRAM_A___CPU1______DRAM_B__CPU2______"/><text:span text:style-name="T128_1">DRAM<text:s/>A<text:s/>是<text:s/>CPU1的本地内存；DRAM<text:s/>B<text:s/>是CPU2的本地内存；</text:span></text:h>
        <text:h text:style-name="P129" text:outline-level="7"><text:bookmark-start text:name="______13"/><text:bookmark-end text:name="______13"/><text:span text:style-name="T129_1">远程内存</text:span></text:h>
        <text:h text:style-name="P130" text:outline-level="8"><text:bookmark-start text:name="_DRAM_A___CPU2________DRAM_B____CPU1____"/><text:bookmark-end text:name="_DRAM_A___CPU2________DRAM_B____CPU1____"/><text:span text:style-name="T130_1">DRAM<text:s/>A<text:s/>是<text:s/>CPU2<text:s/>的远程内存，<text:s/>DRAM<text:s/>B<text:s text:c="2"/>也是CPU1的远程内存；</text:span></text:h>
        <text:h text:style-name="P131" text:outline-level="7"><text:bookmark-start text:name="______14"/><text:bookmark-end text:name="______14"/><text:span text:style-name="T131_1">内存节点</text:span></text:h>
        <text:h text:style-name="P132" text:outline-level="8"><text:bookmark-start text:name="______CPU_______________________________"/><text:bookmark-end text:name="______CPU_______________________________"/><text:span text:style-name="T132_1">连接到每个CPU的内存被称为内存节点，或者节点；</text:span><text:span text:style-name="T132_2"><text:line-break/></text:span><text:span text:style-name="T132_3">处理器会提供信息给操作系统，便于操作系统了解内存节点的拓扑，以便于根据内存本地性分配和调度线程；</text:span></text:h>
        <text:list text:style-name="LS1" xml:id="list25" text:continue-list="list0">
          <text:list-item>
            <text:list>
              <text:list-item>
                <text:list>
                  <text:list-item>
                    <text:h text:style-name="P133" text:outline-level="3"><text:bookmark-start text:name="____12"/><text:bookmark-end text:name="____12"/><text:bookmark-start text:name="_Toc256000027"/><text:span text:style-name="T133_1">总线</text:span><text:bookmark-end text:name="_Toc256000027"/></text:h>
                  </text:list-item>
                </text:list>
              </text:list-item>
            </text:list>
          </text:list-item>
        </text:list>
        <text:h text:style-name="P134" text:outline-level="4"><text:bookmark-start text:name="___________________________"/><text:bookmark-end text:name="___________________________"/><text:span text:style-name="T134_1">物理上主存如何连接取决于主存架构，可能的访问方式如下</text:span></text:h>
        <text:h text:style-name="P135" text:outline-level="5"><text:bookmark-start text:name="________2"/><text:bookmark-end text:name="________2"/><text:span text:style-name="T135_1">共享系统总线</text:span></text:h>
        <text:h text:style-name="P136" text:outline-level="6"><text:bookmark-start text:name="_________UMA_____"/><text:bookmark-end text:name="_________UMA_____"/><text:span text:style-name="T136_1">见上面的例子中的UMA的主存架构</text:span></text:h>
        <text:h text:style-name="P137" text:outline-level="5"><text:bookmark-start text:name="____13"/><text:bookmark-end text:name="____13"/><text:span text:style-name="T137_1">直连</text:span></text:h>
        <text:h text:style-name="P138" text:outline-level="6"><text:bookmark-start text:name="____________________2"/><text:bookmark-end text:name="____________________2"/><text:span text:style-name="T138_1">单个处理器通过内存总线直接连接内存；</text:span></text:h>
        <text:h text:style-name="P139" text:outline-level="5"><text:bookmark-start text:name="____14"/><text:bookmark-end text:name="____14"/><text:span text:style-name="T139_1">互联</text:span></text:h>
        <text:h text:style-name="P140" text:outline-level="6"><text:span text:style-name="T140_1">多个处理器中的每一个都通过一条内存总线与各自的内存直连，并且处理器之间通过一个CPU互联连接起来；</text:span><text:span text:style-name="T140_2"><text:line-break/></text:span><text:span text:style-name="T140_3">见如上示例的<text:s/>NUMA<text:s/>示例</text:span></text:h>
        <text:h text:style-name="P141" text:outline-level="4"><text:bookmark-start text:name="_DDR_SDRAM"/><text:bookmark-end text:name="_DDR_SDRAM"/><text:span text:style-name="T141_1">DDR<text:s/>SDRAM</text:span></text:h>
        <text:h text:style-name="P142" text:outline-level="5"><text:bookmark-start text:name="_Double_Data_Rate_SDRAM_________________"/><text:bookmark-end text:name="_Double_Data_Rate_SDRAM_________________"/><text:span text:style-name="T142_1">Double<text:s/>Data<text:s/>Rate<text:s/>SDRAM<text:s text:c="2"/>双倍速率同步动态随机访问内存；</text:span></text:h>
        <text:h text:style-name="P143" text:outline-level="6"><text:bookmark-start text:name="______15"/><text:bookmark-end text:name="______15"/><text:span text:style-name="T143_1">双倍速率</text:span></text:h>
        <text:h text:style-name="P144" text:outline-level="7"><text:bookmark-start text:name="____________________________"/><text:bookmark-end text:name="____________________________"/><text:span text:style-name="T144_1">指在时钟信号的上升沿和下降沿都传输数据（也称为双泵）；</text:span></text:h>
        <text:h text:style-name="P145" text:outline-level="6"><text:bookmark-start text:name="____15"/><text:bookmark-end text:name="____15"/><text:span text:style-name="T145_1">同步</text:span></text:h>
        <text:h text:style-name="P146" text:outline-level="7"><text:bookmark-start text:name="_________CPU___"/><text:bookmark-end text:name="_________CPU___"/><text:span text:style-name="T146_1">指<text:s/>内存的时钟与CPU同步；</text:span></text:h>
        <text:h text:style-name="P147" text:outline-level="5"><text:bookmark-start text:name="___________________________________"/><text:bookmark-end text:name="___________________________________"/><text:span text:style-name="T147_1">对于任何架构，内存总线速度常常取决于处理器和主板支持的内存接口标准。</text:span></text:h>
        <text:list text:style-name="LS1" xml:id="list26" text:continue-list="list0">
          <text:list-item>
            <text:list>
              <text:list-item>
                <text:list>
                  <text:list-item>
                    <text:h text:style-name="P148" text:outline-level="3"><text:bookmark-start text:name="______________"/><text:bookmark-end text:name="______________"/><text:bookmark-start text:name="_Toc256000028"/><text:span text:style-name="T148_1">多通道（实际是多内存总线）</text:span><text:bookmark-end text:name="_Toc256000028"/></text:h>
                  </text:list-item>
                </text:list>
              </text:list-item>
            </text:list>
          </text:list-item>
        </text:list>
        <text:h text:style-name="P149" text:outline-level="4"><text:span text:style-name="T149_1">系统架构可能支持并行使用多个内存总线来增加带宽。常见的倍数为<text:s/>双、三或者四通道；例如<text:s/>intel<text:s/>Core<text:s/>i7处理器支持最大四通道DDR3-1600<text:s/>，最大的内存带宽是<text:s/>51.2GB/s;</text:span></text:h>
        <text:list text:style-name="LS1" xml:id="list27" text:continue-list="list0">
          <text:list-item>
            <text:list>
              <text:list-item>
                <text:list>
                  <text:list-item>
                    <text:h text:style-name="P150" text:outline-level="3"><text:bookmark-start text:name="_CPU__"/><text:bookmark-end text:name="_CPU__"/><text:bookmark-start text:name="_Toc256000029"/><text:span text:style-name="T150_1">CPU缓存</text:span><text:bookmark-end text:name="_Toc256000029"/></text:h>
                  </text:list-item>
                </text:list>
              </text:list-item>
            </text:list>
          </text:list-item>
        </text:list>
        <text:h text:style-name="P151" text:outline-level="4"><text:bookmark-start text:name="_L1"/><text:bookmark-end text:name="_L1"/><text:span text:style-name="T151_1">L1</text:span></text:h>
        <text:h text:style-name="P152" text:outline-level="5"><text:bookmark-start text:name="________________2"/><text:bookmark-end text:name="________________2"/><text:span text:style-name="T152_1">通常分为指令缓存和数据缓存；</text:span></text:h>
        <text:h text:style-name="P153" text:outline-level="5"><text:bookmark-start text:name="____16"/><text:bookmark-end text:name="____16"/><text:span text:style-name="T153_1">寻址</text:span></text:h>
        <text:h text:style-name="P154" text:outline-level="6"><text:bookmark-start text:name="_________________________"/><text:bookmark-end text:name="_________________________"/><text:span text:style-name="T154_1">通常按照虚拟内存地址空间寻址；具体取决于处理器；</text:span></text:h>
        <text:h text:style-name="P155" text:outline-level="4"><text:bookmark-start text:name="_L2"/><text:bookmark-end text:name="_L2"/><text:span text:style-name="T155_1">L2</text:span></text:h>
        <text:h text:style-name="P156" text:outline-level="5"><text:bookmark-start text:name="___________"/><text:bookmark-end text:name="___________"/><text:span text:style-name="T156_1">同时缓存指令和数据；</text:span></text:h>
        <text:h text:style-name="P157" text:outline-level="5"><text:bookmark-start text:name="____17"/><text:bookmark-end text:name="____17"/><text:span text:style-name="T157_1">寻址</text:span></text:h>
        <text:h text:style-name="P158" text:outline-level="6"><text:bookmark-start text:name="______________________"/><text:bookmark-end text:name="______________________"/><text:span text:style-name="T158_1">通常按物理内存地址寻址；具体取决于处理器；</text:span></text:h>
        <text:h text:style-name="P159" text:outline-level="4"><text:bookmark-start text:name="_L3"/><text:bookmark-end text:name="_L3"/><text:span text:style-name="T159_1">L3</text:span></text:h>
        <text:h text:style-name="P160" text:outline-level="5"><text:bookmark-start text:name="_________3"/><text:bookmark-end text:name="_________3"/><text:span text:style-name="T160_1">更大一级的缓存</text:span></text:h>
        <text:h text:style-name="P161" text:outline-level="5"><text:bookmark-start text:name="____18"/><text:bookmark-end text:name="____18"/><text:span text:style-name="T161_1">寻址</text:span></text:h>
        <text:h text:style-name="P162" text:outline-level="6"><text:bookmark-start text:name="_______________________2"/><text:bookmark-end text:name="_______________________2"/><text:span text:style-name="T162_1">通常按物理内存地址寻址；具体取决于处理器；</text:span></text:h>
        <text:list text:style-name="LS1" xml:id="list28" text:continue-list="list0">
          <text:list-item>
            <text:list>
              <text:list-item>
                <text:list>
                  <text:list-item>
                    <text:h text:style-name="P163" text:outline-level="3"><text:bookmark-start text:name="_MMU________"/><text:bookmark-end text:name="_MMU________"/><text:bookmark-start text:name="_Toc256000030"/><text:span text:style-name="T163_1">MMU（内存管理单元）</text:span><text:bookmark-end text:name="_Toc256000030"/></text:h>
                  </text:list-item>
                </text:list>
              </text:list-item>
            </text:list>
          </text:list-item>
        </text:list>
        <text:h text:style-name="P164" text:outline-level="4"><text:bookmark-start text:name="_MMU___________________________________"/><text:bookmark-end text:name="_MMU___________________________________"/><text:span text:style-name="T164_1">MMU<text:s/>负责<text:s/>虚拟地址到物理地址的转换；<text:s/>按页做转换，页内的偏移量直接映射；</text:span></text:h>
        <text:h text:style-name="P165" text:outline-level="4"><text:bookmark-start text:name="_MMU______________"/><text:bookmark-end text:name="_MMU______________"/><text:span text:style-name="T165_1">MMU、各级缓存<text:s/>工作流程图结构图</text:span></text:h>
        <text:h text:style-name="P166" text:outline-level="5"><text:bookmark-start text:name="__3"/><text:bookmark-end text:name="__3"/></text:h>
        <text:h text:style-name="P167" text:outline-level="6"><text:bookmark-start text:name="_TLB________"/><text:bookmark-end text:name="_TLB________"/><text:span text:style-name="T167_1">TLB(转址旁路缓存）</text:span></text:h>
        <text:h text:style-name="P168" text:outline-level="7"><text:bookmark-start text:name="_MMU__TLB______________________"/><text:bookmark-end text:name="_MMU__TLB______________________"/><text:span text:style-name="T168_1">MMU使用TLB作为第一级地址转换缓存，然后是主存中的页表；</text:span></text:h>
        <text:h text:style-name="P169" text:outline-level="7"><text:bookmark-start text:name="_TLB________________"/><text:bookmark-end text:name="_TLB________________"/><text:span text:style-name="T169_1">TLB内部分为指令页缓存和数据页缓存；</text:span></text:h>
        <text:h text:style-name="P170" text:outline-level="7"><text:bookmark-start text:name="___TLB__________________________________"/><text:bookmark-end text:name="___TLB__________________________________"/><text:span text:style-name="T170_1">由于TLB<text:s/>映射记录数量有限制，使用更大的页，可以增加从其缓存转换的内存范围，从而减少TLB未命中而提高系统性能；TLB能分别按照每个不同的缓存页大小而分别设立单独的缓存。</text:span></text:h>
        <text:h text:style-name="P171" text:outline-level="4"><text:bookmark-start text:name="_______2"/><text:bookmark-end text:name="_______2"/><text:span text:style-name="T171_1">多种页大小</text:span></text:h>
        <text:h text:style-name="P172" text:outline-level="5"><text:bookmark-start text:name="_____________________MMU___________4KB_2"/><text:bookmark-end text:name="_____________________MMU___________4KB_2"/><text:span text:style-name="T172_1">现代处理器支持多种页大小，允许操作系统和MMU使用不同的页大小；如<text:s/>4KB、2MB、1GB；</text:span><text:span text:style-name="T172_2"><text:line-break/></text:span><text:span text:style-name="T172_3"><text:line-break/></text:span><text:span text:style-name="T172_4">Linux支持超大页，为特别的大页尺寸，如2MB，留出部分物理内存；</text:span><text:span text:style-name="T172_5"><text:line-break/></text:span><text:span text:style-name="T172_6">这种提前分配超大页的方法不够灵活，但是，不会出现内存碎片妨碍动态分配更大页的问题；</text:span></text:h>
        <text:list text:style-name="LS1" xml:id="list29" text:continue-list="list0">
          <text:list-item>
            <text:list>
              <text:list-item>
                <text:h text:style-name="P173" text:outline-level="2"><text:bookmark-start text:name="____19"/><text:bookmark-end text:name="____19"/><text:bookmark-start text:name="_Toc256000031"/><text:span text:style-name="T173_1">软件</text:span><text:bookmark-end text:name="_Toc256000031"/></text:h>
                <text:list>
                  <text:list-item>
                    <text:h text:style-name="P174" text:outline-level="3"><text:bookmark-start text:name="_Toc256000032"/><text:span text:style-name="T174_1">内存管理软件包括<text:s/>虚拟内存系统、地址转换、交换、换页和分配。与性能密切相关的内容有这些：内存释放、空闲链表、页扫描、交换、进程地址空间和内存分配器；</text:span><text:bookmark-end text:name="_Toc256000032"/></text:h>
                  </text:list-item>
                  <text:list-item>
                    <text:h text:style-name="P175" text:outline-level="3"><text:bookmark-start text:name="______16"/><text:bookmark-end text:name="______16"/><text:bookmark-start text:name="_Toc256000033"/><text:span text:style-name="T175_1">空闲链表</text:span><text:bookmark-end text:name="_Toc256000033"/></text:h>
                  </text:list-item>
                </text:list>
              </text:list-item>
            </text:list>
          </text:list-item>
        </text:list>
        <text:h text:style-name="P176" text:outline-level="4"><text:bookmark-start text:name="______________________________"/><text:bookmark-end text:name="______________________________"/><text:span text:style-name="T176_1">空闲链表中记录了可用内存，通过空闲链表能立刻定位可用内存；</text:span></text:h>
        <text:h text:style-name="P177" text:outline-level="4"><text:bookmark-start text:name="____"/><text:bookmark-end text:name="____"/><text:span text:style-name="T177_1">示意图</text:span></text:h>
        <text:h text:style-name="P178" text:outline-level="5"><text:bookmark-start text:name="__4"/><text:bookmark-end text:name="__4"/></text:h>
        <text:h text:style-name="P179" text:outline-level="5"><text:bookmark-start text:name="_____free_______"/><text:bookmark-end text:name="_____free_______"/><text:span text:style-name="T179_1">通过调用free()释放的内存</text:span></text:h>
        <text:h text:style-name="P180" text:outline-level="6"><text:bookmark-start text:name="____20"/><text:bookmark-end text:name="____20"/><text:span text:style-name="T180_1">目的</text:span></text:h>
        <text:h text:style-name="P181" text:outline-level="7"><text:bookmark-start text:name="_____________2"/><text:bookmark-end text:name="_____________2"/><text:span text:style-name="T181_1">方便将来再次分配使用；</text:span></text:h>
        <text:h text:style-name="P182" text:outline-level="6"><text:bookmark-start text:name="______17"/><text:bookmark-end text:name="______17"/><text:span text:style-name="T182_1">处理动作</text:span></text:h>
        <text:h text:style-name="P183" text:outline-level="7"><text:bookmark-start text:name="__________"/><text:bookmark-end text:name="__________"/><text:span text:style-name="T183_1">加入到空闲链表表头</text:span></text:h>
        <text:h text:style-name="P184" text:outline-level="5"><text:bookmark-start text:name="___kswapd_____"/><text:bookmark-end text:name="___kswapd_____"/><text:span text:style-name="T184_1">通过kswapd释放的内存</text:span></text:h>
        <text:h text:style-name="P185" text:outline-level="6"><text:bookmark-start text:name="____21"/><text:bookmark-end text:name="____21"/><text:span text:style-name="T185_1">目的</text:span></text:h>
        <text:h text:style-name="P186" text:outline-level="7"><text:span text:style-name="T186_1">因为可能包含有价值的文件系统页缓存，如果在未被重用前有对任一页的请求，能被从空闲链表中移除进而实现重用。</text:span></text:h>
        <text:h text:style-name="P187" text:outline-level="6"><text:bookmark-start text:name="______18"/><text:bookmark-end text:name="______18"/><text:span text:style-name="T187_1">处理动作</text:span></text:h>
        <text:h text:style-name="P188" text:outline-level="7"><text:bookmark-start text:name="___________2"/><text:bookmark-end text:name="___________2"/><text:span text:style-name="T188_1">被加到空闲链表表尾</text:span></text:h>
        <text:list text:style-name="LS1" xml:id="list32" text:continue-list="list0">
          <text:list-item>
            <text:list>
              <text:list-item>
                <text:list>
                  <text:list-item>
                    <text:h text:style-name="P189" text:outline-level="3"><text:bookmark-start text:name="____________2"/><text:bookmark-end text:name="____________2"/><text:bookmark-start text:name="_Toc256000034"/><text:span text:style-name="T189_1">虚拟内存（虚拟地址）</text:span><text:bookmark-end text:name="_Toc256000034"/></text:h>
                  </text:list-item>
                </text:list>
              </text:list-item>
            </text:list>
          </text:list-item>
        </text:list>
        <text:h text:style-name="P190" text:outline-level="4"><text:bookmark-start text:name="____22"/><text:bookmark-end text:name="____22"/><text:span text:style-name="T190_1">概述</text:span></text:h>
        <text:h text:style-name="P191" text:outline-level="5"><text:bookmark-start text:name="_______________Linux____________X86___32"/><text:bookmark-end text:name="_______________Linux____________X86___32"/><text:span text:style-name="T191_1">为了充分利用和管理内存资源，Linux采用虚拟内存管理技术，以X86架构的32位Linux系统为例，利用虚拟内存技术可以让每个进程都有4GB的互不干涉的虚拟内存空间；进程的初始化分配和操作都是基于虚拟地址，只有当进程需要实际访问内存资源的时候才会建立虚拟地址和物理地址的映射，分配物理内存页（按需页分配）；</text:span><text:span text:style-name="T191_2"><text:line-break/></text:span><text:span text:style-name="T191_3">就像我们现在使用百度网盘每个人有1TB空间一样；实际上在你不用时，百度并不会真的给你1TB空间；</text:span><text:span text:style-name="T191_4"><text:line-break/></text:span><text:span text:style-name="T191_5">并且，对于大家存储的相同资源，百度网盘只用存一份就行了，也类似于我们的库文件一样，多个进程共用时，会共享；</text:span></text:h>
        <text:h text:style-name="P192" text:outline-level="5"><text:span text:style-name="T192_1">当进程需要实际访问内存的时候，内核的“请求分页机制”会产生“缺页异常”，进而<text:tab/>调入物理内存页（分配物理页）；</text:span></text:h>
        <text:h text:style-name="P193" text:outline-level="5"><text:bookmark-start text:name="___________________2"/><text:bookmark-end text:name="___________________2"/><text:span text:style-name="T193_1">按需页分配（按需换页的名称不准确）</text:span></text:h>
        <text:h text:style-name="P194" text:outline-level="6"><text:bookmark-start text:name="_____________________________CPU________"/><text:bookmark-end text:name="_____________________________CPU________"/><text:span text:style-name="T194_1">按需页分配就是<text:s/>将虚拟内存按照需要映射到物理内存，这会把CPU创建映射的开销推迟到实际需要或者访问时，而不是在初次分配这部分（虚拟）内存时；</text:span></text:h>
        <text:h text:style-name="P195" text:outline-level="6"><text:bookmark-start text:name="_____2"/><text:bookmark-end text:name="_____2"/><text:span text:style-name="T195_1">示意图</text:span></text:h>
        <text:h text:style-name="P196" text:outline-level="7"><text:bookmark-start text:name="__5"/><text:bookmark-end text:name="__5"/></text:h>
        <text:h text:style-name="P197" text:outline-level="6"><text:bookmark-start text:name="__________2"/><text:bookmark-end text:name="__________2"/><text:span text:style-name="T197_1">缺页（/页缺失）</text:span></text:h>
        <text:h text:style-name="P198" text:outline-level="7"><text:bookmark-start text:name="______________2"/><text:bookmark-end text:name="______________2"/><text:span text:style-name="T198_1">轻微缺页（/软性页缺失）</text:span></text:h>
        <text:h text:style-name="P199" text:outline-level="8"><text:bookmark-start text:name="_______________________________MMU______"/><text:bookmark-end text:name="_______________________________MMU______"/><text:span text:style-name="T199_1">如果缺页发生时，相关的页已经被加载进（物理）内存，但是没有向MMU注册，这时，操作系统只需要在MMU中注册相关页对应的物理地址就可以了。这种就是轻微缺页；</text:span></text:h>
        <text:h text:style-name="P200" text:outline-level="7"><text:bookmark-start text:name="______________3"/><text:bookmark-end text:name="______________3"/><text:span text:style-name="T200_1">严重缺页（/硬性页缺失）</text:span></text:h>
        <text:h text:style-name="P201" text:outline-level="8"><text:span text:style-name="T201_1">严重缺页就是<text:s text:c="2"/>缺页发生时，相关的页未被加载进内存的情况，例如访问未缓存映射到内存的文件；</text:span></text:h>
        <text:h text:style-name="P202" text:outline-level="8"><text:bookmark-start text:name="_________________1____________________2_"/><text:bookmark-end text:name="_________________1____________________2_"/><text:span text:style-name="T202_1">严重缺页时，操作系统<text:s/>需要：</text:span><text:span text:style-name="T202_2"><text:line-break/></text:span><text:span text:style-name="T202_3"><text:s/>1.<text:s/>寻找到一个空闲的页（物理内存）；</text:span><text:span text:style-name="T202_4"><text:line-break/></text:span><text:span text:style-name="T202_5"><text:s/>2.<text:s/>将数据读入被选定的页；</text:span><text:span text:style-name="T202_6"><text:line-break/></text:span><text:span text:style-name="T202_7"><text:s/>3.<text:s/>向MMU注册该页；</text:span></text:h>
        <text:h text:style-name="P203" text:outline-level="7"><text:bookmark-start text:name="_____________3"/><text:bookmark-end text:name="_____________3"/><text:span text:style-name="T203_1">无效缺页（无效页缺失）</text:span></text:h>
        <text:h text:style-name="P204" text:outline-level="8"><text:bookmark-start text:name="____________________________________2"/><text:bookmark-end text:name="____________________________________2"/><text:span text:style-name="T204_1">当程序访问的虚拟内存地址不存在于虚拟地址空间内的时候，则是无效缺页；</text:span></text:h>
        <text:h text:style-name="P205" text:outline-level="8"><text:span text:style-name="T205_1">一般情况下是软件问题，但是也不排除是硬件问题（例如内存故障而损坏了一个正确的指针）；</text:span></text:h>
        <text:h text:style-name="P206" text:outline-level="6"><text:bookmark-start text:name="____23"/><text:bookmark-end text:name="____23"/><text:span text:style-name="T206_1">注意</text:span></text:h>
        <text:h text:style-name="P207" text:outline-level="7"><text:bookmark-start text:name="____________________3"/><text:bookmark-end text:name="____________________3"/><text:span text:style-name="T207_1">换页<text:s/>是指在主存和存储设备间交换页；</text:span></text:h>
        <text:h text:style-name="P208" text:outline-level="7"><text:span text:style-name="T208_1">按需页分配（或者有些人叫按需换页），虽然有换页两个字，但是按需换页是指的按需页分配，按照需要，真正需要的时候才分配真正的物理内存；<text:s/>跟换页无关；</text:span></text:h>
        <text:h text:style-name="P209" text:outline-level="5"><text:bookmark-start text:name="_______3"/><text:bookmark-end text:name="_______3"/><text:span text:style-name="T209_1">虚拟内存页</text:span></text:h>
        <text:h text:style-name="P210" text:outline-level="6"><text:bookmark-start text:name="_________4"/><text:bookmark-end text:name="_________4"/><text:span text:style-name="T210_1">虚拟内存页状态</text:span></text:h>
        <text:h text:style-name="P211" text:outline-level="7"><text:bookmark-start text:name="_A____"/><text:bookmark-end text:name="_A____"/><text:span text:style-name="T211_1">A<text:s/>未分配</text:span></text:h>
        <text:h text:style-name="P212" text:outline-level="7"><text:bookmark-start text:name="_B__________________"/><text:bookmark-end text:name="_B__________________"/><text:span text:style-name="T212_1">B<text:s/>已分配，未映射（未填充且未缺页）；</text:span></text:h>
        <text:h text:style-name="P213" text:outline-level="7"><text:bookmark-start text:name="_C____________RAM__"/><text:bookmark-end text:name="_C____________RAM__"/><text:span text:style-name="T213_1">C<text:s/>已分配，已映射到主存（RAM）；</text:span></text:h>
        <text:h text:style-name="P214" text:outline-level="7"><text:bookmark-start text:name="_D____________________"/><text:bookmark-end text:name="_D____________________"/><text:span text:style-name="T214_1">D<text:s/>已分配，已映射到物理交换空间（磁盘）；</text:span></text:h>
        <text:h text:style-name="P215" text:outline-level="6"><text:span text:style-name="T215_1">最初，虚拟内存页未分配或者使用的，就是<text:s/>未分配状态；</text:span><text:span text:style-name="T215_2"><text:line-break/></text:span><text:span text:style-name="T215_3">如果用到了虚拟内存，但是没有实际读写，那么，这个虚拟内存页的状态就是已分配未映射；</text:span><text:span text:style-name="T215_4"><text:line-break/></text:span><text:span text:style-name="T215_5">如果读或者写了虚拟内存页，那么，就会因为缺页，然后<text:s/>从已分配未映射状态<text:s/>转到<text:s/>已分配已映射主存状态；</text:span><text:span text:style-name="T215_6"><text:line-break/></text:span><text:span text:style-name="T215_7"><text:line-break/></text:span><text:span text:style-name="T215_8">如果又因为系统内存压力而换出页，那么这些虚拟内存页的状态就是就是D状态-已分配已映射到磁盘；</text:span></text:h>
        <text:h text:style-name="P216" text:outline-level="6"><text:bookmark-start text:name="________3"/><text:bookmark-end text:name="________3"/><text:span text:style-name="T216_1">虚拟内存大小</text:span></text:h>
        <text:h text:style-name="P217" text:outline-level="7"><text:bookmark-start text:name="________________________B_C_D_______"/><text:bookmark-end text:name="________________________B_C_D_______"/><text:span text:style-name="T217_1">虚拟内存中所有已分配的页的大小；也就是上面的<text:s/>B+C+D状态的页的和；</text:span></text:h>
        <text:h text:style-name="P218" text:outline-level="6"><text:bookmark-start text:name="________RSS_"/><text:bookmark-end text:name="________RSS_"/><text:span text:style-name="T218_1">常驻集合大小(RSS)</text:span></text:h>
        <text:h text:style-name="P219" text:outline-level="7"><text:bookmark-start text:name="______________________________C_________"/><text:bookmark-end text:name="______________________________C_________"/><text:span text:style-name="T219_1">已分配的主存页大小；虚拟内存页中映射到主存的那部分(上面的C状态，已分配已映射到主存<text:s/>的部分)；</text:span></text:h>
        <text:h text:style-name="P220" text:outline-level="7"><text:bookmark-start text:name="_______4"/><text:bookmark-end text:name="_______4"/><text:span text:style-name="T220_1">相关的扩展</text:span></text:h>
        <text:h text:style-name="P221" text:outline-level="8"><text:bookmark-start text:name="_USS_Unique_set_size__unique_____"/><text:bookmark-end text:name="_USS_Unique_set_size__unique_____"/><text:span text:style-name="T221_1">USS（Unique<text:s/>set<text:s/>size）[unique:独占的]</text:span></text:h>
        <text:h text:style-name="P222" text:outline-level="9"><text:bookmark-start text:name="__________________________2"/><text:bookmark-end text:name="__________________________2"/><text:span text:style-name="T222_1">进程独自占用的物理内存（不包含共享库占用的内存）</text:span></text:h>
        <text:h text:style-name="P223" text:outline-level="9"><text:bookmark-start text:name="_________________________________USS____"/><text:bookmark-end text:name="_________________________________USS____"/><text:span text:style-name="T223_1">表示一个进程本身占用的内存空间大小，不包含其他成分（共享库）；<text:s/>USS表示运行这个进程的真正增量成本，当进程被终止的时候，USS是实际返回到系统的总内存。USS是判断进程中的内存泄漏时最值得注意的数字；</text:span></text:h>
        <text:h text:style-name="P224" text:outline-level="8"><text:bookmark-start text:name="_PSS_Proportional_Set_size__proportional"/><text:bookmark-end text:name="_PSS_Proportional_Set_size__proportional"/><text:span text:style-name="T224_1">PSS（Proportional<text:s/>Set<text:s/>size）[proportional<text:s/>：相称的，成比例的；比例项，比例量]</text:span></text:h>
        <text:h text:style-name="P225" text:outline-level="9"><text:bookmark-start text:name="_______________________________2"/><text:bookmark-end text:name="_______________________________2"/><text:span text:style-name="T225_1">实际使用的物理内存（包含按比例分配的共享库的占用的内存）；</text:span></text:h>
        <text:h text:style-name="P226" text:outline-level="9"><text:bookmark-start text:name="________RAM_____________________________"/><text:bookmark-end text:name="________RAM_____________________________"/><text:span text:style-name="T226_1">表示一个进程在RAM中实际使用的内存空间大小，按比例包含了共享库的内存占用；例如，如果有3个进程使用同一个3M大小的共享库，那么，每个进程要在自己的<text:s/>USS基础上加1M；</text:span></text:h>
        <text:h text:style-name="P227" text:outline-level="8"><text:bookmark-start text:name="_RSS_Resident_Set_Size__resident________"/><text:bookmark-end text:name="_RSS_Resident_Set_Size__resident________"/><text:span text:style-name="T227_1">RSS（Resident<text:s/>Set<text:s/>Size）[resident:居民，住户，旅客、房客；居住的]</text:span></text:h>
        <text:h text:style-name="P228" text:outline-level="9"><text:bookmark-start text:name="__________________2"/><text:bookmark-end text:name="__________________2"/><text:span text:style-name="T228_1">常驻集合大小（包含共享库的内存）</text:span></text:h>
        <text:h text:style-name="P229" text:outline-level="9"><text:bookmark-start text:name="_RSS__________________3________3M_______"/><text:bookmark-end text:name="_RSS__________________3________3M_______"/><text:span text:style-name="T229_1">RSS包含所有共享库占用的内存；例如，如果3个进程使用同一个3M的共享库，那么，这3个进程要分别加3M；</text:span></text:h>
        <text:h text:style-name="P230" text:outline-level="8"><text:bookmark-start text:name="_VSS_Virtual_Set_Size_"/><text:bookmark-end text:name="_VSS_Virtual_Set_Size_"/><text:span text:style-name="T230_1">VSS(Virtual<text:s/>Set<text:s/>Size)</text:span></text:h>
        <text:h text:style-name="P231" text:outline-level="9"><text:bookmark-start text:name="____________________________2"/><text:bookmark-end text:name="____________________________2"/><text:span text:style-name="T231_1">进程的虚拟内存使用大小；（包含所有已分配的页的大小）</text:span></text:h>
        <text:h text:style-name="P232" text:outline-level="4"><text:bookmark-start text:name="____24"/><text:bookmark-end text:name="____24"/><text:span text:style-name="T232_1">优点</text:span></text:h>
        <text:h text:style-name="P233" text:outline-level="5"><text:bookmark-start text:name="_1__________________________________"/><text:bookmark-end text:name="_1__________________________________"/><text:span text:style-name="T233_1">1.<text:s/>避免用户直接访问物理内存地址，防止一些破坏性操作，保护操作系统；</text:span></text:h>
        <text:h text:style-name="P234" text:outline-level="5"><text:bookmark-start text:name="_2___________4GB________________________"/><text:bookmark-end text:name="_2___________4GB________________________"/><text:span text:style-name="T234_1">2.<text:s/>每个进程都被分配了4GB的虚拟内存，用户程序可使用比实际物理内存更大的地址空间；</text:span></text:h>
        <text:h text:style-name="P235" text:outline-level="4"><text:bookmark-start text:name="______19"/><text:bookmark-end text:name="______19"/><text:span text:style-name="T235_1">空间分配</text:span></text:h>
        <text:h text:style-name="P236" text:outline-level="5"><text:bookmark-start text:name="_____3"/><text:bookmark-end text:name="_____3"/><text:span text:style-name="T236_1">示意图</text:span></text:h>
        <text:h text:style-name="P237" text:outline-level="6"><text:bookmark-start text:name="__6"/><text:bookmark-end text:name="__6"/></text:h>
        <text:h text:style-name="P238" text:outline-level="5"><text:bookmark-start text:name="______20"/><text:bookmark-end text:name="______20"/><text:span text:style-name="T238_1">空间划分</text:span></text:h>
        <text:h text:style-name="P239" text:outline-level="6"><text:bookmark-start text:name="______21"/><text:bookmark-end text:name="______21"/><text:span text:style-name="T239_1">用户空间</text:span></text:h>
        <text:h text:style-name="P240" text:outline-level="7"><text:bookmark-start text:name="____25"/><text:bookmark-end text:name="____25"/><text:span text:style-name="T240_1">概述</text:span></text:h>
        <text:h text:style-name="P241" text:outline-level="8"><text:bookmark-start text:name="________________________________X86__32_"/><text:bookmark-end text:name="________________________________X86__32_"/><text:span text:style-name="T241_1">用户进程能访问的是用户空间；每个进程都有自己独立的用户空间；以X86架构32位Linux为例，用户空间的虚拟地址范围是从<text:s/>0x00000000<text:s/>到<text:s/>0xBFFFFFFF<text:s/>，总共3G；</text:span></text:h>
        <text:h text:style-name="P242" text:outline-level="9"><text:span text:style-name="T242_1">用户进程通常只能访问用户空间的虚拟地址，只有在执行系统调用或者内陷操作的时候才能访问内核空间；</text:span></text:h>
        <text:h text:style-name="P243" text:outline-level="8"><text:span text:style-name="T243_1">进程地址空间是一段范围的虚拟内存地址空间；由硬件和软件同时管理，按需映射到物理页；这个空间被划分为不同的段，以存放<text:s/>线程栈、进程可执行文件、库<text:s/>和<text:s/>堆<text:s/>；</text:span></text:h>
        <text:h text:style-name="P244" text:outline-level="9"><text:bookmark-start text:name="___3"/><text:bookmark-end text:name="___3"/><text:span text:style-name="T244_1">栈</text:span></text:h>
        <text:h text:style-name="P245" text:outline-level="9"><text:bookmark-start text:name="_______________2"/><text:bookmark-end text:name="_______________2"/><text:span text:style-name="T245_1">运行中的线程栈;可以读写；</text:span></text:h>
        <text:h text:style-name="P246" text:outline-level="9"><text:bookmark-start text:name="________________"/><text:bookmark-end text:name="________________"/><text:span text:style-name="T246_1">进程（应用程序）可执行(文件)</text:span></text:h>
        <text:h text:style-name="P247" text:outline-level="9"><text:bookmark-start text:name="_______5"/><text:bookmark-end text:name="_______5"/><text:span text:style-name="T247_1">可执行文本</text:span></text:h>
        <text:h text:style-name="P248" text:outline-level="9"><text:bookmark-start text:name="_________CPU____________________________"/><text:bookmark-end text:name="_________CPU____________________________"/><text:span text:style-name="T248_1">包括可执行的进程CPU指令；是由文件系统中二进制应用程序文本段映射而来的，是只读的并且带有执行权限；</text:span></text:h>
        <text:h text:style-name="P249" text:outline-level="9"><text:bookmark-start text:name="_______6"/><text:bookmark-end text:name="_______6"/><text:span text:style-name="T249_1">可执行数据</text:span></text:h>
        <text:h text:style-name="P250" text:outline-level="9"><text:span text:style-name="T250_1">包括已初始化的变量，由二进制应用程序的数据段映射而来；有读写权限，因此这些变量在进程运行中可以被修改。但是，它带有私有标记，所以这些修改不会写回磁盘。</text:span></text:h>
        <text:h text:style-name="P251" text:outline-level="9"><text:bookmark-start text:name="___4"/><text:bookmark-end text:name="___4"/><text:span text:style-name="T251_1">堆</text:span></text:h>
        <text:h text:style-name="P252" text:outline-level="9"><text:span text:style-name="T252_1">应用程序的临时工作内存，并且是匿名内存（无对应的文件系统文件位置）；按需增长，并且用malloc()分配；</text:span></text:h>
        <text:h text:style-name="P253" text:outline-level="9"><text:bookmark-start text:name="____________free________________________"/><text:bookmark-end text:name="____________free________________________"/><text:span text:style-name="T253_1">对于大多数分配器，调用free()不会将内存还给操作系统，而是会自己保留下来以备将来分配；所以，进程的常驻内存只会增长，这是正常现象；</text:span></text:h>
        <text:h text:style-name="P254" text:outline-level="9"><text:bookmark-start text:name="___5"/><text:bookmark-end text:name="___5"/><text:span text:style-name="T254_1">库</text:span></text:h>
        <text:h text:style-name="P255" text:outline-level="9"><text:bookmark-start text:name="_______7"/><text:bookmark-end text:name="_______7"/><text:span text:style-name="T255_1">可执行文本</text:span></text:h>
        <text:h text:style-name="P256" text:outline-level="9"><text:bookmark-start text:name="_______________________3"/><text:bookmark-end text:name="_______________________3"/><text:span text:style-name="T256_1">库的文本段可能与其他使用相同库的进程共享；</text:span></text:h>
        <text:h text:style-name="P257" text:outline-level="9"><text:bookmark-start text:name="_______8"/><text:bookmark-end text:name="_______8"/><text:span text:style-name="T257_1">可执行数据</text:span></text:h>
        <text:h text:style-name="P258" text:outline-level="9"><text:bookmark-start text:name="_________________________________"/><text:bookmark-end text:name="_________________________________"/><text:span text:style-name="T258_1">库的数据段，多个使用相同库的进程，各自有一份库数据段的私有副本。</text:span></text:h>
        <text:h text:style-name="P259" text:outline-level="8"><text:bookmark-start text:name="__7"/><text:bookmark-end text:name="__7"/></text:h>
        <text:h text:style-name="P260" text:outline-level="6"><text:bookmark-start text:name="______22"/><text:bookmark-end text:name="______22"/><text:span text:style-name="T260_1">内核空间</text:span></text:h>
        <text:h text:style-name="P261" text:outline-level="7"><text:bookmark-start text:name="_____4"/><text:bookmark-end text:name="_____4"/><text:span text:style-name="T261_1">示意图</text:span></text:h>
        <text:h text:style-name="P262" text:outline-level="8"><text:bookmark-start text:name="__8"/><text:bookmark-end text:name="__8"/></text:h>
        <text:h text:style-name="P263" text:outline-level="7"><text:bookmark-start text:name="____26"/><text:bookmark-end text:name="____26"/><text:span text:style-name="T263_1">细分</text:span></text:h>
        <text:h text:style-name="P264" text:outline-level="8"><text:bookmark-start text:name="_______9"/><text:bookmark-end text:name="_______9"/><text:span text:style-name="T264_1">直接映射区</text:span></text:h>
        <text:h text:style-name="P265" text:outline-level="9"><text:bookmark-start text:name="________________896M__________0xC0000000"/><text:bookmark-end text:name="________________896M__________0xC0000000"/><text:span text:style-name="T265_1">从内核空间的起始地址开始，最大896M的内核空间地址区间（0xC0000000-0x......），为直接内存映射区（Direct<text:s/>Memory<text:s/>region）；</text:span></text:h>
        <text:h text:style-name="P266" text:outline-level="9"><text:bookmark-start text:name="______896M_______________________896M___"/><text:bookmark-end text:name="______896M_______________________896M___"/><text:span text:style-name="T266_1">直接映射区896M的“线性地址”<text:s/>直接与物理内存（物理地址）的前896M进行映射；</text:span></text:h>
        <text:h text:style-name="P267" text:outline-level="8"><text:bookmark-start text:name="____________3"/><text:bookmark-end text:name="____________3"/><text:span text:style-name="T267_1">高端内存线性地址空间</text:span></text:h>
        <text:h text:style-name="P268" text:outline-level="9"><text:bookmark-start text:name="____27"/><text:bookmark-end text:name="____27"/><text:span text:style-name="T268_1">概述</text:span></text:h>
        <text:h text:style-name="P269" text:outline-level="9"><text:bookmark-start text:name="___________128M_____________"/><text:bookmark-end text:name="___________128M_____________"/><text:span text:style-name="T269_1">内核为什么拿出最后的128M作为高端内存线性地址空间？</text:span></text:h>
        <text:h text:style-name="P270" text:outline-level="9"><text:bookmark-start text:name="___________________________1GB__________"/><text:bookmark-end text:name="___________________________1GB__________"/><text:span text:style-name="T270_1">如果把整个的内核区域都做直接映射，最多内核也才能寻址1GB大小的物理内存地址范围；但是，最后预留128M地址空间，就可以对整个物理地址范围寻址；</text:span></text:h>
        <text:h text:style-name="P271" text:outline-level="9"><text:bookmark-start text:name="____28"/><text:bookmark-end text:name="____28"/><text:span text:style-name="T271_1">分类</text:span></text:h>
        <text:h text:style-name="P272" text:outline-level="9"><text:bookmark-start text:name="_________5"/><text:bookmark-end text:name="_________5"/><text:span text:style-name="T272_1">动态内存映射区</text:span></text:h>
        <text:h text:style-name="P273" text:outline-level="9"><text:bookmark-start text:name="_________6"/><text:bookmark-end text:name="_________6"/><text:span text:style-name="T273_1">永久内存映射区</text:span></text:h>
        <text:h text:style-name="P274" text:outline-level="9"><text:bookmark-start text:name="_______10"/><text:bookmark-end text:name="_______10"/><text:span text:style-name="T274_1">固定映射区</text:span></text:h>
        <text:h text:style-name="P275" text:outline-level="7"><text:bookmark-start text:name="_______________________4"/><text:bookmark-end text:name="_______________________4"/><text:span text:style-name="T275_1">虚拟内存中的内核空间与物理内存的映射示意图</text:span></text:h>
        <text:h text:style-name="P276" text:outline-level="8"><text:bookmark-start text:name="__9"/><text:bookmark-end text:name="__9"/></text:h>
        <text:h text:style-name="P277" text:outline-level="7"><text:bookmark-start text:name="__10"/><text:bookmark-end text:name="__10"/></text:h>
        <text:h text:style-name="P278" text:outline-level="4"><text:bookmark-start text:name="____29"/><text:bookmark-end text:name="____29"/><text:span text:style-name="T278_1">操作</text:span></text:h>
        <text:h text:style-name="P279" text:outline-level="5"><text:bookmark-start text:name="______23"/><text:bookmark-end text:name="______23"/><text:span text:style-name="T279_1">申请内存</text:span></text:h>
        <text:h text:style-name="P280" text:outline-level="5"><text:bookmark-start text:name="______24"/><text:bookmark-end text:name="______24"/><text:span text:style-name="T280_1">释放内存</text:span></text:h>
        <text:list text:style-name="LS1" xml:id="list33" text:continue-list="list0">
          <text:list-item>
            <text:list>
              <text:list-item>
                <text:list>
                  <text:list-item>
                    <text:h text:style-name="P281" text:outline-level="3"><text:bookmark-start text:name="____________4"/><text:bookmark-end text:name="____________4"/><text:bookmark-start text:name="_Toc256000035"/><text:span text:style-name="T281_1">物理内存（物理地址）</text:span><text:bookmark-end text:name="_Toc256000035"/></text:h>
                  </text:list-item>
                </text:list>
              </text:list-item>
            </text:list>
          </text:list-item>
        </text:list>
        <text:h text:style-name="P282" text:outline-level="4"><text:bookmark-start text:name="____30"/><text:bookmark-end text:name="____30"/><text:span text:style-name="T282_1">概述</text:span></text:h>
        <text:h text:style-name="P283" text:outline-level="5"><text:bookmark-start text:name="______25"/><text:bookmark-end text:name="______25"/><text:span text:style-name="T283_1">外部碎片</text:span></text:h>
        <text:h text:style-name="P284" text:outline-level="6"><text:span text:style-name="T284_1">频繁的分配与回收物理页导致大量的小块内存夹杂在已分配页面中间，就形成了外部碎片；</text:span></text:h>
        <text:h text:style-name="P285" text:outline-level="6"><text:bookmark-start text:name="__11"/><text:bookmark-end text:name="__11"/></text:h>
        <text:h text:style-name="P286" text:outline-level="5"><text:bookmark-start text:name="______26"/><text:bookmark-end text:name="______26"/><text:span text:style-name="T286_1">内部碎片</text:span></text:h>
        <text:h text:style-name="P287" text:outline-level="6"><text:bookmark-start text:name="________________________________4KB_____"/><text:bookmark-end text:name="________________________________4KB_____"/><text:span text:style-name="T287_1">物理内存是按页分配的，即使实际只需要很小的内存，也会分配至少是4KB大小的页面；内核中有很多需要以字节为单位分配内存的场景，这样的话，4KB页中未使用的部分就形成了内部碎片；</text:span></text:h>
        <text:h text:style-name="P288" text:outline-level="6"><text:bookmark-start text:name="__12"/><text:bookmark-end text:name="__12"/></text:h>
        <text:h text:style-name="P289" text:outline-level="4"><text:bookmark-start text:name="____31"/><text:bookmark-end text:name="____31"/><text:span text:style-name="T289_1">空间</text:span></text:h>
        <text:h text:style-name="P290" text:outline-level="5"><text:bookmark-start text:name="_____5"/><text:bookmark-end text:name="_____5"/><text:span text:style-name="T290_1">示意图</text:span></text:h>
        <text:h text:style-name="P291" text:outline-level="6"><text:bookmark-start text:name="____ZONE_HIGHMEM_____896M_4G"/><text:bookmark-end text:name="____ZONE_HIGHMEM_____896M_4G"/><text:span text:style-name="T291_1">更正：ZONE_HIGHMEM的范围为<text:s/>896M-4G</text:span></text:h>
        <text:h text:style-name="P292" text:outline-level="5"><text:bookmark-start text:name="_____Linux_________3________"/><text:bookmark-end text:name="_____Linux_________3________"/><text:span text:style-name="T292_1">如上图，Linux内核将物理内存分成3个管理区，分别是</text:span></text:h>
        <text:h text:style-name="P293" text:outline-level="6"><text:bookmark-start text:name="_1__ZONE_DMA"/><text:bookmark-end text:name="_1__ZONE_DMA"/><text:span text:style-name="T293_1">1.<text:s/>ZONE_DMA</text:span></text:h>
        <text:h text:style-name="P294" text:outline-level="7"><text:bookmark-start text:name="_DMA_______0_16M______________ISA_____DM"/><text:bookmark-end text:name="_DMA_______0_16M______________ISA_____DM"/><text:span text:style-name="T294_1">DMA内存区域，包含0-16M<text:s/>之间的内存页；可由老式基于ISA的设备通过DMA使用，直接映射到内核的地址空间；</text:span></text:h>
        <text:h text:style-name="P295" text:outline-level="6"><text:bookmark-start text:name="_2__ZONE_NORMAL"/><text:bookmark-end text:name="_2__ZONE_NORMAL"/><text:span text:style-name="T295_1">2.<text:s/>ZONE_NORMAL</text:span></text:h>
        <text:h text:style-name="P296" text:outline-level="7"><text:bookmark-start text:name="___________16M__896M____________________"/><text:bookmark-end text:name="___________16M__896M____________________"/><text:span text:style-name="T296_1">普通内存区域，包含<text:s/>16M<text:s/>-896M之间的内存页框，常规页框，直接映射到内核的地址空间；</text:span></text:h>
        <text:h text:style-name="P297" text:outline-level="6"><text:bookmark-start text:name="_3__ZONE_HIGHMEM"/><text:bookmark-end text:name="_3__ZONE_HIGHMEM"/><text:span text:style-name="T297_1">3.<text:s/>ZONE_HIGHMEM</text:span></text:h>
        <text:h text:style-name="P298" text:outline-level="7"><text:bookmark-start text:name="__________896M__________________________"/><text:bookmark-end text:name="__________896M__________________________"/><text:span text:style-name="T298_1">高端内存区域；包含896M以上的内存页框，不进行直接映射，可以通过永久映射和临时映射进行这部分内存页框的访问；</text:span></text:h>
        <text:h text:style-name="P299" text:outline-level="4"><text:bookmark-start text:name="____32"/><text:bookmark-end text:name="____32"/><text:span text:style-name="T299_1">操作</text:span></text:h>
        <text:h text:style-name="P300" text:outline-level="5"><text:bookmark-start text:name="______27"/><text:bookmark-end text:name="______27"/><text:span text:style-name="T300_1">分配内存</text:span></text:h>
        <text:h text:style-name="P301" text:outline-level="6"><text:bookmark-start text:name="____33"/><text:bookmark-end text:name="____33"/><text:span text:style-name="T301_1">概述</text:span></text:h>
        <text:h text:style-name="P302" text:outline-level="7"><text:bookmark-start text:name="_________________slab_______________slab"/><text:bookmark-end text:name="_________________slab_______________slab"/><text:span text:style-name="T302_1">物理内存的分配<text:s/>是<text:s/>伙伴分配器和slab分配器<text:s/>合作一起进行分配的；</text:span><text:span text:style-name="T302_2"><text:line-break/></text:span><text:span text:style-name="T302_3">slab分配器，是对伙伴分配算法的补充；</text:span></text:h>
        <text:h text:style-name="P303" text:outline-level="6"><text:bookmark-start text:name="__________________Buddy_System_"/><text:bookmark-end text:name="__________________Buddy_System_"/><text:span text:style-name="T303_1">伙伴分配器（管理物理内存的页面）（Buddy<text:s/>System）</text:span></text:h>
        <text:h text:style-name="P304" text:outline-level="7"><text:bookmark-start text:name="_Linux____________2_____________________"/><text:bookmark-end text:name="_Linux____________2_____________________"/><text:span text:style-name="T304_1">Linux用伙伴分配器管理页，它以2的幂的方式向不同尺寸的内存分配器提供多个空闲链表；术语伙伴<text:s/>指找到相邻的空闲内存页以被同时分配；</text:span></text:h>
        <text:h text:style-name="P305" text:outline-level="7"><text:bookmark-start text:name="____34"/><text:bookmark-end text:name="____34"/><text:span text:style-name="T305_1">概述</text:span></text:h>
        <text:h text:style-name="P306" text:outline-level="8"><text:bookmark-start text:name="__________2_n_____n____2_n________n____"/><text:bookmark-end text:name="__________2_n_____n____2_n________n____"/><text:span text:style-name="T306_1">伙伴分配器只能分配2的n次幂个页，n称为阶，2的n次幂个连续页称为n阶页块。</text:span></text:h>
        <text:h text:style-name="P307" text:outline-level="8"><text:bookmark-start text:name="____35"/><text:bookmark-end text:name="____35"/><text:span text:style-name="T307_1">伙伴</text:span></text:h>
        <text:h text:style-name="P308" text:outline-level="9"><text:bookmark-start text:name="________2_n________buddy_"/><text:bookmark-end text:name="________2_n________buddy_"/><text:span text:style-name="T308_1">满足如下条件的2个n阶页块称为伙伴（buddy）</text:span></text:h>
        <text:h text:style-name="P309" text:outline-level="9"><text:bookmark-start text:name="_1________________"/><text:bookmark-end text:name="_1________________"/><text:span text:style-name="T309_1">1.<text:s/>两个页块的物理地址是连续的；</text:span></text:h>
        <text:h text:style-name="P310" text:outline-level="9"><text:bookmark-start text:name="_2________________2_n__________0___2___4"/><text:bookmark-end text:name="_2________________2_n__________0___2___4"/><text:span text:style-name="T310_1">2.<text:s/>页块的第一页的物理页号必须是2的n次幂的整数倍，如：<text:s/>0号页、2号页、4号页、8号页...</text:span></text:h>
        <text:h text:style-name="P311" text:outline-level="9"><text:bookmark-start text:name="_3_______n_1_______________2__n_1_______"/><text:bookmark-end text:name="_3_______n_1_______________2__n_1_______"/><text:span text:style-name="T311_1">3.<text:s/>如果合并成n+1阶页块，第一页的物理页号必须是2的（n+1）次幂的整数倍。如，两个2阶页块合并的话，第一页的物理页号应该是<text:s/>0、4、8、12...页。</text:span></text:h>
        <text:h text:style-name="P312" text:outline-level="7"><text:bookmark-start text:name="______28"/><text:bookmark-end text:name="______28"/><text:span text:style-name="T312_1">分配过程</text:span></text:h>
        <text:h text:style-name="P313" text:outline-level="8"><text:bookmark-start text:name="___n___"/><text:bookmark-end text:name="___n___"/><text:span text:style-name="T313_1">分配n阶页块</text:span></text:h>
        <text:h text:style-name="P314" text:outline-level="9"><text:bookmark-start text:name="_1__________n_______________"/><text:bookmark-end text:name="_1__________n_______________"/><text:span text:style-name="T314_1">1.<text:s/>查看是否有空闲的n阶页块，如果有，直接分配即可；</text:span></text:h>
        <text:h text:style-name="P315" text:outline-level="9"><text:bookmark-start text:name="_2_________n__________n_1____________n_1"/><text:bookmark-end text:name="_2_________n__________n_1____________n_1"/><text:span text:style-name="T315_1">2.<text:s/>如果没有空闲的n阶页块，查看是否有（n+1）阶的页块，如果有，把（n+1）阶页块分裂为两个n阶页块，一个插入n阶页块链表，另一个分配出去。</text:span></text:h>
        <text:h text:style-name="P316" text:outline-level="9"><text:bookmark-start text:name="_3_________n_1___________n_2__________n_"/><text:bookmark-end text:name="_3_________n_1___________n_2__________n_"/><text:span text:style-name="T316_1">3.<text:s/>如果没有空闲的n+1阶页块，继续查找更大的n+2阶页块，并将其分裂为n+1阶页块，然后执行上一步，将其中一个n+1阶页块分裂为两个n阶页块；</text:span></text:h>
        <text:h text:style-name="P317" text:outline-level="9"><text:bookmark-start text:name="_4_________n_2__________"/><text:bookmark-end text:name="_4_________n_2__________"/><text:span text:style-name="T317_1">4<text:s/>如果也没有空闲的n+2阶页块.......</text:span></text:h>
        <text:h text:style-name="P318" text:outline-level="7"><text:bookmark-start text:name="______29"/><text:bookmark-end text:name="______29"/><text:span text:style-name="T318_1">释放过程</text:span></text:h>
        <text:h text:style-name="P319" text:outline-level="8"><text:bookmark-start text:name="___n____2"/><text:bookmark-end text:name="___n____2"/><text:span text:style-name="T319_1">释放n阶页块</text:span></text:h>
        <text:h text:style-name="P320" text:outline-level="9"><text:bookmark-start text:name="___n__________________________n_________"/><text:bookmark-end text:name="___n__________________________n_________"/><text:span text:style-name="T320_1">释放n阶页块，查看它的伙伴是否空闲，如果伙伴不空闲，那么把n阶页块插入到空闲的n阶页块链表；如果伙伴空闲，那么合并为n+1阶页块，接下来释放n+1阶页块。</text:span></text:h>
        <text:h text:style-name="P321" text:outline-level="6"><text:bookmark-start text:name="_Slab___"/><text:bookmark-end text:name="_Slab___"/><text:span text:style-name="T321_1">Slab分配器</text:span></text:h>
        <text:h text:style-name="P322" text:outline-level="7"><text:bookmark-start text:name="____36"/><text:bookmark-end text:name="____36"/><text:span text:style-name="T322_1">概述</text:span></text:h>
        <text:h text:style-name="P323" text:outline-level="8"><text:span text:style-name="T323_1">内核中有大量的小对象，例如，文件描述结构对象、任务描述结构对象等，这些小对象远远用不到一页内存；如果使用伙伴系统，频繁的执行“分配内存--初始化---释放内存”<text:s/>，会非常消耗性能；</text:span></text:h>
        <text:h text:style-name="P324" text:outline-level="8"><text:bookmark-start text:name="_slab___________________________________"/><text:bookmark-end text:name="_slab___________________________________"/><text:span text:style-name="T324_1">slab分配器，通过将内存按使用对象不同再划分成不同大小的空间，应用于内核对象的缓存；</text:span></text:h>
        <text:h text:style-name="P325" text:outline-level="7"><text:bookmark-start text:name="____37"/><text:bookmark-end text:name="____37"/><text:span text:style-name="T325_1">原理</text:span></text:h>
        <text:h text:style-name="P326" text:outline-level="8"><text:bookmark-start text:name="____________________task_struct_file_str"/><text:bookmark-end text:name="____________________task_struct_file_str"/><text:span text:style-name="T326_1">对于每个内核中的相同类型的对象，如<text:s/>：task_struct、file_struct等<text:s/>需要重复使用的小型内核数据对象，都会有一个slab缓存池，缓存住大量常用的“已经初始化”的对象，每当要申请这种类型的对象的时候，就会从缓存池的slab列表中分配一个出去；当要释放时，将其重新保存到该列表中，而不是直接返回给伙伴系统，从而避免内部碎片，同时也大大提高了内存分配性能；</text:span></text:h>
        <text:h text:style-name="P327" text:outline-level="8"><text:bookmark-start text:name="__13"/><text:bookmark-end text:name="__13"/></text:h>
        <text:h text:style-name="P328" text:outline-level="9"><text:bookmark-start text:name="_kmem_cache"/><text:bookmark-end text:name="_kmem_cache"/><text:span text:style-name="T328_1">kmem_cache</text:span></text:h>
        <text:h text:style-name="P329" text:outline-level="9"><text:bookmark-start text:name="___________________________kmem_cache___"/><text:bookmark-end text:name="___________________________kmem_cache___"/><text:span text:style-name="T329_1">代表的是一个内核中的相同类型的「对象高速缓存」，每个kmem_cache<text:s/>通常是一段连续的内存块，包含了三种类型的<text:s/>slabs<text:s/>链表：</text:span></text:h>
        <text:h text:style-name="P330" text:outline-level="9"><text:bookmark-start text:name="_slabs_full________slab____"/><text:bookmark-end text:name="_slabs_full________slab____"/><text:span text:style-name="T330_1">slabs_full<text:s/>(完全分配的<text:s/>slab<text:s/>链表)</text:span></text:h>
        <text:h text:style-name="P331" text:outline-level="9"><text:bookmark-start text:name="_slabs_partial_______slab____"/><text:bookmark-end text:name="_slabs_partial_______slab____"/><text:span text:style-name="T331_1">slabs_partial<text:s/>(部分分配的slab<text:s/>链表)</text:span></text:h>
        <text:h text:style-name="P332" text:outline-level="9"><text:bookmark-start text:name="_slabs_empty___________slab____"/><text:bookmark-end text:name="_slabs_empty___________slab____"/><text:span text:style-name="T332_1">slabs_empty<text:s/>(<text:s/>没有被分配对象的slab<text:s/>链表)</text:span></text:h>
        <text:h text:style-name="P333" text:outline-level="9"><text:bookmark-start text:name="_slab"/><text:bookmark-end text:name="_slab"/><text:span text:style-name="T333_1">slab</text:span></text:h>
        <text:h text:style-name="P334" text:outline-level="9"><text:bookmark-start text:name="_slab___slab_________________slab_______"/><text:bookmark-end text:name="_slab___slab_________________slab_______"/><text:span text:style-name="T334_1">slab<text:s/>是<text:s/>slab<text:s/>分配器的最小单位，在实现上一个<text:s/>slab<text:s/>有一个或多个连续的物理页组成（通常只有一页）</text:span></text:h>
        <text:h text:style-name="P335" text:outline-level="9"><text:bookmark-start text:name="___slab____slab__________________slabs_p"/><text:bookmark-end text:name="___slab____slab__________________slabs_p"/><text:span text:style-name="T335_1">单个slab可以在<text:s/>slab<text:s/>链表之间移动，例如如果一个「半满<text:s/>slabs_partial链表」被分配了对象后变满了，就要从<text:s/>slabs_partial<text:s/>中删除，同时插入到「全满slabs_full链表」中去。</text:span></text:h>
        <text:h text:style-name="P336" text:outline-level="8"><text:bookmark-start text:name="________4"/><text:bookmark-end text:name="________4"/><text:span text:style-name="T336_1">对象分配过程</text:span></text:h>
        <text:h text:style-name="P337" text:outline-level="9"><text:bookmark-start text:name="____slab_____________"/><text:bookmark-end text:name="____slab_____________"/><text:span text:style-name="T337_1">内核<text:s/>slab<text:s/>对象的分配过程是这样的：</text:span></text:h>
        <text:h text:style-name="P338" text:outline-level="9"><text:bookmark-start text:name="_1_____slabs_partial____________________"/><text:bookmark-end text:name="_1_____slabs_partial____________________"/><text:span text:style-name="T338_1">1.<text:s/>如果<text:s/>slabs_partial链表还有未分配的空间，分配对象，若分配之后变满，移动<text:s/>slab<text:s/>到slabs_full<text:s/>链表</text:span></text:h>
        <text:h text:style-name="P339" text:outline-level="9"><text:bookmark-start text:name="_2_____slabs_partial________________"/><text:bookmark-end text:name="_2_____slabs_partial________________"/><text:span text:style-name="T339_1">2.<text:s/>如果<text:s/>slabs_partial链表没有未分配的空间，进入下一步</text:span></text:h>
        <text:h text:style-name="P340" text:outline-level="9"><text:bookmark-start text:name="_3____slabs_empty______________________s"/><text:bookmark-end text:name="_3____slabs_empty______________________s"/><text:span text:style-name="T340_1">3.<text:s/>如果slabs_empty<text:s/>链表还有未分配的空间，分配对象，同时移动<text:s/>slab<text:s/>进入<text:s/>slabs_partial链表</text:span></text:h>
        <text:h text:style-name="P341" text:outline-level="9"><text:bookmark-start text:name="_4____slabs_empty____________________sla"/><text:bookmark-end text:name="_4____slabs_empty____________________sla"/><text:span text:style-name="T341_1">4.<text:s/>如果slabs_empty为空，请求伙伴系统分页，创建一个新的空闲slab，<text:s/>按步骤<text:s/>3<text:s/>分配对象</text:span></text:h>
        <text:h text:style-name="P342" text:outline-level="7"><text:bookmark-start text:name="____38"/><text:bookmark-end text:name="____38"/><text:span text:style-name="T342_1">优点</text:span></text:h>
        <text:h text:style-name="P343" text:outline-level="8"><text:bookmark-start text:name="_1__slab________________________________"/><text:bookmark-end text:name="_1__slab________________________________"/><text:span text:style-name="T343_1">1.<text:s/>slab内存分配器，基于内核小对象，不用每次都分配一页内存，这样可以充分利用内存空间，减少内部碎片；</text:span></text:h>
        <text:h text:style-name="P344" text:outline-level="8"><text:bookmark-start text:name="_2__slab________________________________"/><text:bookmark-end text:name="_2__slab________________________________"/><text:span text:style-name="T344_1">2.<text:s/>slab对内核中频繁创建和释放的小对象做缓存，重复利用一些相同的对象，减少内存分配次数；</text:span></text:h>
        <text:h text:style-name="P345" text:outline-level="5"><text:bookmark-start text:name="______30"/><text:bookmark-end text:name="______30"/><text:span text:style-name="T345_1">释放内存</text:span></text:h>
        <text:h text:style-name="P346" text:outline-level="6"><text:span text:style-name="T346_1">系统中的可用内存过低时，内核有多种方法释放内存，并将释放后的内存添加到页空闲链表中；</text:span></text:h>
        <text:h text:style-name="P347" text:outline-level="6"><text:bookmark-start text:name="_______________________5"/><text:bookmark-end text:name="_______________________5"/><text:span text:style-name="T347_1">可用内存降低时，内核释放内存方法的调用顺序</text:span></text:h>
        <text:h text:style-name="P348" text:outline-level="7"><text:bookmark-start text:name="__14"/><text:bookmark-end text:name="__14"/></text:h>
        <text:h text:style-name="P349" text:outline-level="7"><text:bookmark-start text:name="_Linux________"/><text:bookmark-end text:name="_Linux________"/><text:span text:style-name="T349_1">Linux中，具体的方法为</text:span></text:h>
        <text:h text:style-name="P350" text:outline-level="8"><text:bookmark-start text:name="_____6"/><text:bookmark-end text:name="_____6"/><text:span text:style-name="T350_1">页缓存</text:span></text:h>
        <text:h text:style-name="P351" text:outline-level="9"><text:bookmark-start text:name="________5"/><text:bookmark-end text:name="________5"/><text:span text:style-name="T351_1">文件系统缓存</text:span></text:h>
        <text:h text:style-name="P352" text:outline-level="9"><text:span text:style-name="T352_1">Linux中有一个交换倾向可调节参数调节系统倾向性，决定是通过<text:s/>回收页缓存<text:s/>还是<text:s text:c="3"/>交换<text:s text:c="3"/>来释放内存；</text:span></text:h>
        <text:h text:style-name="P353" text:outline-level="9"><text:bookmark-start text:name="___________3"/><text:bookmark-end text:name="___________3"/><text:span text:style-name="T353_1">交换倾向可调节参数</text:span></text:h>
        <text:h text:style-name="P354" text:outline-level="9"><text:bookmark-start text:name="___0_100__________60___________kswapd___"/><text:bookmark-end text:name="___0_100__________60___________kswapd___"/><text:span text:style-name="T354_1">一个0-100范围内的参数（默认值60），较高的值更倾向于用kswapd<text:s/>来释放内存（使用交换空间换出页）；而较低的值倾向于回收页缓存（文件系统缓存）来释放内存（删除页缓存）；</text:span></text:h>
        <text:h text:style-name="P355" text:outline-level="8"><text:bookmark-start text:name="____39"/><text:bookmark-end text:name="____39"/><text:span text:style-name="T355_1">交换</text:span></text:h>
        <text:h text:style-name="P356" text:outline-level="9"><text:bookmark-start text:name="_kswapd_________________________________"/><text:bookmark-end text:name="_kswapd_________________________________"/><text:span text:style-name="T356_1">kswapd执行的换页，找出最近不使用的页并加入到空闲链表，其中包括应用程序的内存，页面换出涉及到<text:s/>写入文件系统或者交换设备，所以，仅在配置了交换文件或者设备时才可用。</text:span></text:h>
        <text:h text:style-name="P357" text:outline-level="9"><text:bookmark-start text:name="_____7"/><text:bookmark-end text:name="_____7"/><text:span text:style-name="T357_1">页扫描</text:span></text:h>
        <text:h text:style-name="P358" text:outline-level="9"><text:bookmark-start text:name="_kswapd__________________________kswapd_"/><text:bookmark-end text:name="_kswapd__________________________kswapd_"/><text:span text:style-name="T358_1">kswapd利用换页释放内存，当主存中可用的空闲链表低于阈值时，kswapd会开始页扫描。</text:span><text:span text:style-name="T358_2"><text:line-break/></text:span><text:span text:style-name="T358_3">页扫描是按需启动的，所以，平衡的系统不会经常做页扫描而是仅仅以短期爆发方式扫描；如果页扫描多余几秒，通常是内存压力问题的预兆。</text:span></text:h>
        <text:h text:style-name="P359" text:outline-level="9"><text:bookmark-start text:name="_kswapd"/><text:bookmark-end text:name="_kswapd"/><text:span text:style-name="T359_1">kswapd</text:span></text:h>
        <text:h text:style-name="P360" text:outline-level="9"><text:bookmark-start text:name="_kswapd_______"/><text:bookmark-end text:name="_kswapd_______"/><text:span text:style-name="T360_1">kswapd激活及工作模式</text:span></text:h>
        <text:h text:style-name="P361" text:outline-level="9"><text:bookmark-start text:name="__15"/><text:bookmark-end text:name="__15"/></text:h>
        <text:h text:style-name="P362" text:outline-level="9"><text:bookmark-start text:name="_kswapd_____________________"/><text:bookmark-end text:name="_kswapd_____________________"/><text:span text:style-name="T362_1">kswapd的激活<text:s/>基于<text:s/>空闲内存<text:s/>和<text:s/>几个内存阈值；</text:span></text:h>
        <text:h text:style-name="P363" text:outline-level="9"><text:bookmark-start text:name="____________________kswapd______________"/><text:bookmark-end text:name="____________________kswapd______________"/><text:span text:style-name="T363_1">一旦空闲内存（可用内存）低于最低阈值，kswapd会运行于同步模式，按需求释放内存页。</text:span><text:span text:style-name="T363_2"><text:line-break/></text:span><text:span text:style-name="T363_3">最低阈值是可调节的，其他阈值基于它按比例放大（分别是2倍、3倍）；</text:span></text:h>
        <text:h text:style-name="P364" text:outline-level="9"><text:bookmark-start text:name="_kswapd__"/><text:bookmark-end text:name="_kswapd__"/><text:span text:style-name="T364_1">kswapd列表</text:span></text:h>
        <text:h text:style-name="P365" text:outline-level="9"><text:bookmark-start text:name="______________________________________ks"/><text:bookmark-end text:name="______________________________________ks"/><text:span text:style-name="T365_1">内存页的活动页和非活动页分别设有列表，见图中的活动列表和非活动列表；所以，kswapd可以快速的找到空闲页进行操作；</text:span></text:h>
        <text:h text:style-name="P366" text:outline-level="8"><text:bookmark-start text:name="____40"/><text:bookmark-end text:name="____40"/><text:span text:style-name="T366_1">回收</text:span></text:h>
        <text:h text:style-name="P367" text:outline-level="9"><text:bookmark-start text:name="___________slab________________slab_____"/><text:bookmark-end text:name="___________slab________________slab_____"/><text:span text:style-name="T367_1">回收，大多是从内核的slab分配器缓存释放内存。这些缓存包含slab大小的未使用内存块，以供重用。</text:span><text:span text:style-name="T367_2"><text:line-break/></text:span><text:span text:style-name="T367_3"><text:line-break/></text:span><text:span text:style-name="T367_4">Linux中，内核模块可以调用<text:s/>register_shrinker()<text:s/>以注册特定函数回收自己的内存。</text:span></text:h>
        <text:h text:style-name="P368" text:outline-level="8"><text:bookmark-start text:name="_OOM_____android___Low_memory_killer_"/><text:bookmark-end text:name="_OOM_____android___Low_memory_killer_"/><text:span text:style-name="T368_1">OOM<text:s/>终结者(android<text:s/>中叫Low<text:s/>memory<text:s/>killer)</text:span></text:h>
        <text:h text:style-name="P369" text:outline-level="9"><text:bookmark-start text:name="__OOM__________________________select_ba"/><text:bookmark-end text:name="__OOM__________________________select_ba"/><text:span text:style-name="T369_1"><text:s/>OOM终结者<text:s/>搜索<text:s/>并杀死可牺牲的进程来释放内存；采用<text:s text:c="2"/>select_band_process()搜索进程，然后用<text:s/>oom_kill_process()<text:s/>杀死进程；在系统日志中以<text:s/><text:tab/>out<text:s/>of<text:s/>memory:kill<text:s/>process体现；</text:span></text:h>
        <text:list text:style-name="LS1" xml:id="list34" text:continue-list="list0">
          <text:list-item>
            <text:h text:style-name="P370" text:outline-level="1"><text:bookmark-start text:name="____41"/><text:bookmark-end text:name="____41"/><text:bookmark-start text:name="_Toc256000036"/><text:span text:style-name="T370_1">方法</text:span><text:bookmark-end text:name="_Toc256000036"/></text:h>
            <text:list>
              <text:list-item>
                <text:h text:style-name="P371" text:outline-level="2"><text:bookmark-start text:name="______31"/><text:bookmark-end text:name="______31"/><text:bookmark-start text:name="_Toc256000037"/><text:span text:style-name="T371_1">性能监测</text:span><text:bookmark-end text:name="_Toc256000037"/></text:h>
              </text:list-item>
              <text:list-item>
                <text:h text:style-name="P372" text:outline-level="2"><text:bookmark-start text:name="_USE__"/><text:bookmark-end text:name="_USE__"/><text:bookmark-start text:name="_Toc256000038"/><text:span text:style-name="T372_1">USE方法</text:span><text:bookmark-end text:name="_Toc256000038"/></text:h>
              </text:list-item>
              <text:list-item>
                <text:h text:style-name="P373" text:outline-level="2"><text:bookmark-start text:name="___________4"/><text:bookmark-end text:name="___________4"/><text:bookmark-start text:name="_Toc256000039"/><text:span text:style-name="T373_1">工作负载特征归纳法</text:span><text:bookmark-end text:name="_Toc256000039"/></text:h>
              </text:list-item>
            </text:list>
          </text:list-item>
          <text:list-item>
            <text:h text:style-name="P374" text:outline-level="1"><text:bookmark-start text:name="____42"/><text:bookmark-end text:name="____42"/><text:bookmark-start text:name="_Toc256000040"/><text:span text:style-name="T374_1">工具</text:span><text:bookmark-end text:name="_Toc256000040"/></text:h>
            <text:list>
              <text:list-item>
                <text:h text:style-name="P375" text:outline-level="2"><text:bookmark-start text:name="_______11"/><text:bookmark-end text:name="_______11"/><text:bookmark-start text:name="_Toc256000041"/><text:span text:style-name="T375_1">查看页扫描</text:span><text:bookmark-end text:name="_Toc256000041"/></text:h>
                <text:list>
                  <text:list-item>
                    <text:h text:style-name="P376" text:outline-level="3"><text:bookmark-start text:name="____________10_____________"/><text:bookmark-end text:name="____________10_____________"/><text:bookmark-start text:name="_Toc256000042"/><text:span text:style-name="T376_1">寻找连续的页扫描（超过10秒），它是内存压力的征兆；</text:span><text:bookmark-end text:name="_Toc256000042"/></text:h>
                  </text:list-item>
                  <text:list-item>
                    <text:h text:style-name="P377" text:outline-level="3"><text:bookmark-start text:name="____43"/><text:bookmark-end text:name="____43"/><text:bookmark-start text:name="_Toc256000043"/><text:span text:style-name="T377_1">方法</text:span><text:bookmark-end text:name="_Toc256000043"/></text:h>
                  </text:list-item>
                </text:list>
              </text:list-item>
            </text:list>
          </text:list-item>
        </text:list>
        <text:h text:style-name="P378" text:outline-level="4"><text:bookmark-start text:name="____sar__B_________pgscan___"/><text:bookmark-end text:name="____sar__B_________pgscan___"/><text:span text:style-name="T378_1">使用<text:s/>sar<text:s/>-B<text:s text:c="2"/>,<text:s/>然后检查<text:s/>pgscan<text:s/>列；</text:span></text:h>
        <text:list text:style-name="LS1" xml:id="list42" text:continue-list="list0">
          <text:list-item>
            <text:list>
              <text:list-item>
                <text:h text:style-name="P379" text:outline-level="2"><text:bookmark-start text:name="____44"/><text:bookmark-end text:name="____44"/><text:bookmark-start text:name="_Toc256000044"/><text:span text:style-name="T379_1">换页</text:span><text:bookmark-end text:name="_Toc256000044"/></text:h>
                <text:list>
                  <text:list-item>
                    <text:h text:style-name="P380" text:outline-level="3"><text:bookmark-start text:name="_________________2"/><text:bookmark-end text:name="_________________2"/><text:bookmark-start text:name="_Toc256000045"/><text:span text:style-name="T380_1">换页是系统内存低的进一步征兆。</text:span><text:bookmark-end text:name="_Toc256000045"/></text:h>
                  </text:list-item>
                  <text:list-item>
                    <text:h text:style-name="P381" text:outline-level="3"><text:bookmark-start text:name="____45"/><text:bookmark-end text:name="____45"/><text:bookmark-start text:name="_Toc256000046"/><text:span text:style-name="T381_1">方法</text:span><text:bookmark-end text:name="_Toc256000046"/></text:h>
                  </text:list-item>
                </text:list>
              </text:list-item>
            </text:list>
          </text:list-item>
        </text:list>
        <text:h text:style-name="P382" text:outline-level="4"><text:bookmark-start text:name="____vmstat_____si___so__"/><text:bookmark-end text:name="____vmstat_____si___so__"/><text:span text:style-name="T382_1">使用<text:s/>vmstat<text:s/>并检查<text:s/>si<text:s/>和<text:s/>so列；</text:span></text:h>
        <text:list text:style-name="LS1" xml:id="list45" text:continue-list="list0">
          <text:list-item>
            <text:list>
              <text:list-item>
                <text:h text:style-name="P383" text:outline-level="2"><text:bookmark-start text:name="___________5"/><text:bookmark-end text:name="___________5"/><text:bookmark-start text:name="_Toc256000047"/><text:span text:style-name="T383_1">查看可用内存的变化</text:span><text:bookmark-end text:name="_Toc256000047"/></text:h>
                <text:list>
                  <text:list-item>
                    <text:h text:style-name="P384" text:outline-level="3"><text:bookmark-start text:name="____46"/><text:bookmark-end text:name="____46"/><text:bookmark-start text:name="_Toc256000048"/><text:span text:style-name="T384_1">方法</text:span><text:bookmark-end text:name="_Toc256000048"/></text:h>
                  </text:list-item>
                </text:list>
              </text:list-item>
            </text:list>
          </text:list-item>
        </text:list>
        <text:h text:style-name="P385" text:outline-level="4"><text:bookmark-start text:name="_____vmstat__free_______"/><text:bookmark-end text:name="_____vmstat__free_______"/><text:span text:style-name="T385_1">每秒运行vmstat检查free列的可用内存；</text:span></text:h>
        <text:list text:style-name="LS1" xml:id="list47" text:continue-list="list0">
          <text:list-item>
            <text:list>
              <text:list-item>
                <text:h text:style-name="P386" text:outline-level="2"><text:bookmark-start text:name="_OOM______"/><text:bookmark-end text:name="_OOM______"/><text:bookmark-start text:name="_Toc256000049"/><text:span text:style-name="T386_1">OOM终结者杀进程</text:span><text:bookmark-end text:name="_Toc256000049"/></text:h>
                <text:list>
                  <text:list-item>
                    <text:h text:style-name="P387" text:outline-level="3"><text:bookmark-start text:name="____47"/><text:bookmark-end text:name="____47"/><text:bookmark-start text:name="_Toc256000050"/><text:span text:style-name="T387_1">方法</text:span><text:bookmark-end text:name="_Toc256000050"/></text:h>
                  </text:list-item>
                </text:list>
              </text:list-item>
            </text:list>
          </text:list-item>
        </text:list>
        <text:h text:style-name="P388" text:outline-level="4"><text:bookmark-start text:name="_OOM____kill_________________var_log_mes"/><text:bookmark-end text:name="_OOM____kill_________________var_log_mes"/><text:span text:style-name="T388_1">OOM终结者<text:s/>kill<text:s/>进程的事件，可以在<text:s/>系统日志<text:s/>/var/log/messages<text:s/>，或者<text:s/>从<text:s/>dmesg中找到，关键字是“Out<text:s/>of<text:s/>memory”</text:span></text:h>
        <text:list text:style-name="LS1" xml:id="list49" text:continue-list="list0">
          <text:list-item>
            <text:list>
              <text:list-item>
                <text:h text:style-name="P389" text:outline-level="2"><text:bookmark-start text:name="_top"/><text:bookmark-end text:name="_top"/><text:bookmark-start text:name="_Toc256000051"/><text:span text:style-name="T389_1">top</text:span><text:bookmark-end text:name="_Toc256000051"/></text:h>
                <text:list>
                  <text:list-item>
                    <text:h text:style-name="P390" text:outline-level="3"><text:bookmark-start text:name="_____________________________"/><text:bookmark-end text:name="_____________________________"/><text:bookmark-start text:name="_Toc256000052"/><text:span text:style-name="T390_1">查看哪些进程和用户是常驻物理内存和虚拟内存的最大使用者；</text:span><text:bookmark-end text:name="_Toc256000052"/></text:h>
                  </text:list-item>
                  <text:list-item>
                    <text:h text:style-name="P391" text:outline-level="3"><text:bookmark-start text:name="____48"/><text:bookmark-end text:name="____48"/><text:bookmark-start text:name="_Toc256000053"/><text:span text:style-name="T391_1">方法</text:span><text:bookmark-end text:name="_Toc256000053"/></text:h>
                  </text:list-item>
                </text:list>
              </text:list-item>
            </text:list>
          </text:list-item>
        </text:list>
        <text:h text:style-name="P392" text:outline-level="4"><text:bookmark-start text:name="_top__o___colum________________________"/><text:bookmark-end text:name="_top__o___colum________________________"/><text:span text:style-name="T392_1">top<text:s/>-o<text:s text:c="3"/>colum<text:s text:c="3"/>命令<text:s/>，分别根据物理内存和<text:s/>虚拟内存排序；</text:span></text:h>
        <text:list text:style-name="LS1" xml:id="list52" text:continue-list="list0">
          <text:list-item>
            <text:list>
              <text:list-item>
                <text:h text:style-name="P393" text:outline-level="2"><text:bookmark-start text:name="_________7"/><text:bookmark-end text:name="_________7"/><text:bookmark-start text:name="_Toc256000054"/><text:span text:style-name="T393_1">内存分配栈跟踪</text:span><text:bookmark-end text:name="_Toc256000054"/></text:h>
                <text:list>
                  <text:list-item>
                    <text:h text:style-name="P394" text:outline-level="3"><text:bookmark-start text:name="____________5"/><text:bookmark-end text:name="____________5"/><text:bookmark-start text:name="_Toc256000055"/><text:span text:style-name="T394_1">确认内存使用的原因；</text:span><text:bookmark-end text:name="_Toc256000055"/></text:h>
                  </text:list-item>
                  <text:list-item>
                    <text:h text:style-name="P395" text:outline-level="3"><text:bookmark-start text:name="_dtrace_stap_perf"/><text:bookmark-end text:name="_dtrace_stap_perf"/><text:bookmark-start text:name="_Toc256000056"/><text:span text:style-name="T395_1">dtrace/stap/perf</text:span><text:bookmark-end text:name="_Toc256000056"/></text:h>
                  </text:list-item>
                </text:list>
              </text:list-item>
            </text:list>
          </text:list-item>
          <text:list-item>
            <text:h text:style-name="P396" text:outline-level="1"><text:bookmark-start text:name="____49"/><text:bookmark-end text:name="____49"/><text:bookmark-start text:name="_Toc256000057"/><text:span text:style-name="T396_1">调优</text:span><text:bookmark-end text:name="_Toc256000057"/></text:h>
            <text:list>
              <text:list-item>
                <text:h text:style-name="P397" text:outline-level="2"><text:bookmark-start text:name="__________________________________"/><text:bookmark-end text:name="__________________________________"/><text:bookmark-start text:name="_Toc256000058"/><text:span text:style-name="T397_1">最重要的内存调优是保证应用程序保留在主存中，并且避免换页经常发生；</text:span><text:bookmark-end text:name="_Toc256000058"/></text:h>
              </text:list-item>
            </text:list>
          </text:list-item>
        </text:list>
      </text:section>
    </office:text>
  </office:body>
</office:document-content>
</file>

<file path=styles.xml><?xml version="1.0" encoding="utf-8"?>
<office:document-styles xmlns:office="urn:oasis:names:tc:opendocument:xmlns:office:1.0" xmlns:xlink="http://www.w3.org/1999/xlink" xmlns:ooo="http://openoffice.org/2004/office" xmlns:dc="http://purl.org/dc/elements/1.1/" xmlns:meta="urn:oasis:names:tc:opendocument:xmlns:meta:1.0"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w="http://openoffice.org/2004/writer" xmlns:oooc="http://openoffice.org/2004/calc" xmlns:dom="http://www.w3.org/2001/xml-events" office:version="1.1">
  <office:font-face-decls>
    <style:font-face style:name="Times New Roman" svg:font-family="Times New Roman" style:font-pitch="variable" style:font-family-generic="roman"/>
    <style:font-face style:name="Arial" svg:font-family="Arial" style:font-pitch="variable" style:font-family-generic="swiss"/>
    <style:font-face style:name="Calibri" svg:font-family="Calibri"/>
  </office:font-face-decls>
  <office:styles>
    <style:default-style style:family="paragraph">
      <style:paragraph-properties fo:orphans="2" fo:widows="2" style:tab-stop-distance="0.353cm"/>
      <style:text-properties style:use-window-font-color="true" style:font-name="Times New Roman" fo:font-size="10pt" style:font-name-asian="Times New Roman" style:font-size-asian="10pt" style:font-name-complex="Times New Roman" style:font-size-complex="10pt"/>
    </style:default-style>
    <style:default-style style:family="table">
      <style:table-properties table:border-model="collapsing"/>
    </style:default-style>
    <style:style style:name="Standard" style:family="paragraph">
      <style:paragraph-properties fo:orphans="2" fo:widows="2"/>
      <style:text-properties fo:font-size="12pt" style:font-size-asian="12pt" style:font-size-complex="12pt"/>
    </style:style>
    <style:style style:name="Heading_20_1" style:display-name="Heading 1" style:family="paragraph" style:parent-style-name="Standard" style:default-outline-level="1">
      <style:paragraph-properties fo:margin-top="0.423cm" fo:margin-bottom="0.106cm" fo:keep-with-next="always"/>
      <style:text-properties style:font-name="Arial" fo:font-size="16pt" style:font-size-asian="16pt" style:font-name-complex="Arial" style:font-size-complex="16pt" fo:font-weight="bold" style:font-weight-asian="bold" style:font-weight-complex="bold"/>
    </style:style>
    <style:style style:name="Heading_20_2" style:display-name="Heading 2" style:family="paragraph" style:parent-style-name="Standard" style:default-outline-level="2">
      <style:paragraph-properties fo:margin-top="0.423cm" fo:margin-bottom="0.106cm" fo:keep-with-next="always"/>
      <style:text-properties fo:font-style="italic" style:font-style-asian="italic" style:font-style-complex="italic" style:font-name="Arial" fo:font-size="14pt" style:font-size-asian="14pt" style:font-name-complex="Arial" style:font-size-complex="14pt" fo:font-weight="bold" style:font-weight-asian="bold" style:font-weight-complex="bold"/>
    </style:style>
    <style:style style:name="Heading_20_3" style:display-name="Heading 3" style:family="paragraph" style:parent-style-name="Standard" style:default-outline-level="3">
      <style:paragraph-properties fo:margin-top="0.423cm" fo:margin-bottom="0.106cm" fo:keep-with-next="always"/>
      <style:text-properties style:font-name="Arial" fo:font-size="13pt" style:font-size-asian="13pt" style:font-name-complex="Arial" style:font-size-complex="13pt" fo:font-weight="bold" style:font-weight-asian="bold" style:font-weight-complex="bold"/>
    </style:style>
    <style:style style:name="Heading_20_4" style:display-name="Heading 4" style:family="paragraph" style:parent-style-name="Standard" style:default-outline-level="4">
      <style:paragraph-properties fo:margin-top="0.423cm" fo:margin-bottom="0.106cm" fo:keep-with-next="always"/>
      <style:text-properties fo:font-size="14pt" style:font-size-asian="14pt" style:font-size-complex="14pt" fo:font-weight="bold" style:font-weight-asian="bold" style:font-weight-complex="bold"/>
    </style:style>
    <style:style style:name="Heading_20_5" style:display-name="Heading 5" style:family="paragraph" style:parent-style-name="Standard" style:default-outline-level="5">
      <style:paragraph-properties fo:margin-top="0.423cm" fo:margin-bottom="0.106cm"/>
      <style:text-properties fo:font-style="italic" style:font-style-asian="italic" style:font-style-complex="italic" fo:font-size="13pt" style:font-size-asian="13pt" style:font-size-complex="13pt" fo:font-weight="bold" style:font-weight-asian="bold" style:font-weight-complex="bold"/>
    </style:style>
    <style:style style:name="Heading_20_6" style:display-name="Heading 6" style:family="paragraph" style:parent-style-name="Standard" style:default-outline-level="6">
      <style:paragraph-properties fo:margin-top="0.423cm" fo:margin-bottom="0.106cm"/>
      <style:text-properties fo:font-size="11pt" style:font-size-asian="11pt" style:font-size-complex="11pt" fo:font-weight="bold" style:font-weight-asian="bold" style:font-weight-complex="bold"/>
    </style:style>
    <style:style style:name="Heading_20_7" style:display-name="Heading 7" style:family="paragraph" style:parent-style-name="Standard" style:default-outline-level="7">
      <style:paragraph-properties fo:margin-top="0.423cm" fo:margin-bottom="0.106cm"/>
    </style:style>
    <style:style style:name="Heading_20_8" style:display-name="Heading 8" style:family="paragraph" style:parent-style-name="Standard" style:default-outline-level="8">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default-outline-level="9">
      <style:paragraph-properties fo:margin-top="0.423cm" fo:margin-bottom="0.106cm"/>
      <style:text-properties style:font-name="Arial" fo:font-size="11pt" style:font-size-asian="11pt" style:font-name-complex="Arial" style:font-size-complex="11pt"/>
    </style:style>
    <style:style style:name="Default_20_Paragraph_20_Font" style:display-name="Default Paragraph Font" style:family="text"/>
    <style:style style:name="No_20_List" style:display-name="No List" style:family="paragraph">
      <style:text-properties fo:font-size="10pt" style:font-size-asian="10pt" style:font-size-complex="10pt"/>
    </style:style>
    <style:style style:name="Title" style:family="paragraph" style:parent-style-name="Standard" style:default-outline-level="1">
      <style:paragraph-properties fo:text-align="center" fo:margin-top="0.423cm" fo:margin-bottom="0.106cm"/>
      <style:text-properties style:font-name="Arial" fo:font-size="16pt" style:font-size-asian="16pt" style:font-name-complex="Arial" style:font-size-complex="16pt" fo:font-weight="bold" style:font-weight-asian="bold" style:font-weight-complex="bold"/>
    </style:style>
    <style:style style:name="Toc_20_1" style:display-name="Toc 1" style:family="paragraph" style:parent-style-name="Standard"/>
    <style:style style:name="Internet_20_link" style:display-name="Internet link" style:family="text" style:parent-style-name="Default_20_Paragraph_20_Font">
      <style:text-properties fo:color="#0000ff" style:text-underline-style="solid" style:text-underline-color="font-color"/>
    </style:style>
    <style:style style:name="Toc_20_2" style:display-name="Toc 2" style:family="paragraph" style:parent-style-name="Standard">
      <style:paragraph-properties fo:margin-left="0.423cm"/>
    </style:style>
    <style:style style:name="Toc_20_3" style:display-name="Toc 3" style:family="paragraph" style:parent-style-name="Standard">
      <style:paragraph-properties fo:margin-left="0.847cm"/>
    </style:style>
    <style:style style:name="List1Level0" style:family="text">
      <style:text-properties fo:font-style="normal" style:font-style-asian="normal" style:font-name="Calibri" fo:font-size="14pt" style:font-name-asian="Calibri" style:font-size-asian="14pt" style:font-name-complex="Calibri"/>
    </style:style>
    <style:style style:name="List1Level1" style:family="text">
      <style:text-properties fo:font-style="normal" style:font-style-asian="normal" style:font-name="Calibri" fo:font-size="12pt" style:font-name-asian="Calibri" style:font-size-asian="12pt" style:font-name-complex="Calibri"/>
    </style:style>
    <style:style style:name="List1Level2" style:family="text">
      <style:text-properties fo:font-style="normal" style:font-style-asian="normal" style:font-name="Calibri" fo:font-size="12pt" style:font-name-asian="Calibri" style:font-size-asian="12pt" style:font-name-complex="Calibri"/>
    </style:style>
    <style:style style:name="List1Level3" style:family="text">
      <style:text-properties fo:font-style="normal" style:font-style-asian="normal" style:font-name="Calibri" fo:font-size="12pt" style:font-name-asian="Calibri" style:font-size-asian="12pt" style:font-name-complex="Calibri"/>
    </style:style>
    <style:style style:name="List1Level4" style:family="text">
      <style:text-properties fo:font-style="normal" style:font-style-asian="normal" style:font-name="Calibri" fo:font-size="12pt" style:font-name-asian="Calibri" style:font-size-asian="12pt" style:font-name-complex="Calibri"/>
    </style:style>
    <style:style style:name="List1Level5" style:family="text">
      <style:text-properties fo:font-style="normal" style:font-style-asian="normal" style:font-name="Calibri" fo:font-size="12pt" style:font-name-asian="Calibri" style:font-size-asian="12pt" style:font-name-complex="Calibri"/>
    </style:style>
    <style:style style:name="List1Level6" style:family="text">
      <style:text-properties fo:font-style="normal" style:font-style-asian="normal" style:font-name="Calibri" fo:font-size="12pt" style:font-name-asian="Calibri" style:font-size-asian="12pt" style:font-name-complex="Calibri"/>
    </style:style>
    <style:style style:name="List1Level7" style:family="text">
      <style:text-properties fo:font-style="normal" style:font-style-asian="normal" style:font-name="Calibri" fo:font-size="12pt" style:font-name-asian="Calibri" style:font-size-asian="12pt" style:font-name-complex="Calibri"/>
    </style:style>
    <style:style style:name="List1Level8" style:family="text">
      <style:text-properties fo:font-style="normal" style:font-style-asian="normal" style:font-name="Calibri" fo:font-size="12pt" style:font-name-asian="Calibri" style:font-size-asian="12pt" style:font-name-complex="Calibri"/>
    </style:style>
    <text:list-style style:name="LS1">
      <text:list-level-style-number style:num-format="1" text:style-name="List1Level0" style:num-suffix="." text:level="1">
        <style:list-level-properties text:space-before="0cm" text:min-label-width="0.635cm" fo:text-align="start"/>
        <style:text-properties fo:font-style="normal" style:font-style-asian="normal" style:font-name="Calibri" fo:font-size="14pt" style:font-name-asian="Calibri" style:font-size-asian="14pt" style:font-name-complex="Calibri"/>
      </text:list-level-style-number>
      <text:list-level-style-number style:num-format="1" text:display-levels="2" text:style-name="List1Level1" style:num-suffix="." text:level="2">
        <style:list-level-properties text:space-before="0.635cm" text:min-label-width="0.762cm" fo:text-align="start"/>
        <style:text-properties fo:font-style="normal" style:font-style-asian="normal" style:font-name="Calibri" fo:font-size="12pt" style:font-name-asian="Calibri" style:font-size-asian="12pt" style:font-name-complex="Calibri"/>
      </text:list-level-style-number>
      <text:list-level-style-number style:num-format="1" text:display-levels="3" text:style-name="List1Level2" style:num-suffix="." text:level="3">
        <style:list-level-properties text:space-before="1.27cm" text:min-label-width="0.889cm" fo:text-align="start"/>
        <style:text-properties fo:font-style="normal" style:font-style-asian="normal" style:font-name="Calibri" fo:font-size="12pt" style:font-name-asian="Calibri" style:font-size-asian="12pt" style:font-name-complex="Calibri"/>
      </text:list-level-style-number>
      <text:list-level-style-number style:num-format="1" text:display-levels="4" text:style-name="List1Level3" style:num-suffix="." text:level="4">
        <style:list-level-properties text:space-before="1.905cm" text:min-label-width="1.143cm" fo:text-align="start"/>
        <style:text-properties fo:font-style="normal" style:font-style-asian="normal" style:font-name="Calibri" fo:font-size="12pt" style:font-name-asian="Calibri" style:font-size-asian="12pt" style:font-name-complex="Calibri"/>
      </text:list-level-style-number>
      <text:list-level-style-number style:num-format="1" text:display-levels="5" text:style-name="List1Level4" style:num-suffix="." text:level="5">
        <style:list-level-properties text:space-before="2.54cm" text:min-label-width="1.397cm" fo:text-align="start"/>
        <style:text-properties fo:font-style="normal" style:font-style-asian="normal" style:font-name="Calibri" fo:font-size="12pt" style:font-name-asian="Calibri" style:font-size-asian="12pt" style:font-name-complex="Calibri"/>
      </text:list-level-style-number>
      <text:list-level-style-number style:num-format="1" text:display-levels="6" text:style-name="List1Level5" style:num-suffix="." text:level="6">
        <style:list-level-properties text:space-before="3.175cm" text:min-label-width="1.651cm" fo:text-align="start"/>
        <style:text-properties fo:font-style="normal" style:font-style-asian="normal" style:font-name="Calibri" fo:font-size="12pt" style:font-name-asian="Calibri" style:font-size-asian="12pt" style:font-name-complex="Calibri"/>
      </text:list-level-style-number>
      <text:list-level-style-number style:num-format="1" text:display-levels="7" text:style-name="List1Level6" style:num-suffix="." text:level="7">
        <style:list-level-properties text:space-before="3.81cm" text:min-label-width="1.905cm" fo:text-align="start"/>
        <style:text-properties fo:font-style="normal" style:font-style-asian="normal" style:font-name="Calibri" fo:font-size="12pt" style:font-name-asian="Calibri" style:font-size-asian="12pt" style:font-name-complex="Calibri"/>
      </text:list-level-style-number>
      <text:list-level-style-number style:num-format="1" text:display-levels="8" text:style-name="List1Level7" style:num-suffix="." text:level="8">
        <style:list-level-properties text:space-before="4.445cm" text:min-label-width="2.159cm" fo:text-align="start"/>
        <style:text-properties fo:font-style="normal" style:font-style-asian="normal" style:font-name="Calibri" fo:font-size="12pt" style:font-name-asian="Calibri" style:font-size-asian="12pt" style:font-name-complex="Calibri"/>
      </text:list-level-style-number>
      <text:list-level-style-number style:num-format="1" text:display-levels="9" text:style-name="List1Level8" style:num-suffix="." text:level="9">
        <style:list-level-properties text:space-before="5.08cm" text:min-label-width="2.54cm" fo:text-align="start"/>
        <style:text-properties fo:font-style="normal" style:font-style-asian="normal" style:font-name="Calibri" fo:font-size="12pt" style:font-name-asian="Calibri" style:font-size-asian="12pt" style:font-name-complex="Calibri"/>
      </text:list-level-style-number>
    </text:list-style>
    <text:notes-configuration text:note-class="footnote" style:num-format="1" text:start-value="0" text:footnotes-position="page" text:start-numbering-at="document"/>
    <text:notes-configuration text:note-class="endnote" style:num-format="i" text:start-value="0" text:footnotes-position="document" text:start-numbering-at="document"/>
  </office:styles>
  <office:automatic-styles>
    <style:page-layout style:name="pm1">
      <style:page-layout-properties style:print-orientation="portrait" fo:page-width="21.59cm" fo:page-height="27.94cm" fo:padding-top="0cm" fo:margin-top="2.54cm" fo:padding-bottom="0cm" fo:margin-bottom="1.249cm" fo:padding-left="0cm" fo:margin-left="3.175cm" fo:padding-right="0cm" fo:margin-right="3.175cm"/>
      <style:footer-style>
        <style:header-footer-properties fo:min-height="1.291cm" fo:margin-top="1.291cm" style:dynamic-spacing="true"/>
      </style:footer-style>
    </style:page-layout>
    <style:style style:name="P1" style:family="paragraph" style:parent-style-name="Standard" style:master-page-name="MasterPage1">
      <style:paragraph-properties fo:text-align="center"/>
    </style:style>
    <style:style style:name="T1_1" style:family="text"/>
    <style:page-layout style:name="pm2">
      <style:page-layout-properties style:print-orientation="portrait" fo:page-width="21.59cm" fo:page-height="27.94cm" fo:padding-top="0cm" fo:margin-top="2.54cm" fo:padding-bottom="0cm" fo:margin-bottom="1.249cm" fo:padding-left="0cm" fo:margin-left="3.175cm" fo:padding-right="0cm" fo:margin-right="3.175cm"/>
      <style:footer-style>
        <style:header-footer-properties fo:min-height="1.291cm" fo:margin-top="1.291cm" style:dynamic-spacing="true"/>
      </style:footer-style>
    </style:page-layout>
    <style:style style:name="P2" style:family="paragraph" style:parent-style-name="Standard">
      <style:paragraph-properties fo:text-align="center"/>
    </style:style>
    <style:style style:name="T2_1" style:family="text"/>
  </office:automatic-styles>
  <office:master-styles>
    <style:master-page style:name="Standard" style:page-layout-name="pm1">
      <style:footer>
        <text:p text:style-name="P1"><text:span text:style-name="T1_1"><text:page-number text:select-page="current"/></text:span></text:p>
      </style:footer>
    </style:master-page>
    <style:master-page style:name="MasterPage1" style:page-layout-name="pm2">
      <style:footer>
        <text:p text:style-name="P2"><text:span text:style-name="T2_1"><text:page-number text:select-page="current"/></text:span></text:p>
      </style:footer>
    </style:master-page>
  </office:master-styles>
</office:document-styles>
</file>

<file path=meta.xml><?xml version="1.0" encoding="utf-8"?>
<office:document-meta xmlns:office="urn:oasis:names:tc:opendocument:xmlns:office:1.0" xmlns:xlink="http://www.w3.org/1999/xlink" xmlns:ooo="http://openoffice.org/2004/office" xmlns:dc="http://purl.org/dc/elements/1.1/" xmlns:meta="urn:oasis:names:tc:opendocument:xmlns:meta:1.0" office:version="1.1">
  <office:meta>
    <meta:generator>Aspose.Words for Java 13.4.0.0</meta:generator>
    <dc:title/>
    <meta:initial-creator/>
    <dc:creator/>
    <meta:editing-cycles>1</meta:editing-cycles>
    <meta:document-statistic meta:page-count="34" meta:paragraph-count="1" meta:row-count="1" meta:word-count="0" meta:character-count="0" meta:non-whitespace-character-count="0"/>
    <meta:user-defined meta:name="theme">39kqf40cbj06d3rs8075lsj77g</meta:user-defined>
  </office:meta>
</office:document-meta>
</file>